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3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5"/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/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10" style:family="table-cell" style:parent-style-name="Default" style:data-style-name="N1">
      <style:table-cell-properties fo:background-color="#280099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00ae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1">
      <style:table-cell-properties fo:background-color="#00ae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fo:background-color="#28009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fo:background-color="#00ff00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 style:data-style-name="N11">
      <style:table-cell-properties fo:background-color="#00ff00"/>
    </style:style>
    <style:style style:name="ce18" style:family="table-cell" style:parent-style-name="Default" style:data-style-name="N104">
      <style:table-cell-properties fo:background-color="#00ff00"/>
    </style:style>
    <style:style style:name="ce19" style:family="table-cell" style:parent-style-name="Default" style:data-style-name="N117">
      <style:text-properties fo:color="#000000" fo:font-weight="bold" style:font-weight-asian="bold" style:font-weight-complex="bold"/>
    </style:style>
    <style:style style:name="ce20" style:family="table-cell" style:parent-style-name="Default" style:data-style-name="N117"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83caff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0"/>
    <style:style style:name="ce24" style:family="table-cell" style:parent-style-name="Default" style:data-style-name="N2">
      <style:table-cell-properties fo:background-color="#00ff00"/>
    </style:style>
    <style:style style:name="ce25" style:family="table-cell" style:parent-style-name="Default" style:data-style-name="N117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38" table:default-cell-style-name="ce1"/>
        <table:table-row table:style-name="ro1">
          <table:table-cell/>
          <table:table-cell table:style-name="ce2"/>
          <table:table-cell table:style-name="ce4"/>
          <table:table-cell table:style-name="ce6" table:number-columns-repeated="3"/>
          <table:table-cell table:number-columns-repeated="24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5" table:number-rows-spanned="1">
            <text:p>Tabla de mortalidad</text:p>
          </table:table-cell>
          <table:covered-table-cell table:style-name="ce4"/>
          <table:covered-table-cell table:number-columns-repeated="3" table:style-name="ce6"/>
          <table:table-cell table:number-columns-repeated="2"/>
          <table:table-cell table:style-name="ce9" table:formula="oooc:=IF([.J4]+[.J5]&gt;100;&quot;ERROR, la lsuma de la temporalidad y la edad es mayor a 100&quot;;&quot;&quot;)" table:number-columns-spanned="2" table:number-rows-spanned="1">
            <text:p/>
          </table:table-cell>
          <table:covered-table-cell/>
          <table:table-cell table:number-columns-repeated="240"/>
          <table:table-cell table:style-name="Default" table:number-columns-repeated="2"/>
        </table:table-row>
        <table:table-row table:style-name="ro2">
          <table:table-cell/>
          <table:table-cell office:value-type="string">
            <text:p>EDAD</text:p>
          </table:table-cell>
          <table:table-cell office:value-type="string">
            <text:p>qx</text:p>
          </table:table-cell>
          <table:table-cell office:value-type="string">
            <text:p>px</text:p>
          </table:table-cell>
          <table:table-cell office:value-type="string">
            <text:p>lx</text:p>
          </table:table-cell>
          <table:table-cell office:value-type="string">
            <text:p>dx</text:p>
          </table:table-cell>
          <table:table-cell table:number-columns-repeated="2"/>
          <table:table-cell table:style-name="ce10" office:value-type="string" table:number-columns-spanned="2" table:number-rows-spanned="1">
            <text:p>Persona 1</text:p>
          </table:table-cell>
          <table:covered-table-cell table:style-name="ce14"/>
          <table:table-cell table:number-columns-repeated="240"/>
          <table:table-cell table:style-name="Default" table:number-columns-repeated="2"/>
        </table:table-row>
        <table:table-row table:style-name="ro1">
          <table:table-cell table:number-columns-repeated="8"/>
          <table:table-cell office:value-type="string">
            <text:p>Edad (x)</text:p>
          </table:table-cell>
          <table:table-cell table:style-name="ce15" office:value-type="float" office:value="23">
            <text:p>23</text:p>
          </table:table-cell>
          <table:table-cell/>
          <table:table-cell office:value-type="string">
            <text:p>G. Admin</text:p>
          </table:table-cell>
          <table:table-cell table:style-name="ce24" office:value-type="float" office:value="0.23">
            <text:p>0.23</text:p>
          </table:table-cell>
          <table:table-cell table:number-columns-repeated="237"/>
          <table:table-cell table:style-name="Default"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0396">
            <text:p>0.000396</text:p>
          </table:table-cell>
          <table:table-cell table:style-name="ce5" table:formula="oooc:=1-[.C5]" office:value-type="float" office:value="0.999604">
            <text:p>0.999604</text:p>
          </table:table-cell>
          <table:table-cell table:style-name="ce7" office:value-type="float" office:value="10000">
            <text:p>10000.00</text:p>
          </table:table-cell>
          <table:table-cell table:style-name="ce7" table:formula="oooc:=[.E5]*[.C5]" office:value-type="float" office:value="3.96">
            <text:p>3.96</text:p>
          </table:table-cell>
          <table:table-cell/>
          <table:table-cell table:style-name="ce5"/>
          <table:table-cell office:value-type="string">
            <text:p>Temporalidad</text:p>
          </table:table-cell>
          <table:table-cell table:style-name="ce15" table:formula="oooc:=100-[.J4]" office:value-type="float" office:value="77">
            <text:p>77</text:p>
          </table:table-cell>
          <table:table-cell table:style-name="Default"/>
          <table:table-cell office:value-type="string">
            <text:p>G. Adq</text:p>
          </table:table-cell>
          <table:table-cell table:style-name="ce24" office:value-type="float" office:value="0.07">
            <text:p>0.07</text:p>
          </table:table-cell>
          <table:table-cell table:number-columns-repeated="237"/>
          <table:table-cell table:style-name="Default"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0427">
            <text:p>0.000427</text:p>
          </table:table-cell>
          <table:table-cell table:style-name="ce5" table:formula="oooc:=1-[.C6]" office:value-type="float" office:value="0.999573">
            <text:p>0.999573</text:p>
          </table:table-cell>
          <table:table-cell table:style-name="ce7" table:formula="oooc:=[.E5]-[.F5]" office:value-type="float" office:value="9996.04">
            <text:p>9996.04</text:p>
          </table:table-cell>
          <table:table-cell table:style-name="ce7" table:formula="oooc:=[.E6]*[.C6]" office:value-type="float" office:value="4.26830908">
            <text:p>4.27</text:p>
          </table:table-cell>
          <table:table-cell table:number-columns-repeated="2"/>
          <table:table-cell table:style-name="Default" office:value-type="string">
            <text:p>Tiempo de la prima</text:p>
          </table:table-cell>
          <table:table-cell table:style-name="ce16" office:value-type="float" office:value="10">
            <text:p>10</text:p>
          </table:table-cell>
          <table:table-cell/>
          <table:table-cell office:value-type="string">
            <text:p>Utilidad</text:p>
          </table:table-cell>
          <table:table-cell table:style-name="ce24" office:value-type="float" office:value="0.03">
            <text:p>0.03</text:p>
          </table:table-cell>
          <table:table-cell table:number-columns-repeated="237"/>
          <table:table-cell table:style-name="Default"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046">
            <text:p>0.000460</text:p>
          </table:table-cell>
          <table:table-cell table:style-name="ce5" table:formula="oooc:=1-[.C7]" office:value-type="float" office:value="0.99954">
            <text:p>0.999540</text:p>
          </table:table-cell>
          <table:table-cell table:style-name="ce7" table:formula="oooc:=[.E6]-[.F6]" office:value-type="float" office:value="9991.77169092">
            <text:p>9991.77</text:p>
          </table:table-cell>
          <table:table-cell table:style-name="ce7" table:formula="oooc:=[.E7]*[.C7]" office:value-type="float" office:value="4.5962149778232">
            <text:p>4.60</text:p>
          </table:table-cell>
          <table:table-cell table:number-columns-repeated="2"/>
          <table:table-cell office:value-type="string">
            <text:p>Prima</text:p>
          </table:table-cell>
          <table:table-cell table:style-name="ce15" office:value-type="float" office:value="4">
            <text:p>4</text:p>
          </table:table-cell>
          <table:table-cell/>
          <table:table-cell office:value-type="string">
            <text:p>Total</text:p>
          </table:table-cell>
          <table:table-cell table:style-name="ce7" table:formula="oooc:=SUM([.M4:.M6])" office:value-type="float" office:value="0.33">
            <text:p>0.33</text:p>
          </table:table-cell>
          <table:table-cell table:number-columns-repeated="237"/>
          <table:table-cell table:style-name="Default"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0495">
            <text:p>0.000495</text:p>
          </table:table-cell>
          <table:table-cell table:style-name="ce5" table:formula="oooc:=1-[.C8]" office:value-type="float" office:value="0.999505">
            <text:p>0.999505</text:p>
          </table:table-cell>
          <table:table-cell table:style-name="ce7" table:formula="oooc:=[.E7]-[.F7]" office:value-type="float" office:value="9987.17547594218">
            <text:p>9987.18</text:p>
          </table:table-cell>
          <table:table-cell table:style-name="ce7" table:formula="oooc:=[.E8]*[.C8]" office:value-type="float" office:value="4.94365186059138">
            <text:p>4.94</text:p>
          </table:table-cell>
          <table:table-cell/>
          <table:table-cell table:style-name="Default"/>
          <table:table-cell office:value-type="string">
            <text:p>tasa de interes</text:p>
          </table:table-cell>
          <table:table-cell table:style-name="ce17" office:value-type="percentage" office:value="0.035">
            <text:p>3.50%</text:p>
          </table:table-cell>
          <table:table-cell table:style-name="Default"/>
          <table:table-cell table:number-columns-repeated="239"/>
          <table:table-cell table:style-name="Default"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00533">
            <text:p>0.000533</text:p>
          </table:table-cell>
          <table:table-cell table:style-name="ce5" table:formula="oooc:=1-[.C9]" office:value-type="float" office:value="0.999467">
            <text:p>0.999467</text:p>
          </table:table-cell>
          <table:table-cell table:style-name="ce7" table:formula="oooc:=[.E8]-[.F8]" office:value-type="float" office:value="9982.23182408159">
            <text:p>9982.23</text:p>
          </table:table-cell>
          <table:table-cell table:style-name="ce7" table:formula="oooc:=[.E9]*[.C9]" office:value-type="float" office:value="5.32052956223549">
            <text:p>5.32</text:p>
          </table:table-cell>
          <table:table-cell/>
          <table:table-cell table:style-name="Default"/>
          <table:table-cell table:style-name="Default" office:value-type="string">
            <text:p>Suma Asegurada</text:p>
          </table:table-cell>
          <table:table-cell table:style-name="ce18" office:value-type="currency" office:currency="MXN" office:value="1000000">
            <text:p>$1,000,000.00</text:p>
          </table:table-cell>
          <table:table-cell table:style-name="Default"/>
          <table:table-cell table:number-columns-repeated="239"/>
          <table:table-cell table:style-name="Default"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00575">
            <text:p>0.000575</text:p>
          </table:table-cell>
          <table:table-cell table:style-name="ce5" table:formula="oooc:=1-[.C10]" office:value-type="float" office:value="0.999425">
            <text:p>0.999425</text:p>
          </table:table-cell>
          <table:table-cell table:style-name="ce7" table:formula="oooc:=[.E9]-[.F9]" office:value-type="float" office:value="9976.91129451935">
            <text:p>9976.91</text:p>
          </table:table-cell>
          <table:table-cell table:style-name="ce7" table:formula="oooc:=[.E10]*[.C10]" office:value-type="float" office:value="5.73672399434863">
            <text:p>5.74</text:p>
          </table:table-cell>
          <table:table-cell/>
          <table:table-cell table:style-name="Default"/>
          <table:table-cell table:style-name="Default" office:value-type="string">
            <text:p>v</text:p>
          </table:table-cell>
          <table:table-cell table:style-name="Default" table:formula="oooc:=1/(1+[.J8])" office:value-type="float" office:value="0.966183574879227">
            <text:p>0.9662</text:p>
          </table:table-cell>
          <table:table-cell table:style-name="Default" table:number-columns-repeated="6"/>
          <table:table-cell table:number-columns-repeated="236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00619">
            <text:p>0.000619</text:p>
          </table:table-cell>
          <table:table-cell table:style-name="ce5" table:formula="oooc:=1-[.C11]" office:value-type="float" office:value="0.999381">
            <text:p>0.999381</text:p>
          </table:table-cell>
          <table:table-cell table:style-name="ce7" table:formula="oooc:=[.E10]-[.F10]" office:value-type="float" office:value="9971.174570525">
            <text:p>9971.17</text:p>
          </table:table-cell>
          <table:table-cell table:style-name="ce7" table:formula="oooc:=[.E11]*[.C11]" office:value-type="float" office:value="6.17215705915498">
            <text:p>6.17</text:p>
          </table:table-cell>
          <table:table-cell/>
          <table:table-cell table:style-name="Default" table:number-columns-repeated="3"/>
          <table:table-cell table:style-name="Default" office:value-type="string">
            <text:p>Por SumAs</text:p>
          </table:table-cell>
          <table:table-cell table:style-name="Default" table:number-columns-repeated="5"/>
          <table:table-cell table:number-columns-repeated="23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00667">
            <text:p>0.000667</text:p>
          </table:table-cell>
          <table:table-cell table:style-name="ce5" table:formula="oooc:=1-[.C12]" office:value-type="float" office:value="0.999333">
            <text:p>0.999333</text:p>
          </table:table-cell>
          <table:table-cell table:style-name="ce7" table:formula="oooc:=[.E11]-[.F11]" office:value-type="float" office:value="9965.00241346585">
            <text:p>9965.00</text:p>
          </table:table-cell>
          <table:table-cell table:style-name="ce7" table:formula="oooc:=[.E12]*[.C12]" office:value-type="float" office:value="6.64665660978172">
            <text:p>6.65</text:p>
          </table:table-cell>
          <table:table-cell/>
          <table:table-cell table:style-name="ce8"/>
          <table:table-cell table:style-name="ce11" office:value-type="string">
            <text:p>Seguro</text:p>
          </table:table-cell>
          <table:table-cell table:style-name="ce19" table:formula="oooc:=SUM([.N19:.N96])" office:value-type="float" office:value="0.187138243563376">
            <text:p>0.1871</text:p>
          </table:table-cell>
          <table:table-cell table:style-name="ce22" table:formula="oooc:=[.J12]*[.$J$9]" office:value-type="currency" office:currency="MXN" office:value="187138.243563376">
            <text:p>$187,138.24</text:p>
          </table:table-cell>
          <table:table-cell table:style-name="Default" table:number-columns-repeated="5"/>
          <table:table-cell table:number-columns-repeated="23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0718">
            <text:p>0.000718</text:p>
          </table:table-cell>
          <table:table-cell table:style-name="ce5" table:formula="oooc:=1-[.C13]" office:value-type="float" office:value="0.999282">
            <text:p>0.999282</text:p>
          </table:table-cell>
          <table:table-cell table:style-name="ce7" table:formula="oooc:=[.E12]-[.F12]" office:value-type="float" office:value="9958.35575685607">
            <text:p>9958.36</text:p>
          </table:table-cell>
          <table:table-cell table:style-name="ce7" table:formula="oooc:=[.E13]*[.C13]" office:value-type="float" office:value="7.15009943342266">
            <text:p>7.15</text:p>
          </table:table-cell>
          <table:table-cell/>
          <table:table-cell table:style-name="ce8"/>
          <table:table-cell table:style-name="ce11" office:value-type="string">
            <text:p>Anualidad</text:p>
          </table:table-cell>
          <table:table-cell table:style-name="ce20" table:formula="oooc:=SUM([.P20:.P96])+ (([.J7]+1)/(2*[.J7]))*(1-VLOOKUP([.J6];datos;5)*VLOOKUP([.J6];datos;7))" office:value-type="float" office:value="8.45529368057857">
            <text:p>8.4553</text:p>
          </table:table-cell>
          <table:table-cell table:style-name="ce23"/>
          <table:table-cell table:style-name="Default" table:number-columns-repeated="5"/>
          <table:table-cell table:number-columns-repeated="236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00773">
            <text:p>0.000773</text:p>
          </table:table-cell>
          <table:table-cell table:style-name="ce5" table:formula="oooc:=1-[.C14]" office:value-type="float" office:value="0.999227">
            <text:p>0.999227</text:p>
          </table:table-cell>
          <table:table-cell table:style-name="ce7" table:formula="oooc:=[.E13]-[.F13]" office:value-type="float" office:value="9951.20565742264">
            <text:p>9951.21</text:p>
          </table:table-cell>
          <table:table-cell table:style-name="ce7" table:formula="oooc:=[.E14]*[.C14]" office:value-type="float" office:value="7.6922819731877">
            <text:p>7.69</text:p>
          </table:table-cell>
          <table:table-cell/>
          <table:table-cell table:style-name="ce8"/>
          <table:table-cell table:style-name="ce11" office:value-type="string">
            <text:p>P real m-esimos</text:p>
          </table:table-cell>
          <table:table-cell table:style-name="ce20" table:formula="oooc:=[.J12]/[.J13]" office:value-type="float" office:value="0.0221326722208625">
            <text:p>0.0221</text:p>
          </table:table-cell>
          <table:table-cell table:style-name="ce22"/>
          <table:table-cell table:style-name="Default"/>
          <table:table-cell table:style-name="ce25"/>
          <table:table-cell table:style-name="Default" table:number-columns-repeated="3"/>
          <table:table-cell table:number-columns-repeated="23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00833">
            <text:p>0.000833</text:p>
          </table:table-cell>
          <table:table-cell table:style-name="ce5" table:formula="oooc:=1-[.C15]" office:value-type="float" office:value="0.999167">
            <text:p>0.999167</text:p>
          </table:table-cell>
          <table:table-cell table:style-name="ce7" table:formula="oooc:=[.E14]-[.F14]" office:value-type="float" office:value="9943.51337544946">
            <text:p>9943.51</text:p>
          </table:table-cell>
          <table:table-cell table:style-name="ce7" table:formula="oooc:=[.E15]*[.C15]" office:value-type="float" office:value="8.2829466417494">
            <text:p>8.28</text:p>
          </table:table-cell>
          <table:table-cell/>
          <table:table-cell table:style-name="ce8"/>
          <table:table-cell table:style-name="ce11" office:value-type="string">
            <text:p>P Tarifa</text:p>
          </table:table-cell>
          <table:table-cell table:style-name="ce20" table:formula="oooc:=[.J14]/(1-[.M7])" office:value-type="float" office:value="0.0330338391356157">
            <text:p>0.0330</text:p>
          </table:table-cell>
          <table:table-cell table:style-name="ce22" table:formula="oooc:=[.J15]*[.$J$9]" office:value-type="currency" office:currency="MXN" office:value="33033.8391356157">
            <text:p>$33,033.84</text:p>
          </table:table-cell>
          <table:table-cell table:style-name="Default" table:number-columns-repeated="5"/>
          <table:table-cell table:number-columns-repeated="23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00897">
            <text:p>0.000897</text:p>
          </table:table-cell>
          <table:table-cell table:style-name="ce5" table:formula="oooc:=1-[.C16]" office:value-type="float" office:value="0.999103">
            <text:p>0.999103</text:p>
          </table:table-cell>
          <table:table-cell table:style-name="ce7" table:formula="oooc:=[.E15]-[.F15]" office:value-type="float" office:value="9935.23042880771">
            <text:p>9935.23</text:p>
          </table:table-cell>
          <table:table-cell table:style-name="ce7" table:formula="oooc:=[.E16]*[.C16]" office:value-type="float" office:value="8.91190169464051">
            <text:p>8.91</text:p>
          </table:table-cell>
          <table:table-cell/>
          <table:table-cell table:style-name="ce8"/>
          <table:table-cell table:style-name="Default" table:number-columns-repeated="8"/>
          <table:table-cell table:number-columns-repeated="23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000966">
            <text:p>0.000966</text:p>
          </table:table-cell>
          <table:table-cell table:style-name="ce5" table:formula="oooc:=1-[.C17]" office:value-type="float" office:value="0.999034">
            <text:p>0.999034</text:p>
          </table:table-cell>
          <table:table-cell table:style-name="ce7" table:formula="oooc:=[.E16]-[.F16]" office:value-type="float" office:value="9926.31852711307">
            <text:p>9926.32</text:p>
          </table:table-cell>
          <table:table-cell table:style-name="ce7" table:formula="oooc:=[.E17]*[.C17]" office:value-type="float" office:value="9.58882369719122">
            <text:p>9.59</text:p>
          </table:table-cell>
          <table:table-cell/>
          <table:table-cell table:style-name="ce8"/>
          <table:table-cell table:style-name="Default" table:number-columns-repeated="5"/>
          <table:table-cell table:style-name="ce26" office:value-type="string">
            <text:p>SEGURO</text:p>
          </table:table-cell>
          <table:table-cell table:style-name="ce28" office:value-type="string" table:number-columns-spanned="2" table:number-rows-spanned="1">
            <text:p>ANUALIDAD</text:p>
          </table:table-cell>
          <table:covered-table-cell table:style-name="ce26"/>
          <table:table-cell table:number-columns-repeated="236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float" office:value="0.001041">
            <text:p>0.001041</text:p>
          </table:table-cell>
          <table:table-cell table:style-name="ce5" table:formula="oooc:=1-[.C18]" office:value-type="float" office:value="0.998959">
            <text:p>0.998959</text:p>
          </table:table-cell>
          <table:table-cell table:style-name="ce7" table:formula="oooc:=[.E17]-[.F17]" office:value-type="float" office:value="9916.72970341588">
            <text:p>9916.73</text:p>
          </table:table-cell>
          <table:table-cell table:style-name="ce7" table:formula="oooc:=[.E18]*[.C18]" office:value-type="float" office:value="10.3233156212559">
            <text:p>10.32</text:p>
          </table:table-cell>
          <table:table-cell/>
          <table:table-cell table:style-name="ce8"/>
          <table:table-cell table:style-name="ce12" office:value-type="string">
            <text:p>t</text:p>
          </table:table-cell>
          <table:table-cell table:style-name="ce21" office:value-type="string">
            <text:p>Edad</text:p>
          </table:table-cell>
          <table:table-cell table:style-name="ce21" office:value-type="string">
            <text:p>v^t + 1</text:p>
          </table:table-cell>
          <table:table-cell table:style-name="ce21" office:value-type="string">
            <text:p>q x+t</text:p>
          </table:table-cell>
          <table:table-cell table:style-name="ce21" office:value-type="string">
            <text:p>tpx</text:p>
          </table:table-cell>
          <table:table-cell table:style-name="ce27" office:value-type="string">
            <text:p>v^t * q x+t * tpx</text:p>
          </table:table-cell>
          <table:table-cell table:style-name="ce27" office:value-type="string">
            <text:p>v^t</text:p>
          </table:table-cell>
          <table:table-cell table:style-name="ce27" office:value-type="string">
            <text:p>v^t * tPx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0.001121">
            <text:p>0.001121</text:p>
          </table:table-cell>
          <table:table-cell table:style-name="ce5" table:formula="oooc:=1-[.C19]" office:value-type="float" office:value="0.998879">
            <text:p>0.998879</text:p>
          </table:table-cell>
          <table:table-cell table:style-name="ce7" table:formula="oooc:=[.E18]-[.F18]" office:value-type="float" office:value="9906.40638779462">
            <text:p>9906.41</text:p>
          </table:table-cell>
          <table:table-cell table:style-name="ce7" table:formula="oooc:=[.E19]*[.C19]" office:value-type="float" office:value="11.1050815607178">
            <text:p>11.11</text:p>
          </table:table-cell>
          <table:table-cell/>
          <table:table-cell table:style-name="ce8"/>
          <table:table-cell table:style-name="ce13" office:value-type="float" office:value="0">
            <text:p>0</text:p>
          </table:table-cell>
          <table:table-cell table:style-name="ce3" table:formula="oooc:=[.J4]" office:value-type="float" office:value="23">
            <text:p>23</text:p>
          </table:table-cell>
          <table:table-cell table:style-name="ce5" table:formula="oooc:=[.$J$10]^([.I19] + 1)" office:value-type="float" office:value="0.966183574879227">
            <text:p>0.966184</text:p>
          </table:table-cell>
          <table:table-cell table:style-name="ce5" table:formula="oooc:=VLOOKUP([.J19];tablamortalidad;2)" office:value-type="float" office:value="0.000897">
            <text:p>0.000897</text:p>
          </table:table-cell>
          <table:table-cell table:style-name="ce5" table:formula="oooc:=VLOOKUP([.J19];tablamortalidad;4)/VLOOKUP([.$J$4];tablamortalidad;4)" office:value-type="float" office:value="1">
            <text:p>1.000000</text:p>
          </table:table-cell>
          <table:table-cell table:style-name="ce5" table:formula="oooc:=PRODUCT([.K19:.M19])" office:value-type="float" office:value="0.000866666666666667">
            <text:p>0.000867</text:p>
          </table:table-cell>
          <table:table-cell table:style-name="ce5" table:formula="oooc:=[.$J$10]^[.I19]" office:value-type="float" office:value="1">
            <text:p>1.000000</text:p>
          </table:table-cell>
          <table:table-cell table:style-name="ce5" table:formula="oooc:=IF([.I19]&lt;=[.$J$6];[.O19]*[.M19])" office:value-type="float" office:value="1">
            <text:p>1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.001207">
            <text:p>0.001207</text:p>
          </table:table-cell>
          <table:table-cell table:style-name="ce5" table:formula="oooc:=1-[.C20]" office:value-type="float" office:value="0.998793">
            <text:p>0.998793</text:p>
          </table:table-cell>
          <table:table-cell table:style-name="ce7" table:formula="oooc:=[.E19]-[.F19]" office:value-type="float" office:value="9895.3013062339">
            <text:p>9895.30</text:p>
          </table:table-cell>
          <table:table-cell table:style-name="ce7" table:formula="oooc:=[.E20]*[.C20]" office:value-type="float" office:value="11.9436286766243">
            <text:p>11.94</text:p>
          </table:table-cell>
          <table:table-cell/>
          <table:table-cell table:style-name="ce8"/>
          <table:table-cell table:style-name="ce13" office:value-type="float" office:value="1">
            <text:p>1</text:p>
          </table:table-cell>
          <table:table-cell table:style-name="ce3" table:formula="oooc:=IF([.J4]+[.J5100];IF([.$J$4]+[.I20]&gt;[.$J$4]+[.$J$5];0;[.J19]+1))" office:value-type="float" office:value="24">
            <text:p>24</text:p>
          </table:table-cell>
          <table:table-cell table:style-name="ce5" table:formula="oooc:=[.$J$10]^([.I20] + 1)" office:value-type="float" office:value="0.933510700366403">
            <text:p>0.933511</text:p>
          </table:table-cell>
          <table:table-cell table:style-name="ce5" table:formula="oooc:=VLOOKUP([.J20];tablamortalidad;2)" office:value-type="float" office:value="0.000966">
            <text:p>0.000966</text:p>
          </table:table-cell>
          <table:table-cell table:style-name="ce5" table:formula="oooc:=VLOOKUP([.J20];tablamortalidad;4)/VLOOKUP([.$J$4];tablamortalidad;4)" office:value-type="float" office:value="0.999103">
            <text:p>0.999103</text:p>
          </table:table-cell>
          <table:table-cell table:style-name="ce5" table:formula="oooc:=PRODUCT([.K20:.M20])" office:value-type="float" office:value="0.000900962447665056">
            <text:p>0.000901</text:p>
          </table:table-cell>
          <table:table-cell table:style-name="ce5" table:formula="oooc:=[.$J$10]^[.I20]" office:value-type="float" office:value="0.966183574879227">
            <text:p>0.966184</text:p>
          </table:table-cell>
          <table:table-cell table:style-name="ce5" table:formula="oooc:=IF([.I20]&lt;=[.$J$6];[.O20]*[.M20])" office:value-type="float" office:value="0.96531690821256">
            <text:p>0.965317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.0013">
            <text:p>0.001300</text:p>
          </table:table-cell>
          <table:table-cell table:style-name="ce5" table:formula="oooc:=1-[.C21]" office:value-type="float" office:value="0.9987">
            <text:p>0.998700</text:p>
          </table:table-cell>
          <table:table-cell table:style-name="ce7" table:formula="oooc:=[.E20]-[.F20]" office:value-type="float" office:value="9883.35767755728">
            <text:p>9883.36</text:p>
          </table:table-cell>
          <table:table-cell table:style-name="ce7" table:formula="oooc:=[.E21]*[.C21]" office:value-type="float" office:value="12.8483649808245">
            <text:p>12.85</text:p>
          </table:table-cell>
          <table:table-cell/>
          <table:table-cell table:style-name="ce8"/>
          <table:table-cell table:style-name="ce13" office:value-type="float" office:value="2">
            <text:p>2</text:p>
          </table:table-cell>
          <table:table-cell table:style-name="ce3" table:formula="oooc:=IF([.$J$4]+[.I21]&gt;[.$J$4]+[.$J$5];0;[.J20]+1)" office:value-type="float" office:value="25">
            <text:p>25</text:p>
          </table:table-cell>
          <table:table-cell table:style-name="ce5" table:formula="oooc:=[.$J$10]^([.I21] + 1)" office:value-type="float" office:value="0.901942705668022">
            <text:p>0.901943</text:p>
          </table:table-cell>
          <table:table-cell table:style-name="ce5" table:formula="oooc:=VLOOKUP([.J21];tablamortalidad;2)" office:value-type="float" office:value="0.001041">
            <text:p>0.001041</text:p>
          </table:table-cell>
          <table:table-cell table:style-name="ce5" table:formula="oooc:=VLOOKUP([.J21];tablamortalidad;4)/VLOOKUP([.$J$4];tablamortalidad;4)" office:value-type="float" office:value="0.998137866502">
            <text:p>0.998138</text:p>
          </table:table-cell>
          <table:table-cell table:style-name="ce5" table:formula="oooc:=PRODUCT([.K21:.M21])" office:value-type="float" office:value="0.000937173957828164">
            <text:p>0.000937</text:p>
          </table:table-cell>
          <table:table-cell table:style-name="ce5" table:formula="oooc:=[.$J$10]^[.I21]" office:value-type="float" office:value="0.933510700366403">
            <text:p>0.933511</text:p>
          </table:table-cell>
          <table:table-cell table:style-name="ce5" table:formula="oooc:=IF([.I21]&lt;=[.$J$6];[.O21]*[.M21])" office:value-type="float" office:value="0.931772378820509">
            <text:p>0.931772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0.0014">
            <text:p>0.001400</text:p>
          </table:table-cell>
          <table:table-cell table:style-name="ce5" table:formula="oooc:=1-[.C22]" office:value-type="float" office:value="0.9986">
            <text:p>0.998600</text:p>
          </table:table-cell>
          <table:table-cell table:style-name="ce7" table:formula="oooc:=[.E21]-[.F21]" office:value-type="float" office:value="9870.50931257645">
            <text:p>9870.51</text:p>
          </table:table-cell>
          <table:table-cell table:style-name="ce7" table:formula="oooc:=[.E22]*[.C22]" office:value-type="float" office:value="13.818713037607">
            <text:p>13.82</text:p>
          </table:table-cell>
          <table:table-cell/>
          <table:table-cell table:style-name="ce8"/>
          <table:table-cell table:style-name="ce13" office:value-type="float" office:value="3">
            <text:p>3</text:p>
          </table:table-cell>
          <table:table-cell table:style-name="ce3" table:formula="oooc:=IF([.$J$4]+[.I22]&gt;[.$J$4]+[.$J$5];0;[.J21]+1)" office:value-type="float" office:value="26">
            <text:p>26</text:p>
          </table:table-cell>
          <table:table-cell table:style-name="ce5" table:formula="oooc:=[.$J$10]^([.I22] + 1)" office:value-type="float" office:value="0.871442227698572">
            <text:p>0.871442</text:p>
          </table:table-cell>
          <table:table-cell table:style-name="ce5" table:formula="oooc:=VLOOKUP([.J22];tablamortalidad;2)" office:value-type="float" office:value="0.001121">
            <text:p>0.001121</text:p>
          </table:table-cell>
          <table:table-cell table:style-name="ce5" table:formula="oooc:=VLOOKUP([.J22];tablamortalidad;4)/VLOOKUP([.$J$4];tablamortalidad;4)" office:value-type="float" office:value="0.997098804982971">
            <text:p>0.997099</text:p>
          </table:table-cell>
          <table:table-cell table:style-name="ce5" table:formula="oooc:=PRODUCT([.K22:.M22])" office:value-type="float" office:value="0.000974052598315788">
            <text:p>0.000974</text:p>
          </table:table-cell>
          <table:table-cell table:style-name="ce5" table:formula="oooc:=[.$J$10]^[.I22]" office:value-type="float" office:value="0.901942705668022">
            <text:p>0.901943</text:p>
          </table:table-cell>
          <table:table-cell table:style-name="ce5" table:formula="oooc:=IF([.I22]&lt;=[.$J$6];[.O22]*[.M22])" office:value-type="float" office:value="0.899325993984693">
            <text:p>0.899326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001508">
            <text:p>0.001508</text:p>
          </table:table-cell>
          <table:table-cell table:style-name="ce5" table:formula="oooc:=1-[.C23]" office:value-type="float" office:value="0.998492">
            <text:p>0.998492</text:p>
          </table:table-cell>
          <table:table-cell table:style-name="ce7" table:formula="oooc:=[.E22]-[.F22]" office:value-type="float" office:value="9856.69059953885">
            <text:p>9856.69</text:p>
          </table:table-cell>
          <table:table-cell table:style-name="ce7" table:formula="oooc:=[.E23]*[.C23]" office:value-type="float" office:value="14.8638894241046">
            <text:p>14.86</text:p>
          </table:table-cell>
          <table:table-cell/>
          <table:table-cell table:style-name="ce8"/>
          <table:table-cell table:style-name="ce13" office:value-type="float" office:value="4">
            <text:p>4</text:p>
          </table:table-cell>
          <table:table-cell table:style-name="ce3" table:formula="oooc:=IF([.$J$4]+[.I23]&gt;[.$J$4]+[.$J$5];0;[.J22]+1)" office:value-type="float" office:value="27">
            <text:p>27</text:p>
          </table:table-cell>
          <table:table-cell table:style-name="ce5" table:formula="oooc:=[.$J$10]^([.I23] + 1)" office:value-type="float" office:value="0.841973166858524">
            <text:p>0.841973</text:p>
          </table:table-cell>
          <table:table-cell table:style-name="ce5" table:formula="oooc:=VLOOKUP([.J23];tablamortalidad;2)" office:value-type="float" office:value="0.001207">
            <text:p>0.001207</text:p>
          </table:table-cell>
          <table:table-cell table:style-name="ce5" table:formula="oooc:=VLOOKUP([.J23];tablamortalidad;4)/VLOOKUP([.$J$4];tablamortalidad;4)" office:value-type="float" office:value="0.995981057222586">
            <text:p>0.995981</text:p>
          </table:table-cell>
          <table:table-cell table:style-name="ce5" table:formula="oooc:=PRODUCT([.K23:.M23])" office:value-type="float" office:value="0.00101217731513113">
            <text:p>0.001012</text:p>
          </table:table-cell>
          <table:table-cell table:style-name="ce5" table:formula="oooc:=[.$J$10]^[.I23]" office:value-type="float" office:value="0.871442227698572">
            <text:p>0.871442</text:p>
          </table:table-cell>
          <table:table-cell table:style-name="ce5" table:formula="oooc:=IF([.I23]&lt;=[.$J$6];[.O23]*[.M23])" office:value-type="float" office:value="0.867939951251629">
            <text:p>0.86794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0.001624">
            <text:p>0.001624</text:p>
          </table:table-cell>
          <table:table-cell table:style-name="ce5" table:formula="oooc:=1-[.C24]" office:value-type="float" office:value="0.998376">
            <text:p>0.998376</text:p>
          </table:table-cell>
          <table:table-cell table:style-name="ce7" table:formula="oooc:=[.E23]-[.F23]" office:value-type="float" office:value="9841.82671011474">
            <text:p>9841.83</text:p>
          </table:table-cell>
          <table:table-cell table:style-name="ce7" table:formula="oooc:=[.E24]*[.C24]" office:value-type="float" office:value="15.9831265772263">
            <text:p>15.98</text:p>
          </table:table-cell>
          <table:table-cell/>
          <table:table-cell table:style-name="ce8"/>
          <table:table-cell table:style-name="ce13" office:value-type="float" office:value="5">
            <text:p>5</text:p>
          </table:table-cell>
          <table:table-cell table:style-name="ce3" table:formula="oooc:=IF([.$J$4]+[.I24]&gt;[.$J$4]+[.$J$5];0;[.J23]+1)" office:value-type="float" office:value="28">
            <text:p>28</text:p>
          </table:table-cell>
          <table:table-cell table:style-name="ce5" table:formula="oooc:=[.$J$10]^([.I24] + 1)" office:value-type="float" office:value="0.813500644307753">
            <text:p>0.813501</text:p>
          </table:table-cell>
          <table:table-cell table:style-name="ce5" table:formula="oooc:=VLOOKUP([.J24];tablamortalidad;2)" office:value-type="float" office:value="0.0013">
            <text:p>0.001300</text:p>
          </table:table-cell>
          <table:table-cell table:style-name="ce5" table:formula="oooc:=VLOOKUP([.J24];tablamortalidad;4)/VLOOKUP([.$J$4];tablamortalidad;4)" office:value-type="float" office:value="0.994778908086518">
            <text:p>0.994779</text:p>
          </table:table-cell>
          <table:table-cell table:style-name="ce5" table:formula="oooc:=PRODUCT([.K24:.M24])" office:value-type="float" office:value="0.00105202926747379">
            <text:p>0.001052</text:p>
          </table:table-cell>
          <table:table-cell table:style-name="ce5" table:formula="oooc:=[.$J$10]^[.I24]" office:value-type="float" office:value="0.841973166858524">
            <text:p>0.841973</text:p>
          </table:table-cell>
          <table:table-cell table:style-name="ce5" table:formula="oooc:=IF([.I24]&lt;=[.$J$6];[.O24]*[.M24])" office:value-type="float" office:value="0.83757714756567">
            <text:p>0.837577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01749">
            <text:p>0.001749</text:p>
          </table:table-cell>
          <table:table-cell table:style-name="ce5" table:formula="oooc:=1-[.C25]" office:value-type="float" office:value="0.998251">
            <text:p>0.998251</text:p>
          </table:table-cell>
          <table:table-cell table:style-name="ce7" table:formula="oooc:=[.E24]-[.F24]" office:value-type="float" office:value="9825.84358353751">
            <text:p>9825.84</text:p>
          </table:table-cell>
          <table:table-cell table:style-name="ce7" table:formula="oooc:=[.E25]*[.C25]" office:value-type="float" office:value="17.1854004276071">
            <text:p>17.19</text:p>
          </table:table-cell>
          <table:table-cell/>
          <table:table-cell table:style-name="ce8"/>
          <table:table-cell table:style-name="ce13" office:value-type="float" office:value="6">
            <text:p>6</text:p>
          </table:table-cell>
          <table:table-cell table:style-name="ce3" table:formula="oooc:=IF([.$J$4]+[.I25]&gt;[.$J$4]+[.$J$5];0;[.J24]+1)" office:value-type="float" office:value="29">
            <text:p>29</text:p>
          </table:table-cell>
          <table:table-cell table:style-name="ce5" table:formula="oooc:=[.$J$10]^([.I25] + 1)" office:value-type="float" office:value="0.785990960683819">
            <text:p>0.785991</text:p>
          </table:table-cell>
          <table:table-cell table:style-name="ce5" table:formula="oooc:=VLOOKUP([.J25];tablamortalidad;2)" office:value-type="float" office:value="0.0014">
            <text:p>0.001400</text:p>
          </table:table-cell>
          <table:table-cell table:style-name="ce5" table:formula="oooc:=VLOOKUP([.J25];tablamortalidad;4)/VLOOKUP([.$J$4];tablamortalidad;4)" office:value-type="float" office:value="0.993485695506005">
            <text:p>0.993486</text:p>
          </table:table-cell>
          <table:table-cell table:style-name="ce5" table:formula="oooc:=PRODUCT([.K25:.M25])" office:value-type="float" office:value="0.00109321908673096">
            <text:p>0.001093</text:p>
          </table:table-cell>
          <table:table-cell table:style-name="ce5" table:formula="oooc:=[.$J$10]^[.I25]" office:value-type="float" office:value="0.813500644307753">
            <text:p>0.813501</text:p>
          </table:table-cell>
          <table:table-cell table:style-name="ce5" table:formula="oooc:=IF([.I25]&lt;=[.$J$6];[.O25]*[.M25])" office:value-type="float" office:value="0.808201253404671">
            <text:p>0.808201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.001884">
            <text:p>0.001884</text:p>
          </table:table-cell>
          <table:table-cell table:style-name="ce5" table:formula="oooc:=1-[.C26]" office:value-type="float" office:value="0.998116">
            <text:p>0.998116</text:p>
          </table:table-cell>
          <table:table-cell table:style-name="ce7" table:formula="oooc:=[.E25]-[.F25]" office:value-type="float" office:value="9808.65818310991">
            <text:p>9808.66</text:p>
          </table:table-cell>
          <table:table-cell table:style-name="ce7" table:formula="oooc:=[.E26]*[.C26]" office:value-type="float" office:value="18.4795120169791">
            <text:p>18.48</text:p>
          </table:table-cell>
          <table:table-cell/>
          <table:table-cell table:style-name="ce8"/>
          <table:table-cell table:style-name="ce13" office:value-type="float" office:value="7">
            <text:p>7</text:p>
          </table:table-cell>
          <table:table-cell table:style-name="ce3" table:formula="oooc:=IF([.$J$4]+[.I26]&gt;[.$J$4]+[.$J$5];0;[.J25]+1)" office:value-type="float" office:value="30">
            <text:p>30</text:p>
          </table:table-cell>
          <table:table-cell table:style-name="ce5" table:formula="oooc:=[.$J$10]^([.I26] + 1)" office:value-type="float" office:value="0.759411556216251">
            <text:p>0.759412</text:p>
          </table:table-cell>
          <table:table-cell table:style-name="ce5" table:formula="oooc:=VLOOKUP([.J26];tablamortalidad;2)" office:value-type="float" office:value="0.001508">
            <text:p>0.001508</text:p>
          </table:table-cell>
          <table:table-cell table:style-name="ce5" table:formula="oooc:=VLOOKUP([.J26];tablamortalidad;4)/VLOOKUP([.$J$4];tablamortalidad;4)" office:value-type="float" office:value="0.992094815532297">
            <text:p>0.992095</text:p>
          </table:table-cell>
          <table:table-cell table:style-name="ce5" table:formula="oooc:=PRODUCT([.K26:.M26])" office:value-type="float" office:value="0.0011361396678084">
            <text:p>0.001136</text:p>
          </table:table-cell>
          <table:table-cell table:style-name="ce5" table:formula="oooc:=[.$J$10]^[.I26]" office:value-type="float" office:value="0.785990960683819">
            <text:p>0.785991</text:p>
          </table:table-cell>
          <table:table-cell table:style-name="ce5" table:formula="oooc:=IF([.I26]&lt;=[.$J$6];[.O26]*[.M26])" office:value-type="float" office:value="0.779777557149667">
            <text:p>0.779778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0.002029">
            <text:p>0.002029</text:p>
          </table:table-cell>
          <table:table-cell table:style-name="ce5" table:formula="oooc:=1-[.C27]" office:value-type="float" office:value="0.997971">
            <text:p>0.997971</text:p>
          </table:table-cell>
          <table:table-cell table:style-name="ce7" table:formula="oooc:=[.E26]-[.F26]" office:value-type="float" office:value="9790.17867109293">
            <text:p>9790.18</text:p>
          </table:table-cell>
          <table:table-cell table:style-name="ce7" table:formula="oooc:=[.E27]*[.C27]" office:value-type="float" office:value="19.8642725236476">
            <text:p>19.86</text:p>
          </table:table-cell>
          <table:table-cell/>
          <table:table-cell table:style-name="ce8"/>
          <table:table-cell table:style-name="ce13" office:value-type="float" office:value="8">
            <text:p>8</text:p>
          </table:table-cell>
          <table:table-cell table:style-name="ce3" table:formula="oooc:=IF([.$J$4]+[.I27]&gt;[.$J$4]+[.$J$5];0;[.J26]+1)" office:value-type="float" office:value="31">
            <text:p>31</text:p>
          </table:table-cell>
          <table:table-cell table:style-name="ce5" table:formula="oooc:=[.$J$10]^([.I27] + 1)" office:value-type="float" office:value="0.733730972189614">
            <text:p>0.733731</text:p>
          </table:table-cell>
          <table:table-cell table:style-name="ce5" table:formula="oooc:=VLOOKUP([.J27];tablamortalidad;2)" office:value-type="float" office:value="0.001624">
            <text:p>0.001624</text:p>
          </table:table-cell>
          <table:table-cell table:style-name="ce5" table:formula="oooc:=VLOOKUP([.J27];tablamortalidad;4)/VLOOKUP([.$J$4];tablamortalidad;4)" office:value-type="float" office:value="0.990598736550474">
            <text:p>0.990599</text:p>
          </table:table-cell>
          <table:table-cell table:style-name="ce5" table:formula="oooc:=PRODUCT([.K27:.M27])" office:value-type="float" office:value="0.00118037674980683">
            <text:p>0.001180</text:p>
          </table:table-cell>
          <table:table-cell table:style-name="ce5" table:formula="oooc:=[.$J$10]^[.I27]" office:value-type="float" office:value="0.759411556216251">
            <text:p>0.759412</text:p>
          </table:table-cell>
          <table:table-cell table:style-name="ce5" table:formula="oooc:=IF([.I27]&lt;=[.$J$6];[.O27]*[.M27])" office:value-type="float" office:value="0.752272128109647">
            <text:p>0.752272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.002186">
            <text:p>0.002186</text:p>
          </table:table-cell>
          <table:table-cell table:style-name="ce5" table:formula="oooc:=1-[.C28]" office:value-type="float" office:value="0.997814">
            <text:p>0.997814</text:p>
          </table:table-cell>
          <table:table-cell table:style-name="ce7" table:formula="oooc:=[.E27]-[.F27]" office:value-type="float" office:value="9770.31439856928">
            <text:p>9770.31</text:p>
          </table:table-cell>
          <table:table-cell table:style-name="ce7" table:formula="oooc:=[.E28]*[.C28]" office:value-type="float" office:value="21.3579072752725">
            <text:p>21.36</text:p>
          </table:table-cell>
          <table:table-cell/>
          <table:table-cell table:style-name="ce8"/>
          <table:table-cell table:style-name="ce13" office:value-type="float" office:value="9">
            <text:p>9</text:p>
          </table:table-cell>
          <table:table-cell table:style-name="ce3" table:formula="oooc:=IF([.$J$4]+[.I28]&gt;[.$J$4]+[.$J$5];0;[.J27]+1)" office:value-type="float" office:value="32">
            <text:p>32</text:p>
          </table:table-cell>
          <table:table-cell table:style-name="ce5" table:formula="oooc:=[.$J$10]^([.I28] + 1)" office:value-type="float" office:value="0.708918813709772">
            <text:p>0.708919</text:p>
          </table:table-cell>
          <table:table-cell table:style-name="ce5" table:formula="oooc:=VLOOKUP([.J28];tablamortalidad;2)" office:value-type="float" office:value="0.001749">
            <text:p>0.001749</text:p>
          </table:table-cell>
          <table:table-cell table:style-name="ce5" table:formula="oooc:=VLOOKUP([.J28];tablamortalidad;4)/VLOOKUP([.$J$4];tablamortalidad;4)" office:value-type="float" office:value="0.988990004202316">
            <text:p>0.988990</text:p>
          </table:table-cell>
          <table:table-cell table:style-name="ce5" table:formula="oooc:=PRODUCT([.K28:.M28])" office:value-type="float" office:value="0.00122624772234183">
            <text:p>0.001226</text:p>
          </table:table-cell>
          <table:table-cell table:style-name="ce5" table:formula="oooc:=[.$J$10]^[.I28]" office:value-type="float" office:value="0.733730972189614">
            <text:p>0.733731</text:p>
          </table:table-cell>
          <table:table-cell table:style-name="ce5" table:formula="oooc:=IF([.I28]&lt;=[.$J$6];[.O28]*[.M28])" office:value-type="float" office:value="0.725652597269176">
            <text:p>0.725653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0.002354">
            <text:p>0.002354</text:p>
          </table:table-cell>
          <table:table-cell table:style-name="ce5" table:formula="oooc:=1-[.C29]" office:value-type="float" office:value="0.997646">
            <text:p>0.997646</text:p>
          </table:table-cell>
          <table:table-cell table:style-name="ce7" table:formula="oooc:=[.E28]-[.F28]" office:value-type="float" office:value="9748.95649129401">
            <text:p>9748.96</text:p>
          </table:table-cell>
          <table:table-cell table:style-name="ce7" table:formula="oooc:=[.E29]*[.C29]" office:value-type="float" office:value="22.9490435805061">
            <text:p>22.95</text:p>
          </table:table-cell>
          <table:table-cell/>
          <table:table-cell table:style-name="ce8"/>
          <table:table-cell table:style-name="ce13" office:value-type="float" office:value="10">
            <text:p>10</text:p>
          </table:table-cell>
          <table:table-cell table:style-name="ce3" table:formula="oooc:=IF([.$J$4]+[.I29]&gt;[.$J$4]+[.$J$5];0;[.J28]+1)" office:value-type="float" office:value="33">
            <text:p>33</text:p>
          </table:table-cell>
          <table:table-cell table:style-name="ce5" table:formula="oooc:=[.$J$10]^([.I29] + 1)" office:value-type="float" office:value="0.684945713729249">
            <text:p>0.684946</text:p>
          </table:table-cell>
          <table:table-cell table:style-name="ce5" table:formula="oooc:=VLOOKUP([.J29];tablamortalidad;2)" office:value-type="float" office:value="0.001884">
            <text:p>0.001884</text:p>
          </table:table-cell>
          <table:table-cell table:style-name="ce5" table:formula="oooc:=VLOOKUP([.J29];tablamortalidad;4)/VLOOKUP([.$J$4];tablamortalidad;4)" office:value-type="float" office:value="0.987260260684966">
            <text:p>0.987260</text:p>
          </table:table-cell>
          <table:table-cell table:style-name="ce5" table:formula="oooc:=PRODUCT([.K29:.M29])" office:value-type="float" office:value="0.00127399788445138">
            <text:p>0.001274</text:p>
          </table:table-cell>
          <table:table-cell table:style-name="ce5" table:formula="oooc:=[.$J$10]^[.I29]" office:value-type="float" office:value="0.708918813709772">
            <text:p>0.708919</text:p>
          </table:table-cell>
          <table:table-cell table:style-name="ce5" table:formula="oooc:=IF([.I29]&lt;=[.$J$6];[.O29]*[.M29])" office:value-type="float" office:value="0.699887372827587">
            <text:p>0.699887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0.002535">
            <text:p>0.002535</text:p>
          </table:table-cell>
          <table:table-cell table:style-name="ce5" table:formula="oooc:=1-[.C30]" office:value-type="float" office:value="0.997465">
            <text:p>0.997465</text:p>
          </table:table-cell>
          <table:table-cell table:style-name="ce7" table:formula="oooc:=[.E29]-[.F29]" office:value-type="float" office:value="9726.0074477135">
            <text:p>9726.01</text:p>
          </table:table-cell>
          <table:table-cell table:style-name="ce7" table:formula="oooc:=[.E30]*[.C30]" office:value-type="float" office:value="24.6554288799537">
            <text:p>24.66</text:p>
          </table:table-cell>
          <table:table-cell/>
          <table:table-cell table:style-name="ce8"/>
          <table:table-cell table:style-name="ce13" office:value-type="float" office:value="11">
            <text:p>11</text:p>
          </table:table-cell>
          <table:table-cell table:style-name="ce3" table:formula="oooc:=IF([.$J$4]+[.I30]&gt;[.$J$4]+[.$J$5];0;[.J29]+1)" office:value-type="float" office:value="34">
            <text:p>34</text:p>
          </table:table-cell>
          <table:table-cell table:style-name="ce5" table:formula="oooc:=[.$J$10]^([.I30] + 1)" office:value-type="float" office:value="0.661783298289129">
            <text:p>0.661783</text:p>
          </table:table-cell>
          <table:table-cell table:style-name="ce5" table:formula="oooc:=VLOOKUP([.J30];tablamortalidad;2)" office:value-type="float" office:value="0.002029">
            <text:p>0.002029</text:p>
          </table:table-cell>
          <table:table-cell table:style-name="ce5" table:formula="oooc:=VLOOKUP([.J30];tablamortalidad;4)/VLOOKUP([.$J$4];tablamortalidad;4)" office:value-type="float" office:value="0.985400262353836">
            <text:p>0.985400</text:p>
          </table:table-cell>
          <table:table-cell table:style-name="ce5" table:formula="oooc:=PRODUCT([.K30:.M30])" office:value-type="float" office:value="0.0013231543931479">
            <text:p>0.001323</text:p>
          </table:table-cell>
          <table:table-cell table:style-name="ce5" table:formula="oooc:=[.$J$10]^[.I30]" office:value-type="float" office:value="0.684945713729249">
            <text:p>0.684946</text:p>
          </table:table-cell>
          <table:table-cell table:style-name="ce5" table:formula="oooc:=IF([.I30]&lt;=[.$J$6];[.O30]*[.M3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0.00273">
            <text:p>0.002730</text:p>
          </table:table-cell>
          <table:table-cell table:style-name="ce5" table:formula="oooc:=1-[.C31]" office:value-type="float" office:value="0.99727">
            <text:p>0.997270</text:p>
          </table:table-cell>
          <table:table-cell table:style-name="ce7" table:formula="oooc:=[.E30]-[.F30]" office:value-type="float" office:value="9701.35201883355">
            <text:p>9701.35</text:p>
          </table:table-cell>
          <table:table-cell table:style-name="ce7" table:formula="oooc:=[.E31]*[.C31]" office:value-type="float" office:value="26.4846910114156">
            <text:p>26.48</text:p>
          </table:table-cell>
          <table:table-cell/>
          <table:table-cell table:style-name="ce8"/>
          <table:table-cell table:style-name="ce13" office:value-type="float" office:value="12">
            <text:p>12</text:p>
          </table:table-cell>
          <table:table-cell table:style-name="ce3" table:formula="oooc:=IF([.$J$4]+[.I31]&gt;[.$J$4]+[.$J$5];0;[.J30]+1)" office:value-type="float" office:value="35">
            <text:p>35</text:p>
          </table:table-cell>
          <table:table-cell table:style-name="ce5" table:formula="oooc:=[.$J$10]^([.I31] + 1)" office:value-type="float" office:value="0.639404152936357">
            <text:p>0.639404</text:p>
          </table:table-cell>
          <table:table-cell table:style-name="ce5" table:formula="oooc:=VLOOKUP([.J31];tablamortalidad;2)" office:value-type="float" office:value="0.002186">
            <text:p>0.002186</text:p>
          </table:table-cell>
          <table:table-cell table:style-name="ce5" table:formula="oooc:=VLOOKUP([.J31];tablamortalidad;4)/VLOOKUP([.$J$4];tablamortalidad;4)" office:value-type="float" office:value="0.98340088522152">
            <text:p>0.983401</text:p>
          </table:table-cell>
          <table:table-cell table:style-name="ce5" table:formula="oooc:=PRODUCT([.K31:.M31])" office:value-type="float" office:value="0.00137453627348608">
            <text:p>0.001375</text:p>
          </table:table-cell>
          <table:table-cell table:style-name="ce5" table:formula="oooc:=[.$J$10]^[.I31]" office:value-type="float" office:value="0.661783298289129">
            <text:p>0.661783</text:p>
          </table:table-cell>
          <table:table-cell table:style-name="ce5" table:formula="oooc:=IF([.I31]&lt;=[.$J$6];[.O31]*[.M3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0.00294">
            <text:p>0.002940</text:p>
          </table:table-cell>
          <table:table-cell table:style-name="ce5" table:formula="oooc:=1-[.C32]" office:value-type="float" office:value="0.99706">
            <text:p>0.997060</text:p>
          </table:table-cell>
          <table:table-cell table:style-name="ce7" table:formula="oooc:=[.E31]-[.F31]" office:value-type="float" office:value="9674.86732782213">
            <text:p>9674.87</text:p>
          </table:table-cell>
          <table:table-cell table:style-name="ce7" table:formula="oooc:=[.E32]*[.C32]" office:value-type="float" office:value="28.4441099437971">
            <text:p>28.44</text:p>
          </table:table-cell>
          <table:table-cell/>
          <table:table-cell table:style-name="ce8"/>
          <table:table-cell table:style-name="ce13" office:value-type="float" office:value="13">
            <text:p>13</text:p>
          </table:table-cell>
          <table:table-cell table:style-name="ce3" table:formula="oooc:=IF([.$J$4]+[.I32]&gt;[.$J$4]+[.$J$5];0;[.J31]+1)" office:value-type="float" office:value="36">
            <text:p>36</text:p>
          </table:table-cell>
          <table:table-cell table:style-name="ce5" table:formula="oooc:=[.$J$10]^([.I32] + 1)" office:value-type="float" office:value="0.617781790276673">
            <text:p>0.617782</text:p>
          </table:table-cell>
          <table:table-cell table:style-name="ce5" table:formula="oooc:=VLOOKUP([.J32];tablamortalidad;2)" office:value-type="float" office:value="0.002354">
            <text:p>0.002354</text:p>
          </table:table-cell>
          <table:table-cell table:style-name="ce5" table:formula="oooc:=VLOOKUP([.J32];tablamortalidad;4)/VLOOKUP([.$J$4];tablamortalidad;4)" office:value-type="float" office:value="0.981251170886426">
            <text:p>0.981251</text:p>
          </table:table-cell>
          <table:table-cell table:style-name="ce5" table:formula="oooc:=PRODUCT([.K32:.M32])" office:value-type="float" office:value="0.0014269926933143">
            <text:p>0.001427</text:p>
          </table:table-cell>
          <table:table-cell table:style-name="ce5" table:formula="oooc:=[.$J$10]^[.I32]" office:value-type="float" office:value="0.639404152936357">
            <text:p>0.639404</text:p>
          </table:table-cell>
          <table:table-cell table:style-name="ce5" table:formula="oooc:=IF([.I32]&lt;=[.$J$6];[.O32]*[.M3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3166">
            <text:p>0.003166</text:p>
          </table:table-cell>
          <table:table-cell table:style-name="ce5" table:formula="oooc:=1-[.C33]" office:value-type="float" office:value="0.996834">
            <text:p>0.996834</text:p>
          </table:table-cell>
          <table:table-cell table:style-name="ce7" table:formula="oooc:=[.E32]-[.F32]" office:value-type="float" office:value="9646.42321787834">
            <text:p>9646.42</text:p>
          </table:table-cell>
          <table:table-cell table:style-name="ce7" table:formula="oooc:=[.E33]*[.C33]" office:value-type="float" office:value="30.5405759078028">
            <text:p>30.54</text:p>
          </table:table-cell>
          <table:table-cell/>
          <table:table-cell table:style-name="ce8"/>
          <table:table-cell table:style-name="ce13" office:value-type="float" office:value="14">
            <text:p>14</text:p>
          </table:table-cell>
          <table:table-cell table:style-name="ce3" table:formula="oooc:=IF([.$J$4]+[.I33]&gt;[.$J$4]+[.$J$5];0;[.J32]+1)" office:value-type="float" office:value="37">
            <text:p>37</text:p>
          </table:table-cell>
          <table:table-cell table:style-name="ce5" table:formula="oooc:=[.$J$10]^([.I33] + 1)" office:value-type="float" office:value="0.596890618624805">
            <text:p>0.596891</text:p>
          </table:table-cell>
          <table:table-cell table:style-name="ce5" table:formula="oooc:=VLOOKUP([.J33];tablamortalidad;2)" office:value-type="float" office:value="0.002535">
            <text:p>0.002535</text:p>
          </table:table-cell>
          <table:table-cell table:style-name="ce5" table:formula="oooc:=VLOOKUP([.J33];tablamortalidad;4)/VLOOKUP([.$J$4];tablamortalidad;4)" office:value-type="float" office:value="0.978941305630159">
            <text:p>0.978941</text:p>
          </table:table-cell>
          <table:table-cell table:style-name="ce5" table:formula="oooc:=PRODUCT([.K33:.M33])" office:value-type="float" office:value="0.00148125343464042">
            <text:p>0.001481</text:p>
          </table:table-cell>
          <table:table-cell table:style-name="ce5" table:formula="oooc:=[.$J$10]^[.I33]" office:value-type="float" office:value="0.617781790276673">
            <text:p>0.617782</text:p>
          </table:table-cell>
          <table:table-cell table:style-name="ce5" table:formula="oooc:=IF([.I33]&lt;=[.$J$6];[.O33]*[.M3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0.00341">
            <text:p>0.003410</text:p>
          </table:table-cell>
          <table:table-cell table:style-name="ce5" table:formula="oooc:=1-[.C34]" office:value-type="float" office:value="0.99659">
            <text:p>0.996590</text:p>
          </table:table-cell>
          <table:table-cell table:style-name="ce7" table:formula="oooc:=[.E33]-[.F33]" office:value-type="float" office:value="9615.88264197053">
            <text:p>9615.88</text:p>
          </table:table-cell>
          <table:table-cell table:style-name="ce7" table:formula="oooc:=[.E34]*[.C34]" office:value-type="float" office:value="32.7901598091195">
            <text:p>32.79</text:p>
          </table:table-cell>
          <table:table-cell/>
          <table:table-cell table:style-name="ce8"/>
          <table:table-cell table:style-name="ce13" office:value-type="float" office:value="15">
            <text:p>15</text:p>
          </table:table-cell>
          <table:table-cell table:style-name="ce3" table:formula="oooc:=IF([.$J$4]+[.I34]&gt;[.$J$4]+[.$J$5];0;[.J33]+1)" office:value-type="float" office:value="38">
            <text:p>38</text:p>
          </table:table-cell>
          <table:table-cell table:style-name="ce5" table:formula="oooc:=[.$J$10]^([.I34] + 1)" office:value-type="float" office:value="0.576705911714787">
            <text:p>0.576706</text:p>
          </table:table-cell>
          <table:table-cell table:style-name="ce5" table:formula="oooc:=VLOOKUP([.J34];tablamortalidad;2)" office:value-type="float" office:value="0.00273">
            <text:p>0.002730</text:p>
          </table:table-cell>
          <table:table-cell table:style-name="ce5" table:formula="oooc:=VLOOKUP([.J34];tablamortalidad;4)/VLOOKUP([.$J$4];tablamortalidad;4)" office:value-type="float" office:value="0.976459689420387">
            <text:p>0.976460</text:p>
          </table:table-cell>
          <table:table-cell table:style-name="ce5" table:formula="oooc:=PRODUCT([.K34:.M34])" office:value-type="float" office:value="0.00153734510595099">
            <text:p>0.001537</text:p>
          </table:table-cell>
          <table:table-cell table:style-name="ce5" table:formula="oooc:=[.$J$10]^[.I34]" office:value-type="float" office:value="0.596890618624805">
            <text:p>0.596891</text:p>
          </table:table-cell>
          <table:table-cell table:style-name="ce5" table:formula="oooc:=IF([.I34]&lt;=[.$J$6];[.O34]*[.M3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0.003672">
            <text:p>0.003672</text:p>
          </table:table-cell>
          <table:table-cell table:style-name="ce5" table:formula="oooc:=1-[.C35]" office:value-type="float" office:value="0.996328">
            <text:p>0.996328</text:p>
          </table:table-cell>
          <table:table-cell table:style-name="ce7" table:formula="oooc:=[.E34]-[.F34]" office:value-type="float" office:value="9583.09248216142">
            <text:p>9583.09</text:p>
          </table:table-cell>
          <table:table-cell table:style-name="ce7" table:formula="oooc:=[.E35]*[.C35]" office:value-type="float" office:value="35.1891155944967">
            <text:p>35.19</text:p>
          </table:table-cell>
          <table:table-cell/>
          <table:table-cell table:style-name="ce8"/>
          <table:table-cell table:style-name="ce13" office:value-type="float" office:value="16">
            <text:p>16</text:p>
          </table:table-cell>
          <table:table-cell table:style-name="ce3" table:formula="oooc:=IF([.$J$4]+[.I35]&gt;[.$J$4]+[.$J$5];0;[.J34]+1)" office:value-type="float" office:value="39">
            <text:p>39</text:p>
          </table:table-cell>
          <table:table-cell table:style-name="ce5" table:formula="oooc:=[.$J$10]^([.I35] + 1)" office:value-type="float" office:value="0.557203779434577">
            <text:p>0.557204</text:p>
          </table:table-cell>
          <table:table-cell table:style-name="ce5" table:formula="oooc:=VLOOKUP([.J35];tablamortalidad;2)" office:value-type="float" office:value="0.00294">
            <text:p>0.002940</text:p>
          </table:table-cell>
          <table:table-cell table:style-name="ce5" table:formula="oooc:=VLOOKUP([.J35];tablamortalidad;4)/VLOOKUP([.$J$4];tablamortalidad;4)" office:value-type="float" office:value="0.973793954468269">
            <text:p>0.973794</text:p>
          </table:table-cell>
          <table:table-cell table:style-name="ce5" table:formula="oooc:=PRODUCT([.K35:.M35])" office:value-type="float" office:value="0.00159524891515157">
            <text:p>0.001595</text:p>
          </table:table-cell>
          <table:table-cell table:style-name="ce5" table:formula="oooc:=[.$J$10]^[.I35]" office:value-type="float" office:value="0.576705911714787">
            <text:p>0.576706</text:p>
          </table:table-cell>
          <table:table-cell table:style-name="ce5" table:formula="oooc:=IF([.I35]&lt;=[.$J$6];[.O35]*[.M3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0.003954">
            <text:p>0.003954</text:p>
          </table:table-cell>
          <table:table-cell table:style-name="ce5" table:formula="oooc:=1-[.C36]" office:value-type="float" office:value="0.996046">
            <text:p>0.996046</text:p>
          </table:table-cell>
          <table:table-cell table:style-name="ce7" table:formula="oooc:=[.E35]-[.F35]" office:value-type="float" office:value="9547.90336656692">
            <text:p>9547.90</text:p>
          </table:table-cell>
          <table:table-cell table:style-name="ce7" table:formula="oooc:=[.E36]*[.C36]" office:value-type="float" office:value="37.7524099114056">
            <text:p>37.75</text:p>
          </table:table-cell>
          <table:table-cell/>
          <table:table-cell table:style-name="ce8"/>
          <table:table-cell table:style-name="ce13" office:value-type="float" office:value="17">
            <text:p>17</text:p>
          </table:table-cell>
          <table:table-cell table:style-name="ce3" table:formula="oooc:=IF([.$J$4]+[.I36]&gt;[.$J$4]+[.$J$5];0;[.J35]+1)" office:value-type="float" office:value="40">
            <text:p>40</text:p>
          </table:table-cell>
          <table:table-cell table:style-name="ce5" table:formula="oooc:=[.$J$10]^([.I36] + 1)" office:value-type="float" office:value="0.538361139550316">
            <text:p>0.538361</text:p>
          </table:table-cell>
          <table:table-cell table:style-name="ce5" table:formula="oooc:=VLOOKUP([.J36];tablamortalidad;2)" office:value-type="float" office:value="0.003166">
            <text:p>0.003166</text:p>
          </table:table-cell>
          <table:table-cell table:style-name="ce5" table:formula="oooc:=VLOOKUP([.J36];tablamortalidad;4)/VLOOKUP([.$J$4];tablamortalidad;4)" office:value-type="float" office:value="0.970931000242132">
            <text:p>0.970931</text:p>
          </table:table-cell>
          <table:table-cell table:style-name="ce5" table:formula="oooc:=PRODUCT([.K36:.M36])" office:value-type="float" office:value="0.00165490467141795">
            <text:p>0.001655</text:p>
          </table:table-cell>
          <table:table-cell table:style-name="ce5" table:formula="oooc:=[.$J$10]^[.I36]" office:value-type="float" office:value="0.557203779434577">
            <text:p>0.557204</text:p>
          </table:table-cell>
          <table:table-cell table:style-name="ce5" table:formula="oooc:=IF([.I36]&lt;=[.$J$6];[.O36]*[.M3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0.004258">
            <text:p>0.004258</text:p>
          </table:table-cell>
          <table:table-cell table:style-name="ce5" table:formula="oooc:=1-[.C37]" office:value-type="float" office:value="0.995742">
            <text:p>0.995742</text:p>
          </table:table-cell>
          <table:table-cell table:style-name="ce7" table:formula="oooc:=[.E36]-[.F36]" office:value-type="float" office:value="9510.15095665551">
            <text:p>9510.15</text:p>
          </table:table-cell>
          <table:table-cell table:style-name="ce7" table:formula="oooc:=[.E37]*[.C37]" office:value-type="float" office:value="40.4942227734392">
            <text:p>40.49</text:p>
          </table:table-cell>
          <table:table-cell/>
          <table:table-cell table:style-name="ce8"/>
          <table:table-cell table:style-name="ce13" office:value-type="float" office:value="18">
            <text:p>18</text:p>
          </table:table-cell>
          <table:table-cell table:style-name="ce3" table:formula="oooc:=IF([.$J$4]+[.I37]&gt;[.$J$4]+[.$J$5];0;[.J36]+1)" office:value-type="float" office:value="41">
            <text:p>41</text:p>
          </table:table-cell>
          <table:table-cell table:style-name="ce5" table:formula="oooc:=[.$J$10]^([.I37] + 1)" office:value-type="float" office:value="0.520155690386779">
            <text:p>0.520156</text:p>
          </table:table-cell>
          <table:table-cell table:style-name="ce5" table:formula="oooc:=VLOOKUP([.J37];tablamortalidad;2)" office:value-type="float" office:value="0.00341">
            <text:p>0.003410</text:p>
          </table:table-cell>
          <table:table-cell table:style-name="ce5" table:formula="oooc:=VLOOKUP([.J37];tablamortalidad;4)/VLOOKUP([.$J$4];tablamortalidad;4)" office:value-type="float" office:value="0.967857032695366">
            <text:p>0.967857</text:p>
          </table:table-cell>
          <table:table-cell table:style-name="ce5" table:formula="oooc:=PRODUCT([.K37:.M37])" office:value-type="float" office:value="0.00171671792975739">
            <text:p>0.001717</text:p>
          </table:table-cell>
          <table:table-cell table:style-name="ce5" table:formula="oooc:=[.$J$10]^[.I37]" office:value-type="float" office:value="0.538361139550316">
            <text:p>0.538361</text:p>
          </table:table-cell>
          <table:table-cell table:style-name="ce5" table:formula="oooc:=IF([.I37]&lt;=[.$J$6];[.O37]*[.M3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004585">
            <text:p>0.004585</text:p>
          </table:table-cell>
          <table:table-cell table:style-name="ce5" table:formula="oooc:=1-[.C38]" office:value-type="float" office:value="0.995415">
            <text:p>0.995415</text:p>
          </table:table-cell>
          <table:table-cell table:style-name="ce7" table:formula="oooc:=[.E37]-[.F37]" office:value-type="float" office:value="9469.65673388208">
            <text:p>9469.66</text:p>
          </table:table-cell>
          <table:table-cell table:style-name="ce7" table:formula="oooc:=[.E38]*[.C38]" office:value-type="float" office:value="43.4183761248493">
            <text:p>43.42</text:p>
          </table:table-cell>
          <table:table-cell/>
          <table:table-cell table:style-name="ce8"/>
          <table:table-cell table:style-name="ce13" office:value-type="float" office:value="19">
            <text:p>19</text:p>
          </table:table-cell>
          <table:table-cell table:style-name="ce3" table:formula="oooc:=IF([.$J$4]+[.I38]&gt;[.$J$4]+[.$J$5];0;[.J37]+1)" office:value-type="float" office:value="42">
            <text:p>42</text:p>
          </table:table-cell>
          <table:table-cell table:style-name="ce5" table:formula="oooc:=[.$J$10]^([.I38] + 1)" office:value-type="float" office:value="0.502565884431671">
            <text:p>0.502566</text:p>
          </table:table-cell>
          <table:table-cell table:style-name="ce5" table:formula="oooc:=VLOOKUP([.J38];tablamortalidad;2)" office:value-type="float" office:value="0.003672">
            <text:p>0.003672</text:p>
          </table:table-cell>
          <table:table-cell table:style-name="ce5" table:formula="oooc:=VLOOKUP([.J38];tablamortalidad;4)/VLOOKUP([.$J$4];tablamortalidad;4)" office:value-type="float" office:value="0.964556640213875">
            <text:p>0.964557</text:p>
          </table:table-cell>
          <table:table-cell table:style-name="ce5" table:formula="oooc:=PRODUCT([.K38:.M38])" office:value-type="float" office:value="0.00178001397429479">
            <text:p>0.001780</text:p>
          </table:table-cell>
          <table:table-cell table:style-name="ce5" table:formula="oooc:=[.$J$10]^[.I38]" office:value-type="float" office:value="0.520155690386779">
            <text:p>0.520156</text:p>
          </table:table-cell>
          <table:table-cell table:style-name="ce5" table:formula="oooc:=IF([.I38]&lt;=[.$J$6];[.O38]*[.M3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0.004938">
            <text:p>0.004938</text:p>
          </table:table-cell>
          <table:table-cell table:style-name="ce5" table:formula="oooc:=1-[.C39]" office:value-type="float" office:value="0.995062">
            <text:p>0.995062</text:p>
          </table:table-cell>
          <table:table-cell table:style-name="ce7" table:formula="oooc:=[.E38]-[.F38]" office:value-type="float" office:value="9426.23835775723">
            <text:p>9426.24</text:p>
          </table:table-cell>
          <table:table-cell table:style-name="ce7" table:formula="oooc:=[.E39]*[.C39]" office:value-type="float" office:value="46.5467650106052">
            <text:p>46.55</text:p>
          </table:table-cell>
          <table:table-cell/>
          <table:table-cell table:style-name="ce8"/>
          <table:table-cell table:style-name="ce13" office:value-type="float" office:value="20">
            <text:p>20</text:p>
          </table:table-cell>
          <table:table-cell table:style-name="ce3" table:formula="oooc:=IF([.$J$4]+[.I39]&gt;[.$J$4]+[.$J$5];0;[.J38]+1)" office:value-type="float" office:value="43">
            <text:p>43</text:p>
          </table:table-cell>
          <table:table-cell table:style-name="ce5" table:formula="oooc:=[.$J$10]^([.I39] + 1)" office:value-type="float" office:value="0.485570902832532">
            <text:p>0.485571</text:p>
          </table:table-cell>
          <table:table-cell table:style-name="ce5" table:formula="oooc:=VLOOKUP([.J39];tablamortalidad;2)" office:value-type="float" office:value="0.003954">
            <text:p>0.003954</text:p>
          </table:table-cell>
          <table:table-cell table:style-name="ce5" table:formula="oooc:=VLOOKUP([.J39];tablamortalidad;4)/VLOOKUP([.$J$4];tablamortalidad;4)" office:value-type="float" office:value="0.96101478823101">
            <text:p>0.961015</text:p>
          </table:table-cell>
          <table:table-cell table:style-name="ce5" table:formula="oooc:=PRODUCT([.K39:.M39])" office:value-type="float" office:value="0.00184509779578257">
            <text:p>0.001845</text:p>
          </table:table-cell>
          <table:table-cell table:style-name="ce5" table:formula="oooc:=[.$J$10]^[.I39]" office:value-type="float" office:value="0.502565884431671">
            <text:p>0.502566</text:p>
          </table:table-cell>
          <table:table-cell table:style-name="ce5" table:formula="oooc:=IF([.I39]&lt;=[.$J$6];[.O39]*[.M3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0.005317">
            <text:p>0.005317</text:p>
          </table:table-cell>
          <table:table-cell table:style-name="ce5" table:formula="oooc:=1-[.C40]" office:value-type="float" office:value="0.994683">
            <text:p>0.994683</text:p>
          </table:table-cell>
          <table:table-cell table:style-name="ce7" table:formula="oooc:=[.E39]-[.F39]" office:value-type="float" office:value="9379.69159274662">
            <text:p>9379.69</text:p>
          </table:table-cell>
          <table:table-cell table:style-name="ce7" table:formula="oooc:=[.E40]*[.C40]" office:value-type="float" office:value="49.8718201986338">
            <text:p>49.87</text:p>
          </table:table-cell>
          <table:table-cell/>
          <table:table-cell table:style-name="ce8"/>
          <table:table-cell table:style-name="ce13" office:value-type="float" office:value="21">
            <text:p>21</text:p>
          </table:table-cell>
          <table:table-cell table:style-name="ce3" table:formula="oooc:=IF([.$J$4]+[.I40]&gt;[.$J$4]+[.$J$5];0;[.J39]+1)" office:value-type="float" office:value="44">
            <text:p>44</text:p>
          </table:table-cell>
          <table:table-cell table:style-name="ce5" table:formula="oooc:=[.$J$10]^([.I40] + 1)" office:value-type="float" office:value="0.46915063075607">
            <text:p>0.469151</text:p>
          </table:table-cell>
          <table:table-cell table:style-name="ce5" table:formula="oooc:=VLOOKUP([.J40];tablamortalidad;2)" office:value-type="float" office:value="0.004258">
            <text:p>0.004258</text:p>
          </table:table-cell>
          <table:table-cell table:style-name="ce5" table:formula="oooc:=VLOOKUP([.J40];tablamortalidad;4)/VLOOKUP([.$J$4];tablamortalidad;4)" office:value-type="float" office:value="0.957214935758344">
            <text:p>0.957215</text:p>
          </table:table-cell>
          <table:table-cell table:style-name="ce5" table:formula="oooc:=PRODUCT([.K40:.M40])" office:value-type="float" office:value="0.00191217408516771">
            <text:p>0.001912</text:p>
          </table:table-cell>
          <table:table-cell table:style-name="ce5" table:formula="oooc:=[.$J$10]^[.I40]" office:value-type="float" office:value="0.485570902832532">
            <text:p>0.485571</text:p>
          </table:table-cell>
          <table:table-cell table:style-name="ce5" table:formula="oooc:=IF([.I40]&lt;=[.$J$6];[.O40]*[.M4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0.005725">
            <text:p>0.005725</text:p>
          </table:table-cell>
          <table:table-cell table:style-name="ce5" table:formula="oooc:=1-[.C41]" office:value-type="float" office:value="0.994275">
            <text:p>0.994275</text:p>
          </table:table-cell>
          <table:table-cell table:style-name="ce7" table:formula="oooc:=[.E40]-[.F40]" office:value-type="float" office:value="9329.81977254799">
            <text:p>9329.82</text:p>
          </table:table-cell>
          <table:table-cell table:style-name="ce7" table:formula="oooc:=[.E41]*[.C41]" office:value-type="float" office:value="53.4132181978372">
            <text:p>53.41</text:p>
          </table:table-cell>
          <table:table-cell/>
          <table:table-cell table:style-name="ce8"/>
          <table:table-cell table:style-name="ce13" office:value-type="float" office:value="22">
            <text:p>22</text:p>
          </table:table-cell>
          <table:table-cell table:style-name="ce3" table:formula="oooc:=IF([.$J$4]+[.I41]&gt;[.$J$4]+[.$J$5];0;[.J40]+1)" office:value-type="float" office:value="45">
            <text:p>45</text:p>
          </table:table-cell>
          <table:table-cell table:style-name="ce5" table:formula="oooc:=[.$J$10]^([.I41] + 1)" office:value-type="float" office:value="0.453285633580744">
            <text:p>0.453286</text:p>
          </table:table-cell>
          <table:table-cell table:style-name="ce5" table:formula="oooc:=VLOOKUP([.J41];tablamortalidad;2)" office:value-type="float" office:value="0.004585">
            <text:p>0.004585</text:p>
          </table:table-cell>
          <table:table-cell table:style-name="ce5" table:formula="oooc:=VLOOKUP([.J41];tablamortalidad;4)/VLOOKUP([.$J$4];tablamortalidad;4)" office:value-type="float" office:value="0.953139114561885">
            <text:p>0.953139</text:p>
          </table:table-cell>
          <table:table-cell table:style-name="ce5" table:formula="oooc:=PRODUCT([.K41:.M41])" office:value-type="float" office:value="0.00198092296618843">
            <text:p>0.001981</text:p>
          </table:table-cell>
          <table:table-cell table:style-name="ce5" table:formula="oooc:=[.$J$10]^[.I41]" office:value-type="float" office:value="0.46915063075607">
            <text:p>0.469151</text:p>
          </table:table-cell>
          <table:table-cell table:style-name="ce5" table:formula="oooc:=IF([.I41]&lt;=[.$J$6];[.O41]*[.M4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0.006164">
            <text:p>0.006164</text:p>
          </table:table-cell>
          <table:table-cell table:style-name="ce5" table:formula="oooc:=1-[.C42]" office:value-type="float" office:value="0.993836">
            <text:p>0.993836</text:p>
          </table:table-cell>
          <table:table-cell table:style-name="ce7" table:formula="oooc:=[.E41]-[.F41]" office:value-type="float" office:value="9276.40655435015">
            <text:p>9276.41</text:p>
          </table:table-cell>
          <table:table-cell table:style-name="ce7" table:formula="oooc:=[.E42]*[.C42]" office:value-type="float" office:value="57.1797700010143">
            <text:p>57.18</text:p>
          </table:table-cell>
          <table:table-cell/>
          <table:table-cell table:style-name="ce8"/>
          <table:table-cell table:style-name="ce13" office:value-type="float" office:value="23">
            <text:p>23</text:p>
          </table:table-cell>
          <table:table-cell table:style-name="ce3" table:formula="oooc:=IF([.$J$4]+[.I42]&gt;[.$J$4]+[.$J$5];0;[.J41]+1)" office:value-type="float" office:value="46">
            <text:p>46</text:p>
          </table:table-cell>
          <table:table-cell table:style-name="ce5" table:formula="oooc:=[.$J$10]^([.I42] + 1)" office:value-type="float" office:value="0.437957133894438">
            <text:p>0.437957</text:p>
          </table:table-cell>
          <table:table-cell table:style-name="ce5" table:formula="oooc:=VLOOKUP([.J42];tablamortalidad;2)" office:value-type="float" office:value="0.004938">
            <text:p>0.004938</text:p>
          </table:table-cell>
          <table:table-cell table:style-name="ce5" table:formula="oooc:=VLOOKUP([.J42];tablamortalidad;4)/VLOOKUP([.$J$4];tablamortalidad;4)" office:value-type="float" office:value="0.948768971721619">
            <text:p>0.948769</text:p>
          </table:table-cell>
          <table:table-cell table:style-name="ce5" table:formula="oooc:=PRODUCT([.K42:.M42])" office:value-type="float" office:value="0.00205183844926171">
            <text:p>0.002052</text:p>
          </table:table-cell>
          <table:table-cell table:style-name="ce5" table:formula="oooc:=[.$J$10]^[.I42]" office:value-type="float" office:value="0.453285633580744">
            <text:p>0.453286</text:p>
          </table:table-cell>
          <table:table-cell table:style-name="ce5" table:formula="oooc:=IF([.I42]&lt;=[.$J$6];[.O42]*[.M4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006637">
            <text:p>0.006637</text:p>
          </table:table-cell>
          <table:table-cell table:style-name="ce5" table:formula="oooc:=1-[.C43]" office:value-type="float" office:value="0.993363">
            <text:p>0.993363</text:p>
          </table:table-cell>
          <table:table-cell table:style-name="ce7" table:formula="oooc:=[.E42]-[.F42]" office:value-type="float" office:value="9219.22678434914">
            <text:p>9219.23</text:p>
          </table:table-cell>
          <table:table-cell table:style-name="ce7" table:formula="oooc:=[.E43]*[.C43]" office:value-type="float" office:value="61.1880081677252">
            <text:p>61.19</text:p>
          </table:table-cell>
          <table:table-cell/>
          <table:table-cell table:style-name="ce8"/>
          <table:table-cell table:style-name="ce13" office:value-type="float" office:value="24">
            <text:p>24</text:p>
          </table:table-cell>
          <table:table-cell table:style-name="ce3" table:formula="oooc:=IF([.$J$4]+[.I43]&gt;[.$J$4]+[.$J$5];0;[.J42]+1)" office:value-type="float" office:value="47">
            <text:p>47</text:p>
          </table:table-cell>
          <table:table-cell table:style-name="ce5" table:formula="oooc:=[.$J$10]^([.I43] + 1)" office:value-type="float" office:value="0.423146989269989">
            <text:p>0.423147</text:p>
          </table:table-cell>
          <table:table-cell table:style-name="ce5" table:formula="oooc:=VLOOKUP([.J43];tablamortalidad;2)" office:value-type="float" office:value="0.005317">
            <text:p>0.005317</text:p>
          </table:table-cell>
          <table:table-cell table:style-name="ce5" table:formula="oooc:=VLOOKUP([.J43];tablamortalidad;4)/VLOOKUP([.$J$4];tablamortalidad;4)" office:value-type="float" office:value="0.944083950539257">
            <text:p>0.944084</text:p>
          </table:table-cell>
          <table:table-cell table:style-name="ce5" table:formula="oooc:=PRODUCT([.K43:.M43])" office:value-type="float" office:value="0.00212406855761257">
            <text:p>0.002124</text:p>
          </table:table-cell>
          <table:table-cell table:style-name="ce5" table:formula="oooc:=[.$J$10]^[.I43]" office:value-type="float" office:value="0.437957133894438">
            <text:p>0.437957</text:p>
          </table:table-cell>
          <table:table-cell table:style-name="ce5" table:formula="oooc:=IF([.I43]&lt;=[.$J$6];[.O43]*[.M4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.007145">
            <text:p>0.007145</text:p>
          </table:table-cell>
          <table:table-cell table:style-name="ce5" table:formula="oooc:=1-[.C44]" office:value-type="float" office:value="0.992855">
            <text:p>0.992855</text:p>
          </table:table-cell>
          <table:table-cell table:style-name="ce7" table:formula="oooc:=[.E43]-[.F43]" office:value-type="float" office:value="9158.03877618141">
            <text:p>9158.04</text:p>
          </table:table-cell>
          <table:table-cell table:style-name="ce7" table:formula="oooc:=[.E44]*[.C44]" office:value-type="float" office:value="65.4341870558162">
            <text:p>65.43</text:p>
          </table:table-cell>
          <table:table-cell/>
          <table:table-cell table:style-name="ce8"/>
          <table:table-cell table:style-name="ce13" office:value-type="float" office:value="25">
            <text:p>25</text:p>
          </table:table-cell>
          <table:table-cell table:style-name="ce3" table:formula="oooc:=IF([.$J$4]+[.I44]&gt;[.$J$4]+[.$J$5];0;[.J43]+1)" office:value-type="float" office:value="48">
            <text:p>48</text:p>
          </table:table-cell>
          <table:table-cell table:style-name="ce5" table:formula="oooc:=[.$J$10]^([.I44] + 1)" office:value-type="float" office:value="0.40883767079226">
            <text:p>0.408838</text:p>
          </table:table-cell>
          <table:table-cell table:style-name="ce5" table:formula="oooc:=VLOOKUP([.J44];tablamortalidad;2)" office:value-type="float" office:value="0.005725">
            <text:p>0.005725</text:p>
          </table:table-cell>
          <table:table-cell table:style-name="ce5" table:formula="oooc:=VLOOKUP([.J44];tablamortalidad;4)/VLOOKUP([.$J$4];tablamortalidad;4)" office:value-type="float" office:value="0.93906425617424">
            <text:p>0.939064</text:p>
          </table:table-cell>
          <table:table-cell table:style-name="ce5" table:formula="oooc:=PRODUCT([.K44:.M44])" office:value-type="float" office:value="0.00219796972742615">
            <text:p>0.002198</text:p>
          </table:table-cell>
          <table:table-cell table:style-name="ce5" table:formula="oooc:=[.$J$10]^[.I44]" office:value-type="float" office:value="0.423146989269989">
            <text:p>0.423147</text:p>
          </table:table-cell>
          <table:table-cell table:style-name="ce5" table:formula="oooc:=IF([.I44]&lt;=[.$J$6];[.O44]*[.M4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.007693">
            <text:p>0.007693</text:p>
          </table:table-cell>
          <table:table-cell table:style-name="ce5" table:formula="oooc:=1-[.C45]" office:value-type="float" office:value="0.992307">
            <text:p>0.992307</text:p>
          </table:table-cell>
          <table:table-cell table:style-name="ce7" table:formula="oooc:=[.E44]-[.F44]" office:value-type="float" office:value="9092.60458912559">
            <text:p>9092.60</text:p>
          </table:table-cell>
          <table:table-cell table:style-name="ce7" table:formula="oooc:=[.E45]*[.C45]" office:value-type="float" office:value="69.9494071041432">
            <text:p>69.95</text:p>
          </table:table-cell>
          <table:table-cell/>
          <table:table-cell table:style-name="ce8"/>
          <table:table-cell table:style-name="ce13" office:value-type="float" office:value="26">
            <text:p>26</text:p>
          </table:table-cell>
          <table:table-cell table:style-name="ce3" table:formula="oooc:=IF([.$J$4]+[.I45]&gt;[.$J$4]+[.$J$5];0;[.J44]+1)" office:value-type="float" office:value="49">
            <text:p>49</text:p>
          </table:table-cell>
          <table:table-cell table:style-name="ce5" table:formula="oooc:=[.$J$10]^([.I45] + 1)" office:value-type="float" office:value="0.395012242311362">
            <text:p>0.395012</text:p>
          </table:table-cell>
          <table:table-cell table:style-name="ce5" table:formula="oooc:=VLOOKUP([.J45];tablamortalidad;2)" office:value-type="float" office:value="0.006164">
            <text:p>0.006164</text:p>
          </table:table-cell>
          <table:table-cell table:style-name="ce5" table:formula="oooc:=VLOOKUP([.J45];tablamortalidad;4)/VLOOKUP([.$J$4];tablamortalidad;4)" office:value-type="float" office:value="0.933688113307643">
            <text:p>0.933688</text:p>
          </table:table-cell>
          <table:table-cell table:style-name="ce5" table:formula="oooc:=PRODUCT([.K45:.M45])" office:value-type="float" office:value="0.00227339560212487">
            <text:p>0.002273</text:p>
          </table:table-cell>
          <table:table-cell table:style-name="ce5" table:formula="oooc:=[.$J$10]^[.I45]" office:value-type="float" office:value="0.40883767079226">
            <text:p>0.408838</text:p>
          </table:table-cell>
          <table:table-cell table:style-name="ce5" table:formula="oooc:=IF([.I45]&lt;=[.$J$6];[.O45]*[.M4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.008282">
            <text:p>0.008282</text:p>
          </table:table-cell>
          <table:table-cell table:style-name="ce5" table:formula="oooc:=1-[.C46]" office:value-type="float" office:value="0.991718">
            <text:p>0.991718</text:p>
          </table:table-cell>
          <table:table-cell table:style-name="ce7" table:formula="oooc:=[.E45]-[.F45]" office:value-type="float" office:value="9022.65518202145">
            <text:p>9022.66</text:p>
          </table:table-cell>
          <table:table-cell table:style-name="ce7" table:formula="oooc:=[.E46]*[.C46]" office:value-type="float" office:value="74.7256302175017">
            <text:p>74.73</text:p>
          </table:table-cell>
          <table:table-cell/>
          <table:table-cell table:style-name="ce8"/>
          <table:table-cell table:style-name="ce13" office:value-type="float" office:value="27">
            <text:p>27</text:p>
          </table:table-cell>
          <table:table-cell table:style-name="ce3" table:formula="oooc:=IF([.$J$4]+[.I46]&gt;[.$J$4]+[.$J$5];0;[.J45]+1)" office:value-type="float" office:value="50">
            <text:p>50</text:p>
          </table:table-cell>
          <table:table-cell table:style-name="ce5" table:formula="oooc:=[.$J$10]^([.I46] + 1)" office:value-type="float" office:value="0.381654340397451">
            <text:p>0.381654</text:p>
          </table:table-cell>
          <table:table-cell table:style-name="ce5" table:formula="oooc:=VLOOKUP([.J46];tablamortalidad;2)" office:value-type="float" office:value="0.006637">
            <text:p>0.006637</text:p>
          </table:table-cell>
          <table:table-cell table:style-name="ce5" table:formula="oooc:=VLOOKUP([.J46];tablamortalidad;4)/VLOOKUP([.$J$4];tablamortalidad;4)" office:value-type="float" office:value="0.927932859777214">
            <text:p>0.927933</text:p>
          </table:table-cell>
          <table:table-cell table:style-name="ce5" table:formula="oooc:=PRODUCT([.K46:.M46])" office:value-type="float" office:value="0.00235049091863786">
            <text:p>0.002350</text:p>
          </table:table-cell>
          <table:table-cell table:style-name="ce5" table:formula="oooc:=[.$J$10]^[.I46]" office:value-type="float" office:value="0.395012242311362">
            <text:p>0.395012</text:p>
          </table:table-cell>
          <table:table-cell table:style-name="ce5" table:formula="oooc:=IF([.I46]&lt;=[.$J$6];[.O46]*[.M4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008915">
            <text:p>0.008915</text:p>
          </table:table-cell>
          <table:table-cell table:style-name="ce5" table:formula="oooc:=1-[.C47]" office:value-type="float" office:value="0.991085">
            <text:p>0.991085</text:p>
          </table:table-cell>
          <table:table-cell table:style-name="ce7" table:formula="oooc:=[.E46]-[.F46]" office:value-type="float" office:value="8947.92955180395">
            <text:p>8947.93</text:p>
          </table:table-cell>
          <table:table-cell table:style-name="ce7" table:formula="oooc:=[.E47]*[.C47]" office:value-type="float" office:value="79.7707919543322">
            <text:p>79.77</text:p>
          </table:table-cell>
          <table:table-cell/>
          <table:table-cell table:style-name="ce8"/>
          <table:table-cell table:style-name="ce13" office:value-type="float" office:value="28">
            <text:p>28</text:p>
          </table:table-cell>
          <table:table-cell table:style-name="ce3" table:formula="oooc:=IF([.$J$4]+[.I47]&gt;[.$J$4]+[.$J$5];0;[.J46]+1)" office:value-type="float" office:value="51">
            <text:p>51</text:p>
          </table:table-cell>
          <table:table-cell table:style-name="ce5" table:formula="oooc:=[.$J$10]^([.I47] + 1)" office:value-type="float" office:value="0.368748154973383">
            <text:p>0.368748</text:p>
          </table:table-cell>
          <table:table-cell table:style-name="ce5" table:formula="oooc:=VLOOKUP([.J47];tablamortalidad;2)" office:value-type="float" office:value="0.007145">
            <text:p>0.007145</text:p>
          </table:table-cell>
          <table:table-cell table:style-name="ce5" table:formula="oooc:=VLOOKUP([.J47];tablamortalidad;4)/VLOOKUP([.$J$4];tablamortalidad;4)" office:value-type="float" office:value="0.921774169386873">
            <text:p>0.921774</text:p>
          </table:table-cell>
          <table:table-cell table:style-name="ce5" table:formula="oooc:=PRODUCT([.K47:.M47])" office:value-type="float" office:value="0.00242860353586294">
            <text:p>0.002429</text:p>
          </table:table-cell>
          <table:table-cell table:style-name="ce5" table:formula="oooc:=[.$J$10]^[.I47]" office:value-type="float" office:value="0.381654340397451">
            <text:p>0.381654</text:p>
          </table:table-cell>
          <table:table-cell table:style-name="ce5" table:formula="oooc:=IF([.I47]&lt;=[.$J$6];[.O47]*[.M4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.009597">
            <text:p>0.009597</text:p>
          </table:table-cell>
          <table:table-cell table:style-name="ce5" table:formula="oooc:=1-[.C48]" office:value-type="float" office:value="0.990403">
            <text:p>0.990403</text:p>
          </table:table-cell>
          <table:table-cell table:style-name="ce7" table:formula="oooc:=[.E47]-[.F47]" office:value-type="float" office:value="8868.15875984962">
            <text:p>8868.16</text:p>
          </table:table-cell>
          <table:table-cell table:style-name="ce7" table:formula="oooc:=[.E48]*[.C48]" office:value-type="float" office:value="85.1077196182768">
            <text:p>85.11</text:p>
          </table:table-cell>
          <table:table-cell/>
          <table:table-cell table:style-name="ce8"/>
          <table:table-cell table:style-name="ce13" office:value-type="float" office:value="29">
            <text:p>29</text:p>
          </table:table-cell>
          <table:table-cell table:style-name="ce3" table:formula="oooc:=IF([.$J$4]+[.I48]&gt;[.$J$4]+[.$J$5];0;[.J47]+1)" office:value-type="float" office:value="52">
            <text:p>52</text:p>
          </table:table-cell>
          <table:table-cell table:style-name="ce5" table:formula="oooc:=[.$J$10]^([.I48] + 1)" office:value-type="float" office:value="0.356278410602302">
            <text:p>0.356278</text:p>
          </table:table-cell>
          <table:table-cell table:style-name="ce5" table:formula="oooc:=VLOOKUP([.J48];tablamortalidad;2)" office:value-type="float" office:value="0.007693">
            <text:p>0.007693</text:p>
          </table:table-cell>
          <table:table-cell table:style-name="ce5" table:formula="oooc:=VLOOKUP([.J48];tablamortalidad;4)/VLOOKUP([.$J$4];tablamortalidad;4)" office:value-type="float" office:value="0.915188092946604">
            <text:p>0.915188</text:p>
          </table:table-cell>
          <table:table-cell table:style-name="ce5" table:formula="oooc:=PRODUCT([.K48:.M48])" office:value-type="float" office:value="0.00250839311319609">
            <text:p>0.002508</text:p>
          </table:table-cell>
          <table:table-cell table:style-name="ce5" table:formula="oooc:=[.$J$10]^[.I48]" office:value-type="float" office:value="0.368748154973383">
            <text:p>0.368748</text:p>
          </table:table-cell>
          <table:table-cell table:style-name="ce5" table:formula="oooc:=IF([.I48]&lt;=[.$J$6];[.O48]*[.M4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0.01033">
            <text:p>0.010330</text:p>
          </table:table-cell>
          <table:table-cell table:style-name="ce5" table:formula="oooc:=1-[.C49]" office:value-type="float" office:value="0.98967">
            <text:p>0.989670</text:p>
          </table:table-cell>
          <table:table-cell table:style-name="ce7" table:formula="oooc:=[.E48]-[.F48]" office:value-type="float" office:value="8783.05104023134">
            <text:p>8783.05</text:p>
          </table:table-cell>
          <table:table-cell table:style-name="ce7" table:formula="oooc:=[.E49]*[.C49]" office:value-type="float" office:value="90.7289172455898">
            <text:p>90.73</text:p>
          </table:table-cell>
          <table:table-cell/>
          <table:table-cell table:style-name="ce8"/>
          <table:table-cell table:style-name="ce13" office:value-type="float" office:value="30">
            <text:p>30</text:p>
          </table:table-cell>
          <table:table-cell table:style-name="ce3" table:formula="oooc:=IF([.$J$4]+[.I49]&gt;[.$J$4]+[.$J$5];0;[.J48]+1)" office:value-type="float" office:value="53">
            <text:p>53</text:p>
          </table:table-cell>
          <table:table-cell table:style-name="ce5" table:formula="oooc:=[.$J$10]^([.I49] + 1)" office:value-type="float" office:value="0.344230348408022">
            <text:p>0.344230</text:p>
          </table:table-cell>
          <table:table-cell table:style-name="ce5" table:formula="oooc:=VLOOKUP([.J49];tablamortalidad;2)" office:value-type="float" office:value="0.008282">
            <text:p>0.008282</text:p>
          </table:table-cell>
          <table:table-cell table:style-name="ce5" table:formula="oooc:=VLOOKUP([.J49];tablamortalidad;4)/VLOOKUP([.$J$4];tablamortalidad;4)" office:value-type="float" office:value="0.908147550947566">
            <text:p>0.908148</text:p>
          </table:table-cell>
          <table:table-cell table:style-name="ce5" table:formula="oooc:=PRODUCT([.K49:.M49])" office:value-type="float" office:value="0.00258905215224751">
            <text:p>0.002589</text:p>
          </table:table-cell>
          <table:table-cell table:style-name="ce5" table:formula="oooc:=[.$J$10]^[.I49]" office:value-type="float" office:value="0.356278410602302">
            <text:p>0.356278</text:p>
          </table:table-cell>
          <table:table-cell table:style-name="ce5" table:formula="oooc:=IF([.I49]&lt;=[.$J$6];[.O49]*[.M4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0.011119">
            <text:p>0.011119</text:p>
          </table:table-cell>
          <table:table-cell table:style-name="ce5" table:formula="oooc:=1-[.C50]" office:value-type="float" office:value="0.988881">
            <text:p>0.988881</text:p>
          </table:table-cell>
          <table:table-cell table:style-name="ce7" table:formula="oooc:=[.E49]-[.F49]" office:value-type="float" office:value="8692.32212298575">
            <text:p>8692.32</text:p>
          </table:table-cell>
          <table:table-cell table:style-name="ce7" table:formula="oooc:=[.E50]*[.C50]" office:value-type="float" office:value="96.6499296854786">
            <text:p>96.65</text:p>
          </table:table-cell>
          <table:table-cell/>
          <table:table-cell table:style-name="ce8"/>
          <table:table-cell table:style-name="ce13" office:value-type="float" office:value="31">
            <text:p>31</text:p>
          </table:table-cell>
          <table:table-cell table:style-name="ce3" table:formula="oooc:=IF([.$J$4]+[.I50]&gt;[.$J$4]+[.$J$5];0;[.J49]+1)" office:value-type="float" office:value="54">
            <text:p>54</text:p>
          </table:table-cell>
          <table:table-cell table:style-name="ce5" table:formula="oooc:=[.$J$10]^([.I50] + 1)" office:value-type="float" office:value="0.332589708606784">
            <text:p>0.332590</text:p>
          </table:table-cell>
          <table:table-cell table:style-name="ce5" table:formula="oooc:=VLOOKUP([.J50];tablamortalidad;2)" office:value-type="float" office:value="0.008915">
            <text:p>0.008915</text:p>
          </table:table-cell>
          <table:table-cell table:style-name="ce5" table:formula="oooc:=VLOOKUP([.J50];tablamortalidad;4)/VLOOKUP([.$J$4];tablamortalidad;4)" office:value-type="float" office:value="0.900626272930618">
            <text:p>0.900626</text:p>
          </table:table-cell>
          <table:table-cell table:style-name="ce5" table:formula="oooc:=PRODUCT([.K50:.M50])" office:value-type="float" office:value="0.00267039044957588">
            <text:p>0.002670</text:p>
          </table:table-cell>
          <table:table-cell table:style-name="ce5" table:formula="oooc:=[.$J$10]^[.I50]" office:value-type="float" office:value="0.344230348408022">
            <text:p>0.344230</text:p>
          </table:table-cell>
          <table:table-cell table:style-name="ce5" table:formula="oooc:=IF([.I50]&lt;=[.$J$6];[.O50]*[.M5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0.011967">
            <text:p>0.011967</text:p>
          </table:table-cell>
          <table:table-cell table:style-name="ce5" table:formula="oooc:=1-[.C51]" office:value-type="float" office:value="0.988033">
            <text:p>0.988033</text:p>
          </table:table-cell>
          <table:table-cell table:style-name="ce7" table:formula="oooc:=[.E50]-[.F50]" office:value-type="float" office:value="8595.67219330028">
            <text:p>8595.67</text:p>
          </table:table-cell>
          <table:table-cell table:style-name="ce7" table:formula="oooc:=[.E51]*[.C51]" office:value-type="float" office:value="102.864409137224">
            <text:p>102.86</text:p>
          </table:table-cell>
          <table:table-cell/>
          <table:table-cell table:style-name="ce8"/>
          <table:table-cell table:style-name="ce13" office:value-type="float" office:value="32">
            <text:p>32</text:p>
          </table:table-cell>
          <table:table-cell table:style-name="ce3" table:formula="oooc:=IF([.$J$4]+[.I51]&gt;[.$J$4]+[.$J$5];0;[.J50]+1)" office:value-type="float" office:value="55">
            <text:p>55</text:p>
          </table:table-cell>
          <table:table-cell table:style-name="ce5" table:formula="oooc:=[.$J$10]^([.I51] + 1)" office:value-type="float" office:value="0.321342713629743">
            <text:p>0.321343</text:p>
          </table:table-cell>
          <table:table-cell table:style-name="ce5" table:formula="oooc:=VLOOKUP([.J51];tablamortalidad;2)" office:value-type="float" office:value="0.009597">
            <text:p>0.009597</text:p>
          </table:table-cell>
          <table:table-cell table:style-name="ce5" table:formula="oooc:=VLOOKUP([.J51];tablamortalidad;4)/VLOOKUP([.$J$4];tablamortalidad;4)" office:value-type="float" office:value="0.892597189707442">
            <text:p>0.892597</text:p>
          </table:table-cell>
          <table:table-cell table:style-name="ce5" table:formula="oooc:=PRODUCT([.K51:.M51])" office:value-type="float" office:value="0.00275270370113181">
            <text:p>0.002753</text:p>
          </table:table-cell>
          <table:table-cell table:style-name="ce5" table:formula="oooc:=[.$J$10]^[.I51]" office:value-type="float" office:value="0.332589708606784">
            <text:p>0.332590</text:p>
          </table:table-cell>
          <table:table-cell table:style-name="ce5" table:formula="oooc:=IF([.I51]&lt;=[.$J$6];[.O51]*[.M5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.012879">
            <text:p>0.012879</text:p>
          </table:table-cell>
          <table:table-cell table:style-name="ce5" table:formula="oooc:=1-[.C52]" office:value-type="float" office:value="0.987121">
            <text:p>0.987121</text:p>
          </table:table-cell>
          <table:table-cell table:style-name="ce7" table:formula="oooc:=[.E51]-[.F51]" office:value-type="float" office:value="8492.80778416305">
            <text:p>8492.81</text:p>
          </table:table-cell>
          <table:table-cell table:style-name="ce7" table:formula="oooc:=[.E52]*[.C52]" office:value-type="float" office:value="109.378871452236">
            <text:p>109.38</text:p>
          </table:table-cell>
          <table:table-cell/>
          <table:table-cell table:style-name="ce8"/>
          <table:table-cell table:style-name="ce13" office:value-type="float" office:value="33">
            <text:p>33</text:p>
          </table:table-cell>
          <table:table-cell table:style-name="ce3" table:formula="oooc:=IF([.$J$4]+[.I52]&gt;[.$J$4]+[.$J$5];0;[.J51]+1)" office:value-type="float" office:value="56">
            <text:p>56</text:p>
          </table:table-cell>
          <table:table-cell table:style-name="ce5" table:formula="oooc:=[.$J$10]^([.I52] + 1)" office:value-type="float" office:value="0.310476051816177">
            <text:p>0.310476</text:p>
          </table:table-cell>
          <table:table-cell table:style-name="ce5" table:formula="oooc:=VLOOKUP([.J52];tablamortalidad;2)" office:value-type="float" office:value="0.01033">
            <text:p>0.010330</text:p>
          </table:table-cell>
          <table:table-cell table:style-name="ce5" table:formula="oooc:=VLOOKUP([.J52];tablamortalidad;4)/VLOOKUP([.$J$4];tablamortalidad;4)" office:value-type="float" office:value="0.884030934477819">
            <text:p>0.884031</text:p>
          </table:table-cell>
          <table:table-cell table:style-name="ce5" table:formula="oooc:=PRODUCT([.K52:.M52])" office:value-type="float" office:value="0.002835279585493">
            <text:p>0.002835</text:p>
          </table:table-cell>
          <table:table-cell table:style-name="ce5" table:formula="oooc:=[.$J$10]^[.I52]" office:value-type="float" office:value="0.321342713629743">
            <text:p>0.321343</text:p>
          </table:table-cell>
          <table:table-cell table:style-name="ce5" table:formula="oooc:=IF([.I52]&lt;=[.$J$6];[.O52]*[.M5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01386">
            <text:p>0.013860</text:p>
          </table:table-cell>
          <table:table-cell table:style-name="ce5" table:formula="oooc:=1-[.C53]" office:value-type="float" office:value="0.98614">
            <text:p>0.986140</text:p>
          </table:table-cell>
          <table:table-cell table:style-name="ce7" table:formula="oooc:=[.E52]-[.F52]" office:value-type="float" office:value="8383.42891271082">
            <text:p>8383.43</text:p>
          </table:table-cell>
          <table:table-cell table:style-name="ce7" table:formula="oooc:=[.E53]*[.C53]" office:value-type="float" office:value="116.194324730172">
            <text:p>116.19</text:p>
          </table:table-cell>
          <table:table-cell/>
          <table:table-cell table:style-name="ce8"/>
          <table:table-cell table:style-name="ce13" office:value-type="float" office:value="34">
            <text:p>34</text:p>
          </table:table-cell>
          <table:table-cell table:style-name="ce3" table:formula="oooc:=IF([.$J$4]+[.I53]&gt;[.$J$4]+[.$J$5];0;[.J52]+1)" office:value-type="float" office:value="57">
            <text:p>57</text:p>
          </table:table-cell>
          <table:table-cell table:style-name="ce5" table:formula="oooc:=[.$J$10]^([.I53] + 1)" office:value-type="float" office:value="0.299976861658142">
            <text:p>0.299977</text:p>
          </table:table-cell>
          <table:table-cell table:style-name="ce5" table:formula="oooc:=VLOOKUP([.J53];tablamortalidad;2)" office:value-type="float" office:value="0.011119">
            <text:p>0.011119</text:p>
          </table:table-cell>
          <table:table-cell table:style-name="ce5" table:formula="oooc:=VLOOKUP([.J53];tablamortalidad;4)/VLOOKUP([.$J$4];tablamortalidad;4)" office:value-type="float" office:value="0.874898894924664">
            <text:p>0.874899</text:p>
          </table:table-cell>
          <table:table-cell table:style-name="ce5" table:formula="oooc:=PRODUCT([.K53:.M53])" office:value-type="float" office:value="0.0029181751539918">
            <text:p>0.002918</text:p>
          </table:table-cell>
          <table:table-cell table:style-name="ce5" table:formula="oooc:=[.$J$10]^[.I53]" office:value-type="float" office:value="0.310476051816177">
            <text:p>0.310476</text:p>
          </table:table-cell>
          <table:table-cell table:style-name="ce5" table:formula="oooc:=IF([.I53]&lt;=[.$J$6];[.O53]*[.M5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.014914">
            <text:p>0.014914</text:p>
          </table:table-cell>
          <table:table-cell table:style-name="ce5" table:formula="oooc:=1-[.C54]" office:value-type="float" office:value="0.985086">
            <text:p>0.985086</text:p>
          </table:table-cell>
          <table:table-cell table:style-name="ce7" table:formula="oooc:=[.E53]-[.F53]" office:value-type="float" office:value="8267.23458798064">
            <text:p>8267.23</text:p>
          </table:table-cell>
          <table:table-cell table:style-name="ce7" table:formula="oooc:=[.E54]*[.C54]" office:value-type="float" office:value="123.297536645143">
            <text:p>123.30</text:p>
          </table:table-cell>
          <table:table-cell/>
          <table:table-cell table:style-name="ce8"/>
          <table:table-cell table:style-name="ce13" office:value-type="float" office:value="35">
            <text:p>35</text:p>
          </table:table-cell>
          <table:table-cell table:style-name="ce3" table:formula="oooc:=IF([.$J$4]+[.I54]&gt;[.$J$4]+[.$J$5];0;[.J53]+1)" office:value-type="float" office:value="58">
            <text:p>58</text:p>
          </table:table-cell>
          <table:table-cell table:style-name="ce5" table:formula="oooc:=[.$J$10]^([.I54] + 1)" office:value-type="float" office:value="0.289832716577915">
            <text:p>0.289833</text:p>
          </table:table-cell>
          <table:table-cell table:style-name="ce5" table:formula="oooc:=VLOOKUP([.J54];tablamortalidad;2)" office:value-type="float" office:value="0.011967">
            <text:p>0.011967</text:p>
          </table:table-cell>
          <table:table-cell table:style-name="ce5" table:formula="oooc:=VLOOKUP([.J54];tablamortalidad;4)/VLOOKUP([.$J$4];tablamortalidad;4)" office:value-type="float" office:value="0.865170894111996">
            <text:p>0.865171</text:p>
          </table:table-cell>
          <table:table-cell table:style-name="ce5" table:formula="oooc:=PRODUCT([.K54:.M54])" office:value-type="float" office:value="0.00300078305712751">
            <text:p>0.003001</text:p>
          </table:table-cell>
          <table:table-cell table:style-name="ce5" table:formula="oooc:=[.$J$10]^[.I54]" office:value-type="float" office:value="0.299976861658142">
            <text:p>0.299977</text:p>
          </table:table-cell>
          <table:table-cell table:style-name="ce5" table:formula="oooc:=IF([.I54]&lt;=[.$J$6];[.O54]*[.M5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.016048">
            <text:p>0.016048</text:p>
          </table:table-cell>
          <table:table-cell table:style-name="ce5" table:formula="oooc:=1-[.C55]" office:value-type="float" office:value="0.983952">
            <text:p>0.983952</text:p>
          </table:table-cell>
          <table:table-cell table:style-name="ce7" table:formula="oooc:=[.E54]-[.F54]" office:value-type="float" office:value="8143.9370513355">
            <text:p>8143.94</text:p>
          </table:table-cell>
          <table:table-cell table:style-name="ce7" table:formula="oooc:=[.E55]*[.C55]" office:value-type="float" office:value="130.693901799832">
            <text:p>130.69</text:p>
          </table:table-cell>
          <table:table-cell/>
          <table:table-cell table:style-name="ce8"/>
          <table:table-cell table:style-name="ce13" office:value-type="float" office:value="36">
            <text:p>36</text:p>
          </table:table-cell>
          <table:table-cell table:style-name="ce3" table:formula="oooc:=IF([.$J$4]+[.I55]&gt;[.$J$4]+[.$J$5];0;[.J54]+1)" office:value-type="float" office:value="59">
            <text:p>59</text:p>
          </table:table-cell>
          <table:table-cell table:style-name="ce5" table:formula="oooc:=[.$J$10]^([.I55] + 1)" office:value-type="float" office:value="0.280031610220208">
            <text:p>0.280032</text:p>
          </table:table-cell>
          <table:table-cell table:style-name="ce5" table:formula="oooc:=VLOOKUP([.J55];tablamortalidad;2)" office:value-type="float" office:value="0.012879">
            <text:p>0.012879</text:p>
          </table:table-cell>
          <table:table-cell table:style-name="ce5" table:formula="oooc:=VLOOKUP([.J55];tablamortalidad;4)/VLOOKUP([.$J$4];tablamortalidad;4)" office:value-type="float" office:value="0.854817394022158">
            <text:p>0.854817</text:p>
          </table:table-cell>
          <table:table-cell table:style-name="ce5" table:formula="oooc:=PRODUCT([.K55:.M55])" office:value-type="float" office:value="0.0030829221039531">
            <text:p>0.003083</text:p>
          </table:table-cell>
          <table:table-cell table:style-name="ce5" table:formula="oooc:=[.$J$10]^[.I55]" office:value-type="float" office:value="0.289832716577915">
            <text:p>0.289833</text:p>
          </table:table-cell>
          <table:table-cell table:style-name="ce5" table:formula="oooc:=IF([.I55]&lt;=[.$J$6];[.O55]*[.M5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.017265">
            <text:p>0.017265</text:p>
          </table:table-cell>
          <table:table-cell table:style-name="ce5" table:formula="oooc:=1-[.C56]" office:value-type="float" office:value="0.982735">
            <text:p>0.982735</text:p>
          </table:table-cell>
          <table:table-cell table:style-name="ce7" table:formula="oooc:=[.E55]-[.F55]" office:value-type="float" office:value="8013.24314953567">
            <text:p>8013.24</text:p>
          </table:table-cell>
          <table:table-cell table:style-name="ce7" table:formula="oooc:=[.E56]*[.C56]" office:value-type="float" office:value="138.348642976733">
            <text:p>138.35</text:p>
          </table:table-cell>
          <table:table-cell/>
          <table:table-cell table:style-name="ce8"/>
          <table:table-cell table:style-name="ce13" office:value-type="float" office:value="37">
            <text:p>37</text:p>
          </table:table-cell>
          <table:table-cell table:style-name="ce3" table:formula="oooc:=IF([.$J$4]+[.I56]&gt;[.$J$4]+[.$J$5];0;[.J55]+1)" office:value-type="float" office:value="60">
            <text:p>60</text:p>
          </table:table-cell>
          <table:table-cell table:style-name="ce5" table:formula="oooc:=[.$J$10]^([.I56] + 1)" office:value-type="float" office:value="0.270561942241747">
            <text:p>0.270562</text:p>
          </table:table-cell>
          <table:table-cell table:style-name="ce5" table:formula="oooc:=VLOOKUP([.J56];tablamortalidad;2)" office:value-type="float" office:value="0.01386">
            <text:p>0.013860</text:p>
          </table:table-cell>
          <table:table-cell table:style-name="ce5" table:formula="oooc:=VLOOKUP([.J56];tablamortalidad;4)/VLOOKUP([.$J$4];tablamortalidad;4)" office:value-type="float" office:value="0.843808200804547">
            <text:p>0.843808</text:p>
          </table:table-cell>
          <table:table-cell table:style-name="ce5" table:formula="oooc:=PRODUCT([.K56:.M56])" office:value-type="float" office:value="0.0031642710656522">
            <text:p>0.003164</text:p>
          </table:table-cell>
          <table:table-cell table:style-name="ce5" table:formula="oooc:=[.$J$10]^[.I56]" office:value-type="float" office:value="0.280031610220208">
            <text:p>0.280032</text:p>
          </table:table-cell>
          <table:table-cell table:style-name="ce5" table:formula="oooc:=IF([.I56]&lt;=[.$J$6];[.O56]*[.M5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18574">
            <text:p>0.018574</text:p>
          </table:table-cell>
          <table:table-cell table:style-name="ce5" table:formula="oooc:=1-[.C57]" office:value-type="float" office:value="0.981426">
            <text:p>0.981426</text:p>
          </table:table-cell>
          <table:table-cell table:style-name="ce7" table:formula="oooc:=[.E56]-[.F56]" office:value-type="float" office:value="7874.89450655893">
            <text:p>7874.89</text:p>
          </table:table-cell>
          <table:table-cell table:style-name="ce7" table:formula="oooc:=[.E57]*[.C57]" office:value-type="float" office:value="146.268290564826">
            <text:p>146.27</text:p>
          </table:table-cell>
          <table:table-cell/>
          <table:table-cell table:style-name="ce8"/>
          <table:table-cell table:style-name="ce13" office:value-type="float" office:value="38">
            <text:p>38</text:p>
          </table:table-cell>
          <table:table-cell table:style-name="ce3" table:formula="oooc:=IF([.$J$4]+[.I57]&gt;[.$J$4]+[.$J$5];0;[.J56]+1)" office:value-type="float" office:value="61">
            <text:p>61</text:p>
          </table:table-cell>
          <table:table-cell table:style-name="ce5" table:formula="oooc:=[.$J$10]^([.I57] + 1)" office:value-type="float" office:value="0.261412504581398">
            <text:p>0.261413</text:p>
          </table:table-cell>
          <table:table-cell table:style-name="ce5" table:formula="oooc:=VLOOKUP([.J57];tablamortalidad;2)" office:value-type="float" office:value="0.014914">
            <text:p>0.014914</text:p>
          </table:table-cell>
          <table:table-cell table:style-name="ce5" table:formula="oooc:=VLOOKUP([.J57];tablamortalidad;4)/VLOOKUP([.$J$4];tablamortalidad;4)" office:value-type="float" office:value="0.832113019141396">
            <text:p>0.832113</text:p>
          </table:table-cell>
          <table:table-cell table:style-name="ce5" table:formula="oooc:=PRODUCT([.K57:.M57])" office:value-type="float" office:value="0.00324416409806326">
            <text:p>0.003244</text:p>
          </table:table-cell>
          <table:table-cell table:style-name="ce5" table:formula="oooc:=[.$J$10]^[.I57]" office:value-type="float" office:value="0.270561942241747">
            <text:p>0.270562</text:p>
          </table:table-cell>
          <table:table-cell table:style-name="ce5" table:formula="oooc:=IF([.I57]&lt;=[.$J$6];[.O57]*[.M5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.01998">
            <text:p>0.019980</text:p>
          </table:table-cell>
          <table:table-cell table:style-name="ce5" table:formula="oooc:=1-[.C58]" office:value-type="float" office:value="0.98002">
            <text:p>0.980020</text:p>
          </table:table-cell>
          <table:table-cell table:style-name="ce7" table:formula="oooc:=[.E57]-[.F57]" office:value-type="float" office:value="7728.62621599411">
            <text:p>7728.63</text:p>
          </table:table-cell>
          <table:table-cell table:style-name="ce7" table:formula="oooc:=[.E58]*[.C58]" office:value-type="float" office:value="154.417951795562">
            <text:p>154.42</text:p>
          </table:table-cell>
          <table:table-cell/>
          <table:table-cell table:style-name="ce8"/>
          <table:table-cell table:style-name="ce13" office:value-type="float" office:value="39">
            <text:p>39</text:p>
          </table:table-cell>
          <table:table-cell table:style-name="ce3" table:formula="oooc:=IF([.$J$4]+[.I58]&gt;[.$J$4]+[.$J$5];0;[.J57]+1)" office:value-type="float" office:value="62">
            <text:p>62</text:p>
          </table:table-cell>
          <table:table-cell table:style-name="ce5" table:formula="oooc:=[.$J$10]^([.I58] + 1)" office:value-type="float" office:value="0.252572468194587">
            <text:p>0.252572</text:p>
          </table:table-cell>
          <table:table-cell table:style-name="ce5" table:formula="oooc:=VLOOKUP([.J58];tablamortalidad;2)" office:value-type="float" office:value="0.016048">
            <text:p>0.016048</text:p>
          </table:table-cell>
          <table:table-cell table:style-name="ce5" table:formula="oooc:=VLOOKUP([.J58];tablamortalidad;4)/VLOOKUP([.$J$4];tablamortalidad;4)" office:value-type="float" office:value="0.819702885573921">
            <text:p>0.819703</text:p>
          </table:table-cell>
          <table:table-cell table:style-name="ce5" table:formula="oooc:=PRODUCT([.K58:.M58])" office:value-type="float" office:value="0.00332248774621788">
            <text:p>0.003322</text:p>
          </table:table-cell>
          <table:table-cell table:style-name="ce5" table:formula="oooc:=[.$J$10]^[.I58]" office:value-type="float" office:value="0.261412504581398">
            <text:p>0.261413</text:p>
          </table:table-cell>
          <table:table-cell table:style-name="ce5" table:formula="oooc:=IF([.I58]&lt;=[.$J$6];[.O58]*[.M5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.02149">
            <text:p>0.021490</text:p>
          </table:table-cell>
          <table:table-cell table:style-name="ce5" table:formula="oooc:=1-[.C59]" office:value-type="float" office:value="0.97851">
            <text:p>0.978510</text:p>
          </table:table-cell>
          <table:table-cell table:style-name="ce7" table:formula="oooc:=[.E58]-[.F58]" office:value-type="float" office:value="7574.20826419855">
            <text:p>7574.21</text:p>
          </table:table-cell>
          <table:table-cell table:style-name="ce7" table:formula="oooc:=[.E59]*[.C59]" office:value-type="float" office:value="162.769735597627">
            <text:p>162.77</text:p>
          </table:table-cell>
          <table:table-cell/>
          <table:table-cell table:style-name="ce8"/>
          <table:table-cell table:style-name="ce13" office:value-type="float" office:value="40">
            <text:p>40</text:p>
          </table:table-cell>
          <table:table-cell table:style-name="ce3" table:formula="oooc:=IF([.$J$4]+[.I59]&gt;[.$J$4]+[.$J$5];0;[.J58]+1)" office:value-type="float" office:value="63">
            <text:p>63</text:p>
          </table:table-cell>
          <table:table-cell table:style-name="ce5" table:formula="oooc:=[.$J$10]^([.I59] + 1)" office:value-type="float" office:value="0.244031370236316">
            <text:p>0.244031</text:p>
          </table:table-cell>
          <table:table-cell table:style-name="ce5" table:formula="oooc:=VLOOKUP([.J59];tablamortalidad;2)" office:value-type="float" office:value="0.017265">
            <text:p>0.017265</text:p>
          </table:table-cell>
          <table:table-cell table:style-name="ce5" table:formula="oooc:=VLOOKUP([.J59];tablamortalidad;4)/VLOOKUP([.$J$4];tablamortalidad;4)" office:value-type="float" office:value="0.80654829366623">
            <text:p>0.806548</text:p>
          </table:table-cell>
          <table:table-cell table:style-name="ce5" table:formula="oooc:=PRODUCT([.K59:.M59])" office:value-type="float" office:value="0.00339815056710252">
            <text:p>0.003398</text:p>
          </table:table-cell>
          <table:table-cell table:style-name="ce5" table:formula="oooc:=[.$J$10]^[.I59]" office:value-type="float" office:value="0.252572468194587">
            <text:p>0.252572</text:p>
          </table:table-cell>
          <table:table-cell table:style-name="ce5" table:formula="oooc:=IF([.I59]&lt;=[.$J$6];[.O59]*[.M5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.023111">
            <text:p>0.023111</text:p>
          </table:table-cell>
          <table:table-cell table:style-name="ce5" table:formula="oooc:=1-[.C60]" office:value-type="float" office:value="0.976889">
            <text:p>0.976889</text:p>
          </table:table-cell>
          <table:table-cell table:style-name="ce7" table:formula="oooc:=[.E59]-[.F59]" office:value-type="float" office:value="7411.43852860092">
            <text:p>7411.44</text:p>
          </table:table-cell>
          <table:table-cell table:style-name="ce7" table:formula="oooc:=[.E60]*[.C60]" office:value-type="float" office:value="171.285755834496">
            <text:p>171.29</text:p>
          </table:table-cell>
          <table:table-cell/>
          <table:table-cell table:style-name="ce8"/>
          <table:table-cell table:style-name="ce13" office:value-type="float" office:value="41">
            <text:p>41</text:p>
          </table:table-cell>
          <table:table-cell table:style-name="ce3" table:formula="oooc:=IF([.$J$4]+[.I60]&gt;[.$J$4]+[.$J$5];0;[.J59]+1)" office:value-type="float" office:value="64">
            <text:p>64</text:p>
          </table:table-cell>
          <table:table-cell table:style-name="ce5" table:formula="oooc:=[.$J$10]^([.I60] + 1)" office:value-type="float" office:value="0.2357791016776">
            <text:p>0.235779</text:p>
          </table:table-cell>
          <table:table-cell table:style-name="ce5" table:formula="oooc:=VLOOKUP([.J60];tablamortalidad;2)" office:value-type="float" office:value="0.018574">
            <text:p>0.018574</text:p>
          </table:table-cell>
          <table:table-cell table:style-name="ce5" table:formula="oooc:=VLOOKUP([.J60];tablamortalidad;4)/VLOOKUP([.$J$4];tablamortalidad;4)" office:value-type="float" office:value="0.792623237376083">
            <text:p>0.792623</text:p>
          </table:table-cell>
          <table:table-cell table:style-name="ce5" table:formula="oooc:=PRODUCT([.K60:.M60])" office:value-type="float" office:value="0.00347118332085142">
            <text:p>0.003471</text:p>
          </table:table-cell>
          <table:table-cell table:style-name="ce5" table:formula="oooc:=[.$J$10]^[.I60]" office:value-type="float" office:value="0.244031370236316">
            <text:p>0.244031</text:p>
          </table:table-cell>
          <table:table-cell table:style-name="ce5" table:formula="oooc:=IF([.I60]&lt;=[.$J$6];[.O60]*[.M6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.024851">
            <text:p>0.024851</text:p>
          </table:table-cell>
          <table:table-cell table:style-name="ce5" table:formula="oooc:=1-[.C61]" office:value-type="float" office:value="0.975149">
            <text:p>0.975149</text:p>
          </table:table-cell>
          <table:table-cell table:style-name="ce7" table:formula="oooc:=[.E60]-[.F60]" office:value-type="float" office:value="7240.15277276642">
            <text:p>7240.15</text:p>
          </table:table-cell>
          <table:table-cell table:style-name="ce7" table:formula="oooc:=[.E61]*[.C61]" office:value-type="float" office:value="179.925036556018">
            <text:p>179.93</text:p>
          </table:table-cell>
          <table:table-cell/>
          <table:table-cell table:style-name="ce8"/>
          <table:table-cell table:style-name="ce13" office:value-type="float" office:value="42">
            <text:p>42</text:p>
          </table:table-cell>
          <table:table-cell table:style-name="ce3" table:formula="oooc:=IF([.$J$4]+[.I61]&gt;[.$J$4]+[.$J$5];0;[.J60]+1)" office:value-type="float" office:value="65">
            <text:p>65</text:p>
          </table:table-cell>
          <table:table-cell table:style-name="ce5" table:formula="oooc:=[.$J$10]^([.I61] + 1)" office:value-type="float" office:value="0.227805895340677">
            <text:p>0.227806</text:p>
          </table:table-cell>
          <table:table-cell table:style-name="ce5" table:formula="oooc:=VLOOKUP([.J61];tablamortalidad;2)" office:value-type="float" office:value="0.01998">
            <text:p>0.019980</text:p>
          </table:table-cell>
          <table:table-cell table:style-name="ce5" table:formula="oooc:=VLOOKUP([.J61];tablamortalidad;4)/VLOOKUP([.$J$4];tablamortalidad;4)" office:value-type="float" office:value="0.77790105336506">
            <text:p>0.777901</text:p>
          </table:table-cell>
          <table:table-cell table:style-name="ce5" table:formula="oooc:=PRODUCT([.K61:.M61])" office:value-type="float" office:value="0.00354066471004669">
            <text:p>0.003541</text:p>
          </table:table-cell>
          <table:table-cell table:style-name="ce5" table:formula="oooc:=[.$J$10]^[.I61]" office:value-type="float" office:value="0.2357791016776">
            <text:p>0.235779</text:p>
          </table:table-cell>
          <table:table-cell table:style-name="ce5" table:formula="oooc:=IF([.I61]&lt;=[.$J$6];[.O61]*[.M6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0.02672">
            <text:p>0.026720</text:p>
          </table:table-cell>
          <table:table-cell table:style-name="ce5" table:formula="oooc:=1-[.C62]" office:value-type="float" office:value="0.97328">
            <text:p>0.973280</text:p>
          </table:table-cell>
          <table:table-cell table:style-name="ce7" table:formula="oooc:=[.E61]-[.F61]" office:value-type="float" office:value="7060.22773621041">
            <text:p>7060.23</text:p>
          </table:table-cell>
          <table:table-cell table:style-name="ce7" table:formula="oooc:=[.E62]*[.C62]" office:value-type="float" office:value="188.649285111542">
            <text:p>188.65</text:p>
          </table:table-cell>
          <table:table-cell/>
          <table:table-cell table:style-name="ce8"/>
          <table:table-cell table:style-name="ce13" office:value-type="float" office:value="43">
            <text:p>43</text:p>
          </table:table-cell>
          <table:table-cell table:style-name="ce3" table:formula="oooc:=IF([.$J$4]+[.I62]&gt;[.$J$4]+[.$J$5];0;[.J61]+1)" office:value-type="float" office:value="66">
            <text:p>66</text:p>
          </table:table-cell>
          <table:table-cell table:style-name="ce5" table:formula="oooc:=[.$J$10]^([.I62] + 1)" office:value-type="float" office:value="0.220102314338818">
            <text:p>0.220102</text:p>
          </table:table-cell>
          <table:table-cell table:style-name="ce5" table:formula="oooc:=VLOOKUP([.J62];tablamortalidad;2)" office:value-type="float" office:value="0.02149">
            <text:p>0.021490</text:p>
          </table:table-cell>
          <table:table-cell table:style-name="ce5" table:formula="oooc:=VLOOKUP([.J62];tablamortalidad;4)/VLOOKUP([.$J$4];tablamortalidad;4)" office:value-type="float" office:value="0.762358590318826">
            <text:p>0.762359</text:p>
          </table:table-cell>
          <table:table-cell table:style-name="ce5" table:formula="oooc:=PRODUCT([.K62:.M62])" office:value-type="float" office:value="0.00360595516793207">
            <text:p>0.003606</text:p>
          </table:table-cell>
          <table:table-cell table:style-name="ce5" table:formula="oooc:=[.$J$10]^[.I62]" office:value-type="float" office:value="0.227805895340677">
            <text:p>0.227806</text:p>
          </table:table-cell>
          <table:table-cell table:style-name="ce5" table:formula="oooc:=IF([.I62]&lt;=[.$J$6];[.O62]*[.M6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028724">
            <text:p>0.028724</text:p>
          </table:table-cell>
          <table:table-cell table:style-name="ce5" table:formula="oooc:=1-[.C63]" office:value-type="float" office:value="0.971276">
            <text:p>0.971276</text:p>
          </table:table-cell>
          <table:table-cell table:style-name="ce7" table:formula="oooc:=[.E62]-[.F62]" office:value-type="float" office:value="6871.57845109886">
            <text:p>6871.58</text:p>
          </table:table-cell>
          <table:table-cell table:style-name="ce7" table:formula="oooc:=[.E63]*[.C63]" office:value-type="float" office:value="197.379219429364">
            <text:p>197.38</text:p>
          </table:table-cell>
          <table:table-cell/>
          <table:table-cell table:style-name="ce8"/>
          <table:table-cell table:style-name="ce13" office:value-type="float" office:value="44">
            <text:p>44</text:p>
          </table:table-cell>
          <table:table-cell table:style-name="ce3" table:formula="oooc:=IF([.$J$4]+[.I63]&gt;[.$J$4]+[.$J$5];0;[.J62]+1)" office:value-type="float" office:value="67">
            <text:p>67</text:p>
          </table:table-cell>
          <table:table-cell table:style-name="ce5" table:formula="oooc:=[.$J$10]^([.I63] + 1)" office:value-type="float" office:value="0.21265924090707">
            <text:p>0.212659</text:p>
          </table:table-cell>
          <table:table-cell table:style-name="ce5" table:formula="oooc:=VLOOKUP([.J63];tablamortalidad;2)" office:value-type="float" office:value="0.023111">
            <text:p>0.023111</text:p>
          </table:table-cell>
          <table:table-cell table:style-name="ce5" table:formula="oooc:=VLOOKUP([.J63];tablamortalidad;4)/VLOOKUP([.$J$4];tablamortalidad;4)" office:value-type="float" office:value="0.745975504212874">
            <text:p>0.745976</text:p>
          </table:table-cell>
          <table:table-cell table:style-name="ce5" table:formula="oooc:=PRODUCT([.K63:.M63])" office:value-type="float" office:value="0.00366629632548231">
            <text:p>0.003666</text:p>
          </table:table-cell>
          <table:table-cell table:style-name="ce5" table:formula="oooc:=[.$J$10]^[.I63]" office:value-type="float" office:value="0.220102314338818">
            <text:p>0.220102</text:p>
          </table:table-cell>
          <table:table-cell table:style-name="ce5" table:formula="oooc:=IF([.I63]&lt;=[.$J$6];[.O63]*[.M6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.030874">
            <text:p>0.030874</text:p>
          </table:table-cell>
          <table:table-cell table:style-name="ce5" table:formula="oooc:=1-[.C64]" office:value-type="float" office:value="0.969126">
            <text:p>0.969126</text:p>
          </table:table-cell>
          <table:table-cell table:style-name="ce7" table:formula="oooc:=[.E63]-[.F63]" office:value-type="float" office:value="6674.1992316695">
            <text:p>6674.20</text:p>
          </table:table-cell>
          <table:table-cell table:style-name="ce7" table:formula="oooc:=[.E64]*[.C64]" office:value-type="float" office:value="206.059227078564">
            <text:p>206.06</text:p>
          </table:table-cell>
          <table:table-cell/>
          <table:table-cell table:style-name="ce8"/>
          <table:table-cell table:style-name="ce13" office:value-type="float" office:value="45">
            <text:p>45</text:p>
          </table:table-cell>
          <table:table-cell table:style-name="ce3" table:formula="oooc:=IF([.$J$4]+[.I64]&gt;[.$J$4]+[.$J$5];0;[.J63]+1)" office:value-type="float" office:value="68">
            <text:p>68</text:p>
          </table:table-cell>
          <table:table-cell table:style-name="ce5" table:formula="oooc:=[.$J$10]^([.I64] + 1)" office:value-type="float" office:value="0.205467865610696">
            <text:p>0.205468</text:p>
          </table:table-cell>
          <table:table-cell table:style-name="ce5" table:formula="oooc:=VLOOKUP([.J64];tablamortalidad;2)" office:value-type="float" office:value="0.024851">
            <text:p>0.024851</text:p>
          </table:table-cell>
          <table:table-cell table:style-name="ce5" table:formula="oooc:=VLOOKUP([.J64];tablamortalidad;4)/VLOOKUP([.$J$4];tablamortalidad;4)" office:value-type="float" office:value="0.72873526433501">
            <text:p>0.728735</text:p>
          </table:table-cell>
          <table:table-cell table:style-name="ce5" table:formula="oooc:=PRODUCT([.K64:.M64])" office:value-type="float" office:value="0.00372098196372966">
            <text:p>0.003721</text:p>
          </table:table-cell>
          <table:table-cell table:style-name="ce5" table:formula="oooc:=[.$J$10]^[.I64]" office:value-type="float" office:value="0.21265924090707">
            <text:p>0.212659</text:p>
          </table:table-cell>
          <table:table-cell table:style-name="ce5" table:formula="oooc:=IF([.I64]&lt;=[.$J$6];[.O64]*[.M6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0.03318">
            <text:p>0.033180</text:p>
          </table:table-cell>
          <table:table-cell table:style-name="ce5" table:formula="oooc:=1-[.C65]" office:value-type="float" office:value="0.96682">
            <text:p>0.966820</text:p>
          </table:table-cell>
          <table:table-cell table:style-name="ce7" table:formula="oooc:=[.E64]-[.F64]" office:value-type="float" office:value="6468.14000459094">
            <text:p>6468.14</text:p>
          </table:table-cell>
          <table:table-cell table:style-name="ce7" table:formula="oooc:=[.E65]*[.C65]" office:value-type="float" office:value="214.612885352327">
            <text:p>214.61</text:p>
          </table:table-cell>
          <table:table-cell/>
          <table:table-cell table:style-name="ce8"/>
          <table:table-cell table:style-name="ce13" office:value-type="float" office:value="46">
            <text:p>46</text:p>
          </table:table-cell>
          <table:table-cell table:style-name="ce3" table:formula="oooc:=IF([.$J$4]+[.I65]&gt;[.$J$4]+[.$J$5];0;[.J64]+1)" office:value-type="float" office:value="69">
            <text:p>69</text:p>
          </table:table-cell>
          <table:table-cell table:style-name="ce5" table:formula="oooc:=[.$J$10]^([.I65] + 1)" office:value-type="float" office:value="0.198519676918547">
            <text:p>0.198520</text:p>
          </table:table-cell>
          <table:table-cell table:style-name="ce5" table:formula="oooc:=VLOOKUP([.J65];tablamortalidad;2)" office:value-type="float" office:value="0.02672">
            <text:p>0.026720</text:p>
          </table:table-cell>
          <table:table-cell table:style-name="ce5" table:formula="oooc:=VLOOKUP([.J65];tablamortalidad;4)/VLOOKUP([.$J$4];tablamortalidad;4)" office:value-type="float" office:value="0.710625464281021">
            <text:p>0.710625</text:p>
          </table:table-cell>
          <table:table-cell table:style-name="ce5" table:formula="oooc:=PRODUCT([.K65:.M65])" office:value-type="float" office:value="0.00376947423611518">
            <text:p>0.003769</text:p>
          </table:table-cell>
          <table:table-cell table:style-name="ce5" table:formula="oooc:=[.$J$10]^[.I65]" office:value-type="float" office:value="0.205467865610696">
            <text:p>0.205468</text:p>
          </table:table-cell>
          <table:table-cell table:style-name="ce5" table:formula="oooc:=IF([.I65]&lt;=[.$J$6];[.O65]*[.M6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0.035651">
            <text:p>0.035651</text:p>
          </table:table-cell>
          <table:table-cell table:style-name="ce5" table:formula="oooc:=1-[.C66]" office:value-type="float" office:value="0.964349">
            <text:p>0.964349</text:p>
          </table:table-cell>
          <table:table-cell table:style-name="ce7" table:formula="oooc:=[.E65]-[.F65]" office:value-type="float" office:value="6253.52711923861">
            <text:p>6253.53</text:p>
          </table:table-cell>
          <table:table-cell table:style-name="ce7" table:formula="oooc:=[.E66]*[.C66]" office:value-type="float" office:value="222.944495327976">
            <text:p>222.94</text:p>
          </table:table-cell>
          <table:table-cell/>
          <table:table-cell table:style-name="ce8"/>
          <table:table-cell table:style-name="ce13" office:value-type="float" office:value="47">
            <text:p>47</text:p>
          </table:table-cell>
          <table:table-cell table:style-name="ce3" table:formula="oooc:=IF([.$J$4]+[.I66]&gt;[.$J$4]+[.$J$5];0;[.J65]+1)" office:value-type="float" office:value="70">
            <text:p>70</text:p>
          </table:table-cell>
          <table:table-cell table:style-name="ce5" table:formula="oooc:=[.$J$10]^([.I66] + 1)" office:value-type="float" office:value="0.191806451129031">
            <text:p>0.191806</text:p>
          </table:table-cell>
          <table:table-cell table:style-name="ce5" table:formula="oooc:=VLOOKUP([.J66];tablamortalidad;2)" office:value-type="float" office:value="0.028724">
            <text:p>0.028724</text:p>
          </table:table-cell>
          <table:table-cell table:style-name="ce5" table:formula="oooc:=VLOOKUP([.J66];tablamortalidad;4)/VLOOKUP([.$J$4];tablamortalidad;4)" office:value-type="float" office:value="0.691637551875432">
            <text:p>0.691638</text:p>
          </table:table-cell>
          <table:table-cell table:style-name="ce5" table:formula="oooc:=PRODUCT([.K66:.M66])" office:value-type="float" office:value="0.00381054147426632">
            <text:p>0.003811</text:p>
          </table:table-cell>
          <table:table-cell table:style-name="ce5" table:formula="oooc:=[.$J$10]^[.I66]" office:value-type="float" office:value="0.198519676918547">
            <text:p>0.198520</text:p>
          </table:table-cell>
          <table:table-cell table:style-name="ce5" table:formula="oooc:=IF([.I66]&lt;=[.$J$6];[.O66]*[.M6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.0383">
            <text:p>0.038300</text:p>
          </table:table-cell>
          <table:table-cell table:style-name="ce5" table:formula="oooc:=1-[.C67]" office:value-type="float" office:value="0.9617">
            <text:p>0.961700</text:p>
          </table:table-cell>
          <table:table-cell table:style-name="ce7" table:formula="oooc:=[.E66]-[.F66]" office:value-type="float" office:value="6030.58262391063">
            <text:p>6030.58</text:p>
          </table:table-cell>
          <table:table-cell table:style-name="ce7" table:formula="oooc:=[.E67]*[.C67]" office:value-type="float" office:value="230.971314495777">
            <text:p>230.97</text:p>
          </table:table-cell>
          <table:table-cell/>
          <table:table-cell table:style-name="ce8"/>
          <table:table-cell table:style-name="ce13" office:value-type="float" office:value="48">
            <text:p>48</text:p>
          </table:table-cell>
          <table:table-cell table:style-name="ce3" table:formula="oooc:=IF([.$J$4]+[.I67]&gt;[.$J$4]+[.$J$5];0;[.J66]+1)" office:value-type="float" office:value="71">
            <text:p>71</text:p>
          </table:table-cell>
          <table:table-cell table:style-name="ce5" table:formula="oooc:=[.$J$10]^([.I67] + 1)" office:value-type="float" office:value="0.185320242636745">
            <text:p>0.185320</text:p>
          </table:table-cell>
          <table:table-cell table:style-name="ce5" table:formula="oooc:=VLOOKUP([.J67];tablamortalidad;2)" office:value-type="float" office:value="0.030874">
            <text:p>0.030874</text:p>
          </table:table-cell>
          <table:table-cell table:style-name="ce5" table:formula="oooc:=VLOOKUP([.J67];tablamortalidad;4)/VLOOKUP([.$J$4];tablamortalidad;4)" office:value-type="float" office:value="0.671770954835362">
            <text:p>0.671771</text:p>
          </table:table-cell>
          <table:table-cell table:style-name="ce5" table:formula="oooc:=PRODUCT([.K67:.M67])" office:value-type="float" office:value="0.00384358935943897">
            <text:p>0.003844</text:p>
          </table:table-cell>
          <table:table-cell table:style-name="ce5" table:formula="oooc:=[.$J$10]^[.I67]" office:value-type="float" office:value="0.191806451129031">
            <text:p>0.191806</text:p>
          </table:table-cell>
          <table:table-cell table:style-name="ce5" table:formula="oooc:=IF([.I67]&lt;=[.$J$6];[.O67]*[.M6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041136">
            <text:p>0.041136</text:p>
          </table:table-cell>
          <table:table-cell table:style-name="ce5" table:formula="oooc:=1-[.C68]" office:value-type="float" office:value="0.958864">
            <text:p>0.958864</text:p>
          </table:table-cell>
          <table:table-cell table:style-name="ce7" table:formula="oooc:=[.E67]-[.F67]" office:value-type="float" office:value="5799.61130941486">
            <text:p>5799.61</text:p>
          </table:table-cell>
          <table:table-cell table:style-name="ce7" table:formula="oooc:=[.E68]*[.C68]" office:value-type="float" office:value="238.57281082409">
            <text:p>238.57</text:p>
          </table:table-cell>
          <table:table-cell/>
          <table:table-cell table:style-name="ce8"/>
          <table:table-cell table:style-name="ce13" office:value-type="float" office:value="49">
            <text:p>49</text:p>
          </table:table-cell>
          <table:table-cell table:style-name="ce3" table:formula="oooc:=IF([.$J$4]+[.I68]&gt;[.$J$4]+[.$J$5];0;[.J67]+1)" office:value-type="float" office:value="72">
            <text:p>72</text:p>
          </table:table-cell>
          <table:table-cell table:style-name="ce5" table:formula="oooc:=[.$J$10]^([.I68] + 1)" office:value-type="float" office:value="0.179053374528256">
            <text:p>0.179053</text:p>
          </table:table-cell>
          <table:table-cell table:style-name="ce5" table:formula="oooc:=VLOOKUP([.J68];tablamortalidad;2)" office:value-type="float" office:value="0.03318">
            <text:p>0.033180</text:p>
          </table:table-cell>
          <table:table-cell table:style-name="ce5" table:formula="oooc:=VLOOKUP([.J68];tablamortalidad;4)/VLOOKUP([.$J$4];tablamortalidad;4)" office:value-type="float" office:value="0.651030698375775">
            <text:p>0.651031</text:p>
          </table:table-cell>
          <table:table-cell table:style-name="ce5" table:formula="oooc:=PRODUCT([.K68:.M68])" office:value-type="float" office:value="0.00386776749819092">
            <text:p>0.003868</text:p>
          </table:table-cell>
          <table:table-cell table:style-name="ce5" table:formula="oooc:=[.$J$10]^[.I68]" office:value-type="float" office:value="0.185320242636745">
            <text:p>0.185320</text:p>
          </table:table-cell>
          <table:table-cell table:style-name="ce5" table:formula="oooc:=IF([.I68]&lt;=[.$J$6];[.O68]*[.M6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.044174">
            <text:p>0.044174</text:p>
          </table:table-cell>
          <table:table-cell table:style-name="ce5" table:formula="oooc:=1-[.C69]" office:value-type="float" office:value="0.955826">
            <text:p>0.955826</text:p>
          </table:table-cell>
          <table:table-cell table:style-name="ce7" table:formula="oooc:=[.E68]-[.F68]" office:value-type="float" office:value="5561.03849859077">
            <text:p>5561.04</text:p>
          </table:table-cell>
          <table:table-cell table:style-name="ce7" table:formula="oooc:=[.E69]*[.C69]" office:value-type="float" office:value="245.653314636749">
            <text:p>245.65</text:p>
          </table:table-cell>
          <table:table-cell/>
          <table:table-cell table:style-name="ce8"/>
          <table:table-cell table:style-name="ce13" office:value-type="float" office:value="50">
            <text:p>50</text:p>
          </table:table-cell>
          <table:table-cell table:style-name="ce3" table:formula="oooc:=IF([.$J$4]+[.I69]&gt;[.$J$4]+[.$J$5];0;[.J68]+1)" office:value-type="float" office:value="73">
            <text:p>73</text:p>
          </table:table-cell>
          <table:table-cell table:style-name="ce5" table:formula="oooc:=[.$J$10]^([.I69] + 1)" office:value-type="float" office:value="0.1729984294959">
            <text:p>0.172998</text:p>
          </table:table-cell>
          <table:table-cell table:style-name="ce5" table:formula="oooc:=VLOOKUP([.J69];tablamortalidad;2)" office:value-type="float" office:value="0.035651">
            <text:p>0.035651</text:p>
          </table:table-cell>
          <table:table-cell table:style-name="ce5" table:formula="oooc:=VLOOKUP([.J69];tablamortalidad;4)/VLOOKUP([.$J$4];tablamortalidad;4)" office:value-type="float" office:value="0.629429499803667">
            <text:p>0.629429</text:p>
          </table:table-cell>
          <table:table-cell table:style-name="ce5" table:formula="oooc:=PRODUCT([.K69:.M69])" office:value-type="float" office:value="0.00388204861808366">
            <text:p>0.003882</text:p>
          </table:table-cell>
          <table:table-cell table:style-name="ce5" table:formula="oooc:=[.$J$10]^[.I69]" office:value-type="float" office:value="0.179053374528256">
            <text:p>0.179053</text:p>
          </table:table-cell>
          <table:table-cell table:style-name="ce5" table:formula="oooc:=IF([.I69]&lt;=[.$J$6];[.O69]*[.M6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.047424">
            <text:p>0.047424</text:p>
          </table:table-cell>
          <table:table-cell table:style-name="ce5" table:formula="oooc:=1-[.C70]" office:value-type="float" office:value="0.952576">
            <text:p>0.952576</text:p>
          </table:table-cell>
          <table:table-cell table:style-name="ce7" table:formula="oooc:=[.E69]-[.F69]" office:value-type="float" office:value="5315.38518395402">
            <text:p>5315.39</text:p>
          </table:table-cell>
          <table:table-cell table:style-name="ce7" table:formula="oooc:=[.E70]*[.C70]" office:value-type="float" office:value="252.076826963835">
            <text:p>252.08</text:p>
          </table:table-cell>
          <table:table-cell/>
          <table:table-cell table:style-name="ce8"/>
          <table:table-cell table:style-name="ce13" office:value-type="float" office:value="51">
            <text:p>51</text:p>
          </table:table-cell>
          <table:table-cell table:style-name="ce3" table:formula="oooc:=IF([.$J$4]+[.I70]&gt;[.$J$4]+[.$J$5];0;[.J69]+1)" office:value-type="float" office:value="74">
            <text:p>74</text:p>
          </table:table-cell>
          <table:table-cell table:style-name="ce5" table:formula="oooc:=[.$J$10]^([.I70] + 1)" office:value-type="float" office:value="0.16714824105884">
            <text:p>0.167148</text:p>
          </table:table-cell>
          <table:table-cell table:style-name="ce5" table:formula="oooc:=VLOOKUP([.J70];tablamortalidad;2)" office:value-type="float" office:value="0.0383">
            <text:p>0.038300</text:p>
          </table:table-cell>
          <table:table-cell table:style-name="ce5" table:formula="oooc:=VLOOKUP([.J70];tablamortalidad;4)/VLOOKUP([.$J$4];tablamortalidad;4)" office:value-type="float" office:value="0.606989708706167">
            <text:p>0.606990</text:p>
          </table:table-cell>
          <table:table-cell table:style-name="ce5" table:formula="oooc:=PRODUCT([.K70:.M70])" office:value-type="float" office:value="0.00388581314038535">
            <text:p>0.003886</text:p>
          </table:table-cell>
          <table:table-cell table:style-name="ce5" table:formula="oooc:=[.$J$10]^[.I70]" office:value-type="float" office:value="0.1729984294959">
            <text:p>0.172998</text:p>
          </table:table-cell>
          <table:table-cell table:style-name="ce5" table:formula="oooc:=IF([.I70]&lt;=[.$J$6];[.O70]*[.M7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0.050902">
            <text:p>0.050902</text:p>
          </table:table-cell>
          <table:table-cell table:style-name="ce5" table:formula="oooc:=1-[.C71]" office:value-type="float" office:value="0.949098">
            <text:p>0.949098</text:p>
          </table:table-cell>
          <table:table-cell table:style-name="ce7" table:formula="oooc:=[.E70]-[.F70]" office:value-type="float" office:value="5063.30835699018">
            <text:p>5063.31</text:p>
          </table:table-cell>
          <table:table-cell table:style-name="ce7" table:formula="oooc:=[.E71]*[.C71]" office:value-type="float" office:value="257.732521987514">
            <text:p>257.73</text:p>
          </table:table-cell>
          <table:table-cell/>
          <table:table-cell table:style-name="ce8"/>
          <table:table-cell table:style-name="ce13" office:value-type="float" office:value="52">
            <text:p>52</text:p>
          </table:table-cell>
          <table:table-cell table:style-name="ce3" table:formula="oooc:=IF([.$J$4]+[.I71]&gt;[.$J$4]+[.$J$5];0;[.J70]+1)" office:value-type="float" office:value="75">
            <text:p>75</text:p>
          </table:table-cell>
          <table:table-cell table:style-name="ce5" table:formula="oooc:=[.$J$10]^([.I71] + 1)" office:value-type="float" office:value="0.161495885081005">
            <text:p>0.161496</text:p>
          </table:table-cell>
          <table:table-cell table:style-name="ce5" table:formula="oooc:=VLOOKUP([.J71];tablamortalidad;2)" office:value-type="float" office:value="0.041136">
            <text:p>0.041136</text:p>
          </table:table-cell>
          <table:table-cell table:style-name="ce5" table:formula="oooc:=VLOOKUP([.J71];tablamortalidad;4)/VLOOKUP([.$J$4];tablamortalidad;4)" office:value-type="float" office:value="0.583742002862721">
            <text:p>0.583742</text:p>
          </table:table-cell>
          <table:table-cell table:style-name="ce5" table:formula="oooc:=PRODUCT([.K71:.M71])" office:value-type="float" office:value="0.00387797017053415">
            <text:p>0.003878</text:p>
          </table:table-cell>
          <table:table-cell table:style-name="ce5" table:formula="oooc:=[.$J$10]^[.I71]" office:value-type="float" office:value="0.16714824105884">
            <text:p>0.167148</text:p>
          </table:table-cell>
          <table:table-cell table:style-name="ce5" table:formula="oooc:=IF([.I71]&lt;=[.$J$6];[.O71]*[.M7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.054619">
            <text:p>0.054619</text:p>
          </table:table-cell>
          <table:table-cell table:style-name="ce5" table:formula="oooc:=1-[.C72]" office:value-type="float" office:value="0.945381">
            <text:p>0.945381</text:p>
          </table:table-cell>
          <table:table-cell table:style-name="ce7" table:formula="oooc:=[.E71]-[.F71]" office:value-type="float" office:value="4805.57583500267">
            <text:p>4805.58</text:p>
          </table:table-cell>
          <table:table-cell table:style-name="ce7" table:formula="oooc:=[.E72]*[.C72]" office:value-type="float" office:value="262.475746532011">
            <text:p>262.48</text:p>
          </table:table-cell>
          <table:table-cell/>
          <table:table-cell table:style-name="ce8"/>
          <table:table-cell table:style-name="ce13" office:value-type="float" office:value="53">
            <text:p>53</text:p>
          </table:table-cell>
          <table:table-cell table:style-name="ce3" table:formula="oooc:=IF([.$J$4]+[.I72]&gt;[.$J$4]+[.$J$5];0;[.J71]+1)" office:value-type="float" office:value="76">
            <text:p>76</text:p>
          </table:table-cell>
          <table:table-cell table:style-name="ce5" table:formula="oooc:=[.$J$10]^([.I72] + 1)" office:value-type="float" office:value="0.15603467157585">
            <text:p>0.156035</text:p>
          </table:table-cell>
          <table:table-cell table:style-name="ce5" table:formula="oooc:=VLOOKUP([.J72];tablamortalidad;2)" office:value-type="float" office:value="0.044174">
            <text:p>0.044174</text:p>
          </table:table-cell>
          <table:table-cell table:style-name="ce5" table:formula="oooc:=VLOOKUP([.J72];tablamortalidad;4)/VLOOKUP([.$J$4];tablamortalidad;4)" office:value-type="float" office:value="0.55972919183296">
            <text:p>0.559729</text:p>
          </table:table-cell>
          <table:table-cell table:style-name="ce5" table:formula="oooc:=PRODUCT([.K72:.M72])" office:value-type="float" office:value="0.00385803173318688">
            <text:p>0.003858</text:p>
          </table:table-cell>
          <table:table-cell table:style-name="ce5" table:formula="oooc:=[.$J$10]^[.I72]" office:value-type="float" office:value="0.161495885081005">
            <text:p>0.161496</text:p>
          </table:table-cell>
          <table:table-cell table:style-name="ce5" table:formula="oooc:=IF([.I72]&lt;=[.$J$6];[.O72]*[.M7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058592">
            <text:p>0.058592</text:p>
          </table:table-cell>
          <table:table-cell table:style-name="ce5" table:formula="oooc:=1-[.C73]" office:value-type="float" office:value="0.941408">
            <text:p>0.941408</text:p>
          </table:table-cell>
          <table:table-cell table:style-name="ce7" table:formula="oooc:=[.E72]-[.F72]" office:value-type="float" office:value="4543.10008847066">
            <text:p>4543.10</text:p>
          </table:table-cell>
          <table:table-cell table:style-name="ce7" table:formula="oooc:=[.E73]*[.C73]" office:value-type="float" office:value="266.189320383673">
            <text:p>266.19</text:p>
          </table:table-cell>
          <table:table-cell/>
          <table:table-cell table:style-name="ce8"/>
          <table:table-cell table:style-name="ce13" office:value-type="float" office:value="54">
            <text:p>54</text:p>
          </table:table-cell>
          <table:table-cell table:style-name="ce3" table:formula="oooc:=IF([.$J$4]+[.I73]&gt;[.$J$4]+[.$J$5];0;[.J72]+1)" office:value-type="float" office:value="77">
            <text:p>77</text:p>
          </table:table-cell>
          <table:table-cell table:style-name="ce5" table:formula="oooc:=[.$J$10]^([.I73] + 1)" office:value-type="float" office:value="0.150758136788261">
            <text:p>0.150758</text:p>
          </table:table-cell>
          <table:table-cell table:style-name="ce5" table:formula="oooc:=VLOOKUP([.J73];tablamortalidad;2)" office:value-type="float" office:value="0.047424">
            <text:p>0.047424</text:p>
          </table:table-cell>
          <table:table-cell table:style-name="ce5" table:formula="oooc:=VLOOKUP([.J73];tablamortalidad;4)/VLOOKUP([.$J$4];tablamortalidad;4)" office:value-type="float" office:value="0.535003714512931">
            <text:p>0.535004</text:p>
          </table:table-cell>
          <table:table-cell table:style-name="ce5" table:formula="oooc:=PRODUCT([.K73:.M73])" office:value-type="float" office:value="0.00382503788240021">
            <text:p>0.003825</text:p>
          </table:table-cell>
          <table:table-cell table:style-name="ce5" table:formula="oooc:=[.$J$10]^[.I73]" office:value-type="float" office:value="0.15603467157585">
            <text:p>0.156035</text:p>
          </table:table-cell>
          <table:table-cell table:style-name="ce5" table:formula="oooc:=IF([.I73]&lt;=[.$J$6];[.O73]*[.M7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0.062834">
            <text:p>0.062834</text:p>
          </table:table-cell>
          <table:table-cell table:style-name="ce5" table:formula="oooc:=1-[.C74]" office:value-type="float" office:value="0.937166">
            <text:p>0.937166</text:p>
          </table:table-cell>
          <table:table-cell table:style-name="ce7" table:formula="oooc:=[.E73]-[.F73]" office:value-type="float" office:value="4276.91076808699">
            <text:p>4276.91</text:p>
          </table:table-cell>
          <table:table-cell table:style-name="ce7" table:formula="oooc:=[.E74]*[.C74]" office:value-type="float" office:value="268.735411201978">
            <text:p>268.74</text:p>
          </table:table-cell>
          <table:table-cell/>
          <table:table-cell table:style-name="ce8"/>
          <table:table-cell table:style-name="ce13" office:value-type="float" office:value="55">
            <text:p>55</text:p>
          </table:table-cell>
          <table:table-cell table:style-name="ce3" table:formula="oooc:=IF([.$J$4]+[.I74]&gt;[.$J$4]+[.$J$5];0;[.J73]+1)" office:value-type="float" office:value="78">
            <text:p>78</text:p>
          </table:table-cell>
          <table:table-cell table:style-name="ce5" table:formula="oooc:=[.$J$10]^([.I74] + 1)" office:value-type="float" office:value="0.145660035544214">
            <text:p>0.145660</text:p>
          </table:table-cell>
          <table:table-cell table:style-name="ce5" table:formula="oooc:=VLOOKUP([.J74];tablamortalidad;2)" office:value-type="float" office:value="0.050902">
            <text:p>0.050902</text:p>
          </table:table-cell>
          <table:table-cell table:style-name="ce5" table:formula="oooc:=VLOOKUP([.J74];tablamortalidad;4)/VLOOKUP([.$J$4];tablamortalidad;4)" office:value-type="float" office:value="0.509631698355869">
            <text:p>0.509632</text:p>
          </table:table-cell>
          <table:table-cell table:style-name="ce5" table:formula="oooc:=PRODUCT([.K74:.M74])" office:value-type="float" office:value="0.00377860670495856">
            <text:p>0.003779</text:p>
          </table:table-cell>
          <table:table-cell table:style-name="ce5" table:formula="oooc:=[.$J$10]^[.I74]" office:value-type="float" office:value="0.150758136788261">
            <text:p>0.150758</text:p>
          </table:table-cell>
          <table:table-cell table:style-name="ce5" table:formula="oooc:=IF([.I74]&lt;=[.$J$6];[.O74]*[.M7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.067362">
            <text:p>0.067362</text:p>
          </table:table-cell>
          <table:table-cell table:style-name="ce5" table:formula="oooc:=1-[.C75]" office:value-type="float" office:value="0.932638">
            <text:p>0.932638</text:p>
          </table:table-cell>
          <table:table-cell table:style-name="ce7" table:formula="oooc:=[.E74]-[.F74]" office:value-type="float" office:value="4008.17535688501">
            <text:p>4008.18</text:p>
          </table:table-cell>
          <table:table-cell table:style-name="ce7" table:formula="oooc:=[.E75]*[.C75]" office:value-type="float" office:value="269.998708390488">
            <text:p>270.00</text:p>
          </table:table-cell>
          <table:table-cell/>
          <table:table-cell table:style-name="ce8"/>
          <table:table-cell table:style-name="ce13" office:value-type="float" office:value="56">
            <text:p>56</text:p>
          </table:table-cell>
          <table:table-cell table:style-name="ce3" table:formula="oooc:=IF([.$J$4]+[.I75]&gt;[.$J$4]+[.$J$5];0;[.J74]+1)" office:value-type="float" office:value="79">
            <text:p>79</text:p>
          </table:table-cell>
          <table:table-cell table:style-name="ce5" table:formula="oooc:=[.$J$10]^([.I75] + 1)" office:value-type="float" office:value="0.140734333859144">
            <text:p>0.140734</text:p>
          </table:table-cell>
          <table:table-cell table:style-name="ce5" table:formula="oooc:=VLOOKUP([.J75];tablamortalidad;2)" office:value-type="float" office:value="0.054619">
            <text:p>0.054619</text:p>
          </table:table-cell>
          <table:table-cell table:style-name="ce5" table:formula="oooc:=VLOOKUP([.J75];tablamortalidad;4)/VLOOKUP([.$J$4];tablamortalidad;4)" office:value-type="float" office:value="0.483690425646159">
            <text:p>0.483690</text:p>
          </table:table-cell>
          <table:table-cell table:style-name="ce5" table:formula="oooc:=PRODUCT([.K75:.M75])" office:value-type="float" office:value="0.00371801636681284">
            <text:p>0.003718</text:p>
          </table:table-cell>
          <table:table-cell table:style-name="ce5" table:formula="oooc:=[.$J$10]^[.I75]" office:value-type="float" office:value="0.145660035544214">
            <text:p>0.145660</text:p>
          </table:table-cell>
          <table:table-cell table:style-name="ce5" table:formula="oooc:=IF([.I75]&lt;=[.$J$6];[.O75]*[.M7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0.07219">
            <text:p>0.072190</text:p>
          </table:table-cell>
          <table:table-cell table:style-name="ce5" table:formula="oooc:=1-[.C76]" office:value-type="float" office:value="0.92781">
            <text:p>0.927810</text:p>
          </table:table-cell>
          <table:table-cell table:style-name="ce7" table:formula="oooc:=[.E75]-[.F75]" office:value-type="float" office:value="3738.17664849452">
            <text:p>3738.18</text:p>
          </table:table-cell>
          <table:table-cell table:style-name="ce7" table:formula="oooc:=[.E76]*[.C76]" office:value-type="float" office:value="269.858972254819">
            <text:p>269.86</text:p>
          </table:table-cell>
          <table:table-cell/>
          <table:table-cell table:style-name="ce8"/>
          <table:table-cell table:style-name="ce13" office:value-type="float" office:value="57">
            <text:p>57</text:p>
          </table:table-cell>
          <table:table-cell table:style-name="ce3" table:formula="oooc:=IF([.$J$4]+[.I76]&gt;[.$J$4]+[.$J$5];0;[.J75]+1)" office:value-type="float" office:value="80">
            <text:p>80</text:p>
          </table:table-cell>
          <table:table-cell table:style-name="ce5" table:formula="oooc:=[.$J$10]^([.I76] + 1)" office:value-type="float" office:value="0.135975201796274">
            <text:p>0.135975</text:p>
          </table:table-cell>
          <table:table-cell table:style-name="ce5" table:formula="oooc:=VLOOKUP([.J76];tablamortalidad;2)" office:value-type="float" office:value="0.058592">
            <text:p>0.058592</text:p>
          </table:table-cell>
          <table:table-cell table:style-name="ce5" table:formula="oooc:=VLOOKUP([.J76];tablamortalidad;4)/VLOOKUP([.$J$4];tablamortalidad;4)" office:value-type="float" office:value="0.457271738287791">
            <text:p>0.457272</text:p>
          </table:table-cell>
          <table:table-cell table:style-name="ce5" table:formula="oooc:=PRODUCT([.K76:.M76])" office:value-type="float" office:value="0.00364311092878463">
            <text:p>0.003643</text:p>
          </table:table-cell>
          <table:table-cell table:style-name="ce5" table:formula="oooc:=[.$J$10]^[.I76]" office:value-type="float" office:value="0.140734333859144">
            <text:p>0.140734</text:p>
          </table:table-cell>
          <table:table-cell table:style-name="ce5" table:formula="oooc:=IF([.I76]&lt;=[.$J$6];[.O76]*[.M7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0.077337">
            <text:p>0.077337</text:p>
          </table:table-cell>
          <table:table-cell table:style-name="ce5" table:formula="oooc:=1-[.C77]" office:value-type="float" office:value="0.922663">
            <text:p>0.922663</text:p>
          </table:table-cell>
          <table:table-cell table:style-name="ce7" table:formula="oooc:=[.E76]-[.F76]" office:value-type="float" office:value="3468.3176762397">
            <text:p>3468.32</text:p>
          </table:table-cell>
          <table:table-cell table:style-name="ce7" table:formula="oooc:=[.E77]*[.C77]" office:value-type="float" office:value="268.22928412735">
            <text:p>268.23</text:p>
          </table:table-cell>
          <table:table-cell/>
          <table:table-cell table:style-name="ce8"/>
          <table:table-cell table:style-name="ce13" office:value-type="float" office:value="58">
            <text:p>58</text:p>
          </table:table-cell>
          <table:table-cell table:style-name="ce3" table:formula="oooc:=IF([.$J$4]+[.I77]&gt;[.$J$4]+[.$J$5];0;[.J76]+1)" office:value-type="float" office:value="81">
            <text:p>81</text:p>
          </table:table-cell>
          <table:table-cell table:style-name="ce5" table:formula="oooc:=[.$J$10]^([.I77] + 1)" office:value-type="float" office:value="0.131377006566448">
            <text:p>0.131377</text:p>
          </table:table-cell>
          <table:table-cell table:style-name="ce5" table:formula="oooc:=VLOOKUP([.J77];tablamortalidad;2)" office:value-type="float" office:value="0.062834">
            <text:p>0.062834</text:p>
          </table:table-cell>
          <table:table-cell table:style-name="ce5" table:formula="oooc:=VLOOKUP([.J77];tablamortalidad;4)/VLOOKUP([.$J$4];tablamortalidad;4)" office:value-type="float" office:value="0.430479272598033">
            <text:p>0.430479</text:p>
          </table:table-cell>
          <table:table-cell table:style-name="ce5" table:formula="oooc:=PRODUCT([.K77:.M77])" office:value-type="float" office:value="0.00355358178505341">
            <text:p>0.003554</text:p>
          </table:table-cell>
          <table:table-cell table:style-name="ce5" table:formula="oooc:=[.$J$10]^[.I77]" office:value-type="float" office:value="0.135975201796274">
            <text:p>0.135975</text:p>
          </table:table-cell>
          <table:table-cell table:style-name="ce5" table:formula="oooc:=IF([.I77]&lt;=[.$J$6];[.O77]*[.M7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0.082817">
            <text:p>0.082817</text:p>
          </table:table-cell>
          <table:table-cell table:style-name="ce5" table:formula="oooc:=1-[.C78]" office:value-type="float" office:value="0.917183">
            <text:p>0.917183</text:p>
          </table:table-cell>
          <table:table-cell table:style-name="ce7" table:formula="oooc:=[.E77]-[.F77]" office:value-type="float" office:value="3200.08839211235">
            <text:p>3200.09</text:p>
          </table:table-cell>
          <table:table-cell table:style-name="ce7" table:formula="oooc:=[.E78]*[.C78]" office:value-type="float" office:value="265.021720369569">
            <text:p>265.02</text:p>
          </table:table-cell>
          <table:table-cell/>
          <table:table-cell table:style-name="ce8"/>
          <table:table-cell table:style-name="ce13" office:value-type="float" office:value="59">
            <text:p>59</text:p>
          </table:table-cell>
          <table:table-cell table:style-name="ce3" table:formula="oooc:=IF([.$J$4]+[.I78]&gt;[.$J$4]+[.$J$5];0;[.J77]+1)" office:value-type="float" office:value="82">
            <text:p>82</text:p>
          </table:table-cell>
          <table:table-cell table:style-name="ce5" table:formula="oooc:=[.$J$10]^([.I78] + 1)" office:value-type="float" office:value="0.126934305861303">
            <text:p>0.126934</text:p>
          </table:table-cell>
          <table:table-cell table:style-name="ce5" table:formula="oooc:=VLOOKUP([.J78];tablamortalidad;2)" office:value-type="float" office:value="0.067362">
            <text:p>0.067362</text:p>
          </table:table-cell>
          <table:table-cell table:style-name="ce5" table:formula="oooc:=VLOOKUP([.J78];tablamortalidad;4)/VLOOKUP([.$J$4];tablamortalidad;4)" office:value-type="float" office:value="0.403430537983608">
            <text:p>0.403431</text:p>
          </table:table-cell>
          <table:table-cell table:style-name="ce5" table:formula="oooc:=PRODUCT([.K78:.M78])" office:value-type="float" office:value="0.00344955246670688">
            <text:p>0.003450</text:p>
          </table:table-cell>
          <table:table-cell table:style-name="ce5" table:formula="oooc:=[.$J$10]^[.I78]" office:value-type="float" office:value="0.131377006566448">
            <text:p>0.131377</text:p>
          </table:table-cell>
          <table:table-cell table:style-name="ce5" table:formula="oooc:=IF([.I78]&lt;=[.$J$6];[.O78]*[.M7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0.088649">
            <text:p>0.088649</text:p>
          </table:table-cell>
          <table:table-cell table:style-name="ce5" table:formula="oooc:=1-[.C79]" office:value-type="float" office:value="0.911351">
            <text:p>0.911351</text:p>
          </table:table-cell>
          <table:table-cell table:style-name="ce7" table:formula="oooc:=[.E78]-[.F78]" office:value-type="float" office:value="2935.06667174278">
            <text:p>2935.07</text:p>
          </table:table-cell>
          <table:table-cell table:style-name="ce7" table:formula="oooc:=[.E79]*[.C79]" office:value-type="float" office:value="260.190725383326">
            <text:p>260.19</text:p>
          </table:table-cell>
          <table:table-cell/>
          <table:table-cell table:style-name="ce8"/>
          <table:table-cell table:style-name="ce13" office:value-type="float" office:value="60">
            <text:p>60</text:p>
          </table:table-cell>
          <table:table-cell table:style-name="ce3" table:formula="oooc:=IF([.$J$4]+[.I79]&gt;[.$J$4]+[.$J$5];0;[.J78]+1)" office:value-type="float" office:value="83">
            <text:p>83</text:p>
          </table:table-cell>
          <table:table-cell table:style-name="ce5" table:formula="oooc:=[.$J$10]^([.I79] + 1)" office:value-type="float" office:value="0.122641841411887">
            <text:p>0.122642</text:p>
          </table:table-cell>
          <table:table-cell table:style-name="ce5" table:formula="oooc:=VLOOKUP([.J79];tablamortalidad;2)" office:value-type="float" office:value="0.07219">
            <text:p>0.072190</text:p>
          </table:table-cell>
          <table:table-cell table:style-name="ce5" table:formula="oooc:=VLOOKUP([.J79];tablamortalidad;4)/VLOOKUP([.$J$4];tablamortalidad;4)" office:value-type="float" office:value="0.376254650083956">
            <text:p>0.376255</text:p>
          </table:table-cell>
          <table:table-cell table:style-name="ce5" table:formula="oooc:=PRODUCT([.K79:.M79])" office:value-type="float" office:value="0.00333117601207182">
            <text:p>0.003331</text:p>
          </table:table-cell>
          <table:table-cell table:style-name="ce5" table:formula="oooc:=[.$J$10]^[.I79]" office:value-type="float" office:value="0.126934305861303">
            <text:p>0.126934</text:p>
          </table:table-cell>
          <table:table-cell table:style-name="ce5" table:formula="oooc:=IF([.I79]&lt;=[.$J$6];[.O79]*[.M7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0.09485">
            <text:p>0.094850</text:p>
          </table:table-cell>
          <table:table-cell table:style-name="ce5" table:formula="oooc:=1-[.C80]" office:value-type="float" office:value="0.90515">
            <text:p>0.905150</text:p>
          </table:table-cell>
          <table:table-cell table:style-name="ce7" table:formula="oooc:=[.E79]-[.F79]" office:value-type="float" office:value="2674.87594635946">
            <text:p>2674.88</text:p>
          </table:table-cell>
          <table:table-cell table:style-name="ce7" table:formula="oooc:=[.E80]*[.C80]" office:value-type="float" office:value="253.711983512194">
            <text:p>253.71</text:p>
          </table:table-cell>
          <table:table-cell/>
          <table:table-cell table:style-name="ce8"/>
          <table:table-cell table:style-name="ce13" office:value-type="float" office:value="61">
            <text:p>61</text:p>
          </table:table-cell>
          <table:table-cell table:style-name="ce3" table:formula="oooc:=IF([.$J$4]+[.I80]&gt;[.$J$4]+[.$J$5];0;[.J79]+1)" office:value-type="float" office:value="84">
            <text:p>84</text:p>
          </table:table-cell>
          <table:table-cell table:style-name="ce5" table:formula="oooc:=[.$J$10]^([.I80] + 1)" office:value-type="float" office:value="0.118494532765108">
            <text:p>0.118495</text:p>
          </table:table-cell>
          <table:table-cell table:style-name="ce5" table:formula="oooc:=VLOOKUP([.J80];tablamortalidad;2)" office:value-type="float" office:value="0.077337">
            <text:p>0.077337</text:p>
          </table:table-cell>
          <table:table-cell table:style-name="ce5" table:formula="oooc:=VLOOKUP([.J80];tablamortalidad;4)/VLOOKUP([.$J$4];tablamortalidad;4)" office:value-type="float" office:value="0.349092826894396">
            <text:p>0.349093</text:p>
          </table:table-cell>
          <table:table-cell table:style-name="ce5" table:formula="oooc:=PRODUCT([.K80:.M80])" office:value-type="float" office:value="0.00319909074322335">
            <text:p>0.003199</text:p>
          </table:table-cell>
          <table:table-cell table:style-name="ce5" table:formula="oooc:=[.$J$10]^[.I80]" office:value-type="float" office:value="0.122641841411887">
            <text:p>0.122642</text:p>
          </table:table-cell>
          <table:table-cell table:style-name="ce5" table:formula="oooc:=IF([.I80]&lt;=[.$J$6];[.O80]*[.M8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.101436">
            <text:p>0.101436</text:p>
          </table:table-cell>
          <table:table-cell table:style-name="ce5" table:formula="oooc:=1-[.C81]" office:value-type="float" office:value="0.898564">
            <text:p>0.898564</text:p>
          </table:table-cell>
          <table:table-cell table:style-name="ce7" table:formula="oooc:=[.E80]-[.F80]" office:value-type="float" office:value="2421.16396284726">
            <text:p>2421.16</text:p>
          </table:table-cell>
          <table:table-cell table:style-name="ce7" table:formula="oooc:=[.E81]*[.C81]" office:value-type="float" office:value="245.593187735375">
            <text:p>245.59</text:p>
          </table:table-cell>
          <table:table-cell/>
          <table:table-cell table:style-name="ce8"/>
          <table:table-cell table:style-name="ce13" office:value-type="float" office:value="62">
            <text:p>62</text:p>
          </table:table-cell>
          <table:table-cell table:style-name="ce3" table:formula="oooc:=IF([.$J$4]+[.I81]&gt;[.$J$4]+[.$J$5];0;[.J80]+1)" office:value-type="float" office:value="85">
            <text:p>85</text:p>
          </table:table-cell>
          <table:table-cell table:style-name="ce5" table:formula="oooc:=[.$J$10]^([.I81] + 1)" office:value-type="float" office:value="0.114487471270636">
            <text:p>0.114487</text:p>
          </table:table-cell>
          <table:table-cell table:style-name="ce5" table:formula="oooc:=VLOOKUP([.J81];tablamortalidad;2)" office:value-type="float" office:value="0.082817">
            <text:p>0.082817</text:p>
          </table:table-cell>
          <table:table-cell table:style-name="ce5" table:formula="oooc:=VLOOKUP([.J81];tablamortalidad;4)/VLOOKUP([.$J$4];tablamortalidad;4)" office:value-type="float" office:value="0.322095034940864">
            <text:p>0.322095</text:p>
          </table:table-cell>
          <table:table-cell table:style-name="ce5" table:formula="oooc:=PRODUCT([.K81:.M81])" office:value-type="float" office:value="0.00305394694308531">
            <text:p>0.003054</text:p>
          </table:table-cell>
          <table:table-cell table:style-name="ce5" table:formula="oooc:=[.$J$10]^[.I81]" office:value-type="float" office:value="0.118494532765108">
            <text:p>0.118495</text:p>
          </table:table-cell>
          <table:table-cell table:style-name="ce5" table:formula="oooc:=IF([.I81]&lt;=[.$J$6];[.O81]*[.M81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0.108424">
            <text:p>0.108424</text:p>
          </table:table-cell>
          <table:table-cell table:style-name="ce5" table:formula="oooc:=1-[.C82]" office:value-type="float" office:value="0.891576">
            <text:p>0.891576</text:p>
          </table:table-cell>
          <table:table-cell table:style-name="ce7" table:formula="oooc:=[.E81]-[.F81]" office:value-type="float" office:value="2175.57077511189">
            <text:p>2175.57</text:p>
          </table:table-cell>
          <table:table-cell table:style-name="ce7" table:formula="oooc:=[.E82]*[.C82]" office:value-type="float" office:value="235.884085720731">
            <text:p>235.88</text:p>
          </table:table-cell>
          <table:table-cell/>
          <table:table-cell table:style-name="ce8"/>
          <table:table-cell table:style-name="ce13" office:value-type="float" office:value="63">
            <text:p>63</text:p>
          </table:table-cell>
          <table:table-cell table:style-name="ce3" table:formula="oooc:=IF([.$J$4]+[.I82]&gt;[.$J$4]+[.$J$5];0;[.J81]+1)" office:value-type="float" office:value="86">
            <text:p>86</text:p>
          </table:table-cell>
          <table:table-cell table:style-name="ce5" table:formula="oooc:=[.$J$10]^([.I82] + 1)" office:value-type="float" office:value="0.110615914271146">
            <text:p>0.110616</text:p>
          </table:table-cell>
          <table:table-cell table:style-name="ce5" table:formula="oooc:=VLOOKUP([.J82];tablamortalidad;2)" office:value-type="float" office:value="0.088649">
            <text:p>0.088649</text:p>
          </table:table-cell>
          <table:table-cell table:style-name="ce5" table:formula="oooc:=VLOOKUP([.J82];tablamortalidad;4)/VLOOKUP([.$J$4];tablamortalidad;4)" office:value-type="float" office:value="0.295420090432166">
            <text:p>0.295420</text:p>
          </table:table-cell>
          <table:table-cell table:style-name="ce5" table:formula="oooc:=PRODUCT([.K82:.M82])" office:value-type="float" office:value="0.00289688650700003">
            <text:p>0.002897</text:p>
          </table:table-cell>
          <table:table-cell table:style-name="ce5" table:formula="oooc:=[.$J$10]^[.I82]" office:value-type="float" office:value="0.114487471270636">
            <text:p>0.114487</text:p>
          </table:table-cell>
          <table:table-cell table:style-name="ce5" table:formula="oooc:=IF([.I82]&lt;=[.$J$6];[.O82]*[.M82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115832">
            <text:p>0.115832</text:p>
          </table:table-cell>
          <table:table-cell table:style-name="ce5" table:formula="oooc:=1-[.C83]" office:value-type="float" office:value="0.884168">
            <text:p>0.884168</text:p>
          </table:table-cell>
          <table:table-cell table:style-name="ce7" table:formula="oooc:=[.E82]-[.F82]" office:value-type="float" office:value="1939.68668939116">
            <text:p>1939.69</text:p>
          </table:table-cell>
          <table:table-cell table:style-name="ce7" table:formula="oooc:=[.E83]*[.C83]" office:value-type="float" office:value="224.677788605556">
            <text:p>224.68</text:p>
          </table:table-cell>
          <table:table-cell/>
          <table:table-cell table:style-name="ce8"/>
          <table:table-cell table:style-name="ce13" office:value-type="float" office:value="64">
            <text:p>64</text:p>
          </table:table-cell>
          <table:table-cell table:style-name="ce3" table:formula="oooc:=IF([.$J$4]+[.I83]&gt;[.$J$4]+[.$J$5];0;[.J82]+1)" office:value-type="float" office:value="87">
            <text:p>87</text:p>
          </table:table-cell>
          <table:table-cell table:style-name="ce5" table:formula="oooc:=[.$J$10]^([.I83] + 1)" office:value-type="float" office:value="0.10687527948903">
            <text:p>0.106875</text:p>
          </table:table-cell>
          <table:table-cell table:style-name="ce5" table:formula="oooc:=VLOOKUP([.J83];tablamortalidad;2)" office:value-type="float" office:value="0.09485">
            <text:p>0.094850</text:p>
          </table:table-cell>
          <table:table-cell table:style-name="ce5" table:formula="oooc:=VLOOKUP([.J83];tablamortalidad;4)/VLOOKUP([.$J$4];tablamortalidad;4)" office:value-type="float" office:value="0.269231394835445">
            <text:p>0.269231</text:p>
          </table:table-cell>
          <table:table-cell table:style-name="ce5" table:formula="oooc:=PRODUCT([.K83:.M83])" office:value-type="float" office:value="0.00272923102708911">
            <text:p>0.002729</text:p>
          </table:table-cell>
          <table:table-cell table:style-name="ce5" table:formula="oooc:=[.$J$10]^[.I83]" office:value-type="float" office:value="0.110615914271146">
            <text:p>0.110616</text:p>
          </table:table-cell>
          <table:table-cell table:style-name="ce5" table:formula="oooc:=IF([.I83]&lt;=[.$J$6];[.O83]*[.M83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0.123677">
            <text:p>0.123677</text:p>
          </table:table-cell>
          <table:table-cell table:style-name="ce5" table:formula="oooc:=1-[.C84]" office:value-type="float" office:value="0.876323">
            <text:p>0.876323</text:p>
          </table:table-cell>
          <table:table-cell table:style-name="ce7" table:formula="oooc:=[.E83]-[.F83]" office:value-type="float" office:value="1715.0089007856">
            <text:p>1715.01</text:p>
          </table:table-cell>
          <table:table-cell table:style-name="ce7" table:formula="oooc:=[.E84]*[.C84]" office:value-type="float" office:value="212.107155822461">
            <text:p>212.11</text:p>
          </table:table-cell>
          <table:table-cell/>
          <table:table-cell table:style-name="ce8"/>
          <table:table-cell table:style-name="ce13" office:value-type="float" office:value="65">
            <text:p>65</text:p>
          </table:table-cell>
          <table:table-cell table:style-name="ce3" table:formula="oooc:=IF([.$J$4]+[.I84]&gt;[.$J$4]+[.$J$5];0;[.J83]+1)" office:value-type="float" office:value="88">
            <text:p>88</text:p>
          </table:table-cell>
          <table:table-cell table:style-name="ce5" table:formula="oooc:=[.$J$10]^([.I84] + 1)" office:value-type="float" office:value="0.103261139602927">
            <text:p>0.103261</text:p>
          </table:table-cell>
          <table:table-cell table:style-name="ce5" table:formula="oooc:=VLOOKUP([.J84];tablamortalidad;2)" office:value-type="float" office:value="0.101436">
            <text:p>0.101436</text:p>
          </table:table-cell>
          <table:table-cell table:style-name="ce5" table:formula="oooc:=VLOOKUP([.J84];tablamortalidad;4)/VLOOKUP([.$J$4];tablamortalidad;4)" office:value-type="float" office:value="0.243694797035303">
            <text:p>0.243695</text:p>
          </table:table-cell>
          <table:table-cell table:style-name="ce5" table:formula="oooc:=PRODUCT([.K84:.M84])" office:value-type="float" office:value="0.00255255604044544">
            <text:p>0.002553</text:p>
          </table:table-cell>
          <table:table-cell table:style-name="ce5" table:formula="oooc:=[.$J$10]^[.I84]" office:value-type="float" office:value="0.10687527948903">
            <text:p>0.106875</text:p>
          </table:table-cell>
          <table:table-cell table:style-name="ce5" table:formula="oooc:=IF([.I84]&lt;=[.$J$6];[.O84]*[.M84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0.131973">
            <text:p>0.131973</text:p>
          </table:table-cell>
          <table:table-cell table:style-name="ce5" table:formula="oooc:=1-[.C85]" office:value-type="float" office:value="0.868027">
            <text:p>0.868027</text:p>
          </table:table-cell>
          <table:table-cell table:style-name="ce7" table:formula="oooc:=[.E84]-[.F84]" office:value-type="float" office:value="1502.90174496314">
            <text:p>1502.90</text:p>
          </table:table-cell>
          <table:table-cell table:style-name="ce7" table:formula="oooc:=[.E85]*[.C85]" office:value-type="float" office:value="198.34245198802">
            <text:p>198.34</text:p>
          </table:table-cell>
          <table:table-cell/>
          <table:table-cell table:style-name="ce8"/>
          <table:table-cell table:style-name="ce13" office:value-type="float" office:value="66">
            <text:p>66</text:p>
          </table:table-cell>
          <table:table-cell table:style-name="ce3" table:formula="oooc:=IF([.$J$4]+[.I85]&gt;[.$J$4]+[.$J$5];0;[.J84]+1)" office:value-type="float" office:value="89">
            <text:p>89</text:p>
          </table:table-cell>
          <table:table-cell table:style-name="ce5" table:formula="oooc:=[.$J$10]^([.I85] + 1)" office:value-type="float" office:value="0.0997692170076591">
            <text:p>0.099769</text:p>
          </table:table-cell>
          <table:table-cell table:style-name="ce5" table:formula="oooc:=VLOOKUP([.J85];tablamortalidad;2)" office:value-type="float" office:value="0.108424">
            <text:p>0.108424</text:p>
          </table:table-cell>
          <table:table-cell table:style-name="ce5" table:formula="oooc:=VLOOKUP([.J85];tablamortalidad;4)/VLOOKUP([.$J$4];tablamortalidad;4)" office:value-type="float" office:value="0.21897537160323">
            <text:p>0.218975</text:p>
          </table:table-cell>
          <table:table-cell table:style-name="ce5" table:formula="oooc:=PRODUCT([.K85:.M85])" office:value-type="float" office:value="0.00236873927641245">
            <text:p>0.002369</text:p>
          </table:table-cell>
          <table:table-cell table:style-name="ce5" table:formula="oooc:=[.$J$10]^[.I85]" office:value-type="float" office:value="0.103261139602927">
            <text:p>0.103261</text:p>
          </table:table-cell>
          <table:table-cell table:style-name="ce5" table:formula="oooc:=IF([.I85]&lt;=[.$J$6];[.O85]*[.M85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0.140737">
            <text:p>0.140737</text:p>
          </table:table-cell>
          <table:table-cell table:style-name="ce5" table:formula="oooc:=1-[.C86]" office:value-type="float" office:value="0.859263">
            <text:p>0.859263</text:p>
          </table:table-cell>
          <table:table-cell table:style-name="ce7" table:formula="oooc:=[.E85]-[.F85]" office:value-type="float" office:value="1304.55929297512">
            <text:p>1304.56</text:p>
          </table:table-cell>
          <table:table-cell table:style-name="ce7" table:formula="oooc:=[.E86]*[.C86]" office:value-type="float" office:value="183.599761215439">
            <text:p>183.60</text:p>
          </table:table-cell>
          <table:table-cell/>
          <table:table-cell table:style-name="ce8"/>
          <table:table-cell table:style-name="ce13" office:value-type="float" office:value="67">
            <text:p>67</text:p>
          </table:table-cell>
          <table:table-cell table:style-name="ce3" table:formula="oooc:=IF([.$J$4]+[.I86]&gt;[.$J$4]+[.$J$5];0;[.J85]+1)" office:value-type="float" office:value="90">
            <text:p>90</text:p>
          </table:table-cell>
          <table:table-cell table:style-name="ce5" table:formula="oooc:=[.$J$10]^([.I86] + 1)" office:value-type="float" office:value="0.0963953787513614">
            <text:p>0.096395</text:p>
          </table:table-cell>
          <table:table-cell table:style-name="ce5" table:formula="oooc:=VLOOKUP([.J86];tablamortalidad;2)" office:value-type="float" office:value="0.115832">
            <text:p>0.115832</text:p>
          </table:table-cell>
          <table:table-cell table:style-name="ce5" table:formula="oooc:=VLOOKUP([.J86];tablamortalidad;4)/VLOOKUP([.$J$4];tablamortalidad;4)" office:value-type="float" office:value="0.195233185912522">
            <text:p>0.195233</text:p>
          </table:table-cell>
          <table:table-cell table:style-name="ce5" table:formula="oooc:=PRODUCT([.K86:.M86])" office:value-type="float" office:value="0.00217990923158186">
            <text:p>0.002180</text:p>
          </table:table-cell>
          <table:table-cell table:style-name="ce5" table:formula="oooc:=[.$J$10]^[.I86]" office:value-type="float" office:value="0.0997692170076591">
            <text:p>0.099769</text:p>
          </table:table-cell>
          <table:table-cell table:style-name="ce5" table:formula="oooc:=IF([.I86]&lt;=[.$J$6];[.O86]*[.M86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0.149983">
            <text:p>0.149983</text:p>
          </table:table-cell>
          <table:table-cell table:style-name="ce5" table:formula="oooc:=1-[.C87]" office:value-type="float" office:value="0.850017">
            <text:p>0.850017</text:p>
          </table:table-cell>
          <table:table-cell table:style-name="ce7" table:formula="oooc:=[.E86]-[.F86]" office:value-type="float" office:value="1120.95953175968">
            <text:p>1120.96</text:p>
          </table:table-cell>
          <table:table-cell table:style-name="ce7" table:formula="oooc:=[.E87]*[.C87]" office:value-type="float" office:value="168.124873451912">
            <text:p>168.12</text:p>
          </table:table-cell>
          <table:table-cell/>
          <table:table-cell table:style-name="ce8"/>
          <table:table-cell table:style-name="ce13" office:value-type="float" office:value="68">
            <text:p>68</text:p>
          </table:table-cell>
          <table:table-cell table:style-name="ce3" table:formula="oooc:=IF([.$J$4]+[.I87]&gt;[.$J$4]+[.$J$5];0;[.J86]+1)" office:value-type="float" office:value="91">
            <text:p>91</text:p>
          </table:table-cell>
          <table:table-cell table:style-name="ce5" table:formula="oooc:=[.$J$10]^([.I87] + 1)" office:value-type="float" office:value="0.0931356316438275">
            <text:p>0.093136</text:p>
          </table:table-cell>
          <table:table-cell table:style-name="ce5" table:formula="oooc:=VLOOKUP([.J87];tablamortalidad;2)" office:value-type="float" office:value="0.123677">
            <text:p>0.123677</text:p>
          </table:table-cell>
          <table:table-cell table:style-name="ce5" table:formula="oooc:=VLOOKUP([.J87];tablamortalidad;4)/VLOOKUP([.$J$4];tablamortalidad;4)" office:value-type="float" office:value="0.172618935521902">
            <text:p>0.172619</text:p>
          </table:table-cell>
          <table:table-cell table:style-name="ce5" table:formula="oooc:=PRODUCT([.K87:.M87])" office:value-type="float" office:value="0.00198835186312546">
            <text:p>0.001988</text:p>
          </table:table-cell>
          <table:table-cell table:style-name="ce5" table:formula="oooc:=[.$J$10]^[.I87]" office:value-type="float" office:value="0.0963953787513614">
            <text:p>0.096395</text:p>
          </table:table-cell>
          <table:table-cell table:style-name="ce5" table:formula="oooc:=IF([.I87]&lt;=[.$J$6];[.O87]*[.M87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0.159723">
            <text:p>0.159723</text:p>
          </table:table-cell>
          <table:table-cell table:style-name="ce5" table:formula="oooc:=1-[.C88]" office:value-type="float" office:value="0.840277">
            <text:p>0.840277</text:p>
          </table:table-cell>
          <table:table-cell table:style-name="ce7" table:formula="oooc:=[.E87]-[.F87]" office:value-type="float" office:value="952.834658307768">
            <text:p>952.83</text:p>
          </table:table-cell>
          <table:table-cell table:style-name="ce7" table:formula="oooc:=[.E88]*[.C88]" office:value-type="float" office:value="152.189610128892">
            <text:p>152.19</text:p>
          </table:table-cell>
          <table:table-cell/>
          <table:table-cell table:style-name="ce8"/>
          <table:table-cell table:style-name="ce13" office:value-type="float" office:value="69">
            <text:p>69</text:p>
          </table:table-cell>
          <table:table-cell table:style-name="ce3" table:formula="oooc:=IF([.$J$4]+[.I88]&gt;[.$J$4]+[.$J$5];0;[.J87]+1)" office:value-type="float" office:value="92">
            <text:p>92</text:p>
          </table:table-cell>
          <table:table-cell table:style-name="ce5" table:formula="oooc:=[.$J$10]^([.I88] + 1)" office:value-type="float" office:value="0.0899861175302681">
            <text:p>0.089986</text:p>
          </table:table-cell>
          <table:table-cell table:style-name="ce5" table:formula="oooc:=VLOOKUP([.J88];tablamortalidad;2)" office:value-type="float" office:value="0.131973">
            <text:p>0.131973</text:p>
          </table:table-cell>
          <table:table-cell table:style-name="ce5" table:formula="oooc:=VLOOKUP([.J88];tablamortalidad;4)/VLOOKUP([.$J$4];tablamortalidad;4)" office:value-type="float" office:value="0.15126994343336">
            <text:p>0.151270</text:p>
          </table:table-cell>
          <table:table-cell table:style-name="ce5" table:formula="oooc:=PRODUCT([.K88:.M88])" office:value-type="float" office:value="0.00179644219867153">
            <text:p>0.001796</text:p>
          </table:table-cell>
          <table:table-cell table:style-name="ce5" table:formula="oooc:=[.$J$10]^[.I88]" office:value-type="float" office:value="0.0931356316438275">
            <text:p>0.093136</text:p>
          </table:table-cell>
          <table:table-cell table:style-name="ce5" table:formula="oooc:=IF([.I88]&lt;=[.$J$6];[.O88]*[.M88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0.16997">
            <text:p>0.169970</text:p>
          </table:table-cell>
          <table:table-cell table:style-name="ce5" table:formula="oooc:=1-[.C89]" office:value-type="float" office:value="0.83003">
            <text:p>0.830030</text:p>
          </table:table-cell>
          <table:table-cell table:style-name="ce7" table:formula="oooc:=[.E88]-[.F88]" office:value-type="float" office:value="800.645048178876">
            <text:p>800.65</text:p>
          </table:table-cell>
          <table:table-cell table:style-name="ce7" table:formula="oooc:=[.E89]*[.C89]" office:value-type="float" office:value="136.085638838964">
            <text:p>136.09</text:p>
          </table:table-cell>
          <table:table-cell/>
          <table:table-cell table:style-name="ce8"/>
          <table:table-cell table:style-name="ce13" office:value-type="float" office:value="70">
            <text:p>70</text:p>
          </table:table-cell>
          <table:table-cell table:style-name="ce3" table:formula="oooc:=IF([.$J$4]+[.I89]&gt;[.$J$4]+[.$J$5];0;[.J88]+1)" office:value-type="float" office:value="93">
            <text:p>93</text:p>
          </table:table-cell>
          <table:table-cell table:style-name="ce5" table:formula="oooc:=[.$J$10]^([.I89] + 1)" office:value-type="float" office:value="0.0869431087248967">
            <text:p>0.086943</text:p>
          </table:table-cell>
          <table:table-cell table:style-name="ce5" table:formula="oooc:=VLOOKUP([.J89];tablamortalidad;2)" office:value-type="float" office:value="0.140737">
            <text:p>0.140737</text:p>
          </table:table-cell>
          <table:table-cell table:style-name="ce5" table:formula="oooc:=VLOOKUP([.J89];tablamortalidad;4)/VLOOKUP([.$J$4];tablamortalidad;4)" office:value-type="float" office:value="0.131306395188629">
            <text:p>0.131306</text:p>
          </table:table-cell>
          <table:table-cell table:style-name="ce5" table:formula="oooc:=PRODUCT([.K89:.M89])" office:value-type="float" office:value="0.00160667979626665">
            <text:p>0.001607</text:p>
          </table:table-cell>
          <table:table-cell table:style-name="ce5" table:formula="oooc:=[.$J$10]^[.I89]" office:value-type="float" office:value="0.0899861175302681">
            <text:p>0.089986</text:p>
          </table:table-cell>
          <table:table-cell table:style-name="ce5" table:formula="oooc:=IF([.I89]&lt;=[.$J$6];[.O89]*[.M89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0.180733">
            <text:p>0.180733</text:p>
          </table:table-cell>
          <table:table-cell table:style-name="ce5" table:formula="oooc:=1-[.C90]" office:value-type="float" office:value="0.819267">
            <text:p>0.819267</text:p>
          </table:table-cell>
          <table:table-cell table:style-name="ce7" table:formula="oooc:=[.E89]-[.F89]" office:value-type="float" office:value="664.559409339913">
            <text:p>664.56</text:p>
          </table:table-cell>
          <table:table-cell table:style-name="ce7" table:formula="oooc:=[.E90]*[.C90]" office:value-type="float" office:value="120.10781572823">
            <text:p>120.11</text:p>
          </table:table-cell>
          <table:table-cell/>
          <table:table-cell table:style-name="ce8"/>
          <table:table-cell table:style-name="ce13" office:value-type="float" office:value="71">
            <text:p>71</text:p>
          </table:table-cell>
          <table:table-cell table:style-name="ce3" table:formula="oooc:=IF([.$J$4]+[.I90]&gt;[.$J$4]+[.$J$5];0;[.J89]+1)" office:value-type="float" office:value="94">
            <text:p>94</text:p>
          </table:table-cell>
          <table:table-cell table:style-name="ce5" table:formula="oooc:=[.$J$10]^([.I90] + 1)" office:value-type="float" office:value="0.0840030035989341">
            <text:p>0.084003</text:p>
          </table:table-cell>
          <table:table-cell table:style-name="ce5" table:formula="oooc:=VLOOKUP([.J90];tablamortalidad;2)" office:value-type="float" office:value="0.149983">
            <text:p>0.149983</text:p>
          </table:table-cell>
          <table:table-cell table:style-name="ce5" table:formula="oooc:=VLOOKUP([.J90];tablamortalidad;4)/VLOOKUP([.$J$4];tablamortalidad;4)" office:value-type="float" office:value="0.112826727048967">
            <text:p>0.112827</text:p>
          </table:table-cell>
          <table:table-cell table:style-name="ce5" table:formula="oooc:=PRODUCT([.K90:.M90])" office:value-type="float" office:value="0.00142150647142526">
            <text:p>0.001422</text:p>
          </table:table-cell>
          <table:table-cell table:style-name="ce5" table:formula="oooc:=[.$J$10]^[.I90]" office:value-type="float" office:value="0.0869431087248967">
            <text:p>0.086943</text:p>
          </table:table-cell>
          <table:table-cell table:style-name="ce5" table:formula="oooc:=IF([.I90]&lt;=[.$J$6];[.O90]*[.M90])" office:value-type="float" office:value="0">
            <text:p>0.000000</text:p>
          </table:table-cell>
          <table:table-cell table:number-columns-repeated="236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0.19202">
            <text:p>0.192020</text:p>
          </table:table-cell>
          <table:table-cell table:style-name="ce5" table:formula="oooc:=1-[.C91]" office:value-type="float" office:value="0.80798">
            <text:p>0.807980</text:p>
          </table:table-cell>
          <table:table-cell table:style-name="ce7" table:formula="oooc:=[.E90]-[.F90]" office:value-type="float" office:value="544.451593611682">
            <text:p>544.45</text:p>
          </table:table-cell>
          <table:table-cell table:style-name="ce7" table:formula="oooc:=[.E91]*[.C91]" office:value-type="float" office:value="104.545595005315">
            <text:p>104.55</text:p>
          </table:table-cell>
          <table:table-cell/>
          <table:table-cell table:style-name="ce8"/>
          <table:table-cell table:style-name="ce13" office:value-type="float" office:value="72">
            <text:p>72</text:p>
          </table:table-cell>
          <table:table-cell table:style-name="ce3" table:formula="oooc:=IF([.$J$4]+[.I91]&gt;[.$J$4]+[.$J$5];0;[.J90]+1)" office:value-type="float" office:value="95">
            <text:p>95</text:p>
          </table:table-cell>
          <table:table-cell table:style-name="ce5" table:formula="oooc:=[.$J$10]^([.I91] + 1)" office:value-type="float" office:value="0.0811623223178107">
            <text:p>0.081162</text:p>
          </table:table-cell>
          <table:table-cell table:style-name="ce5" table:formula="oooc:=VLOOKUP([.J91];tablamortalidad;2)" office:value-type="float" office:value="0.159723">
            <text:p>0.159723</text:p>
          </table:table-cell>
          <table:table-cell table:style-name="ce5" table:formula="oooc:=VLOOKUP([.J91];tablamortalidad;4)/VLOOKUP([.$J$4];tablamortalidad;4)" office:value-type="float" office:value="0.0959046360459819">
            <text:p>0.095905</text:p>
          </table:table-cell>
          <table:table-cell table:style-name="ce5" table:formula="oooc:=PRODUCT([.K91:.M91])" office:value-type="float" office:value="0.00124325875269965">
            <text:p>0.001243</text:p>
          </table:table-cell>
          <table:table-cell table:style-name="ce5" table:formula="oooc:=[.$J$10]^[.I91]" office:value-type="float" office:value="0.0840030035989341">
            <text:p>0.084003</text:p>
          </table:table-cell>
          <table:table-cell table:style-name="ce5" table:formula="oooc:=IF([.I91]&lt;=[.$J$6];[.O91]*[.M91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.203837">
            <text:p>0.203837</text:p>
          </table:table-cell>
          <table:table-cell table:style-name="ce5" table:formula="oooc:=1-[.C92]" office:value-type="float" office:value="0.796163">
            <text:p>0.796163</text:p>
          </table:table-cell>
          <table:table-cell table:style-name="ce7" table:formula="oooc:=[.E91]-[.F91]" office:value-type="float" office:value="439.905998606367">
            <text:p>439.91</text:p>
          </table:table-cell>
          <table:table-cell table:style-name="ce7" table:formula="oooc:=[.E92]*[.C92]" office:value-type="float" office:value="89.669119037926">
            <text:p>89.67</text:p>
          </table:table-cell>
          <table:table-cell/>
          <table:table-cell table:style-name="ce8"/>
          <table:table-cell table:style-name="ce13" office:value-type="float" office:value="73">
            <text:p>73</text:p>
          </table:table-cell>
          <table:table-cell table:style-name="ce3" table:formula="oooc:=IF([.$J$4]+[.I92]&gt;[.$J$4]+[.$J$5];0;[.J91]+1)" office:value-type="float" office:value="96">
            <text:p>96</text:p>
          </table:table-cell>
          <table:table-cell table:style-name="ce5" table:formula="oooc:=[.$J$10]^([.I92] + 1)" office:value-type="float" office:value="0.0784177027225224">
            <text:p>0.078418</text:p>
          </table:table-cell>
          <table:table-cell table:style-name="ce5" table:formula="oooc:=VLOOKUP([.J92];tablamortalidad;2)" office:value-type="float" office:value="0.16997">
            <text:p>0.169970</text:p>
          </table:table-cell>
          <table:table-cell table:style-name="ce5" table:formula="oooc:=VLOOKUP([.J92];tablamortalidad;4)/VLOOKUP([.$J$4];tablamortalidad;4)" office:value-type="float" office:value="0.0805864598628095">
            <text:p>0.080586</text:p>
          </table:table-cell>
          <table:table-cell table:style-name="ce5" table:formula="oooc:=PRODUCT([.K92:.M92])" office:value-type="float" office:value="0.0010741092768554">
            <text:p>0.001074</text:p>
          </table:table-cell>
          <table:table-cell table:style-name="ce5" table:formula="oooc:=[.$J$10]^[.I92]" office:value-type="float" office:value="0.0811623223178107">
            <text:p>0.081162</text:p>
          </table:table-cell>
          <table:table-cell table:style-name="ce5" table:formula="oooc:=IF([.I92]&lt;=[.$J$6];[.O92]*[.M92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.000000</text:p>
          </table:table-cell>
          <table:table-cell table:style-name="ce5" table:formula="oooc:=1-[.C93]" office:value-type="float" office:value="0">
            <text:p>0.000000</text:p>
          </table:table-cell>
          <table:table-cell table:style-name="ce7" table:formula="oooc:=[.E92]-[.F92]" office:value-type="float" office:value="350.236879568441">
            <text:p>350.24</text:p>
          </table:table-cell>
          <table:table-cell table:style-name="ce7" table:formula="oooc:=[.E93]*[.C93]" office:value-type="float" office:value="350.236879568441">
            <text:p>350.24</text:p>
          </table:table-cell>
          <table:table-cell/>
          <table:table-cell table:style-name="ce8"/>
          <table:table-cell table:style-name="ce13" office:value-type="float" office:value="74">
            <text:p>74</text:p>
          </table:table-cell>
          <table:table-cell table:style-name="ce3" table:formula="oooc:=IF([.$J$4]+[.I93]&gt;[.$J$4]+[.$J$5];0;[.J92]+1)" office:value-type="float" office:value="97">
            <text:p>97</text:p>
          </table:table-cell>
          <table:table-cell table:style-name="ce5" table:formula="oooc:=[.$J$10]^([.I93] + 1)" office:value-type="float" office:value="0.0757658963502632">
            <text:p>0.075766</text:p>
          </table:table-cell>
          <table:table-cell table:style-name="ce5" table:formula="oooc:=VLOOKUP([.J93];tablamortalidad;2)" office:value-type="float" office:value="0.180733">
            <text:p>0.180733</text:p>
          </table:table-cell>
          <table:table-cell table:style-name="ce5" table:formula="oooc:=VLOOKUP([.J93];tablamortalidad;4)/VLOOKUP([.$J$4];tablamortalidad;4)" office:value-type="float" office:value="0.0668891792799278">
            <text:p>0.066889</text:p>
          </table:table-cell>
          <table:table-cell table:style-name="ce5" table:formula="oooc:=PRODUCT([.K93:.M93])" office:value-type="float" office:value="0.000915940136721488">
            <text:p>0.000916</text:p>
          </table:table-cell>
          <table:table-cell table:style-name="ce5" table:formula="oooc:=[.$J$10]^[.I93]" office:value-type="float" office:value="0.0784177027225224">
            <text:p>0.078418</text:p>
          </table:table-cell>
          <table:table-cell table:style-name="ce5" table:formula="oooc:=IF([.I93]&lt;=[.$J$6];[.O93]*[.M93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 table:style-name="ce13" office:value-type="float" office:value="75">
            <text:p>75</text:p>
          </table:table-cell>
          <table:table-cell table:style-name="ce3" table:formula="oooc:=IF([.$J$4]+[.I94]&gt;[.$J$4]+[.$J$5];0;[.J93]+1)" office:value-type="float" office:value="98">
            <text:p>98</text:p>
          </table:table-cell>
          <table:table-cell table:style-name="ce5" table:formula="oooc:=[.$J$10]^([.I94] + 1)" office:value-type="float" office:value="0.0732037645896263">
            <text:p>0.073204</text:p>
          </table:table-cell>
          <table:table-cell table:style-name="ce5" table:formula="oooc:=VLOOKUP([.J94];tablamortalidad;2)" office:value-type="float" office:value="0.19202">
            <text:p>0.192020</text:p>
          </table:table-cell>
          <table:table-cell table:style-name="ce5" table:formula="oooc:=VLOOKUP([.J94];tablamortalidad;4)/VLOOKUP([.$J$4];tablamortalidad;4)" office:value-type="float" office:value="0.0548000972411286">
            <text:p>0.054800</text:p>
          </table:table-cell>
          <table:table-cell table:style-name="ce5" table:formula="oooc:=PRODUCT([.K94:.M94])" office:value-type="float" office:value="0.000770302327710574">
            <text:p>0.000770</text:p>
          </table:table-cell>
          <table:table-cell table:style-name="ce5" table:formula="oooc:=[.$J$10]^[.I94]" office:value-type="float" office:value="0.0757658963502632">
            <text:p>0.075766</text:p>
          </table:table-cell>
          <table:table-cell table:style-name="ce5" table:formula="oooc:=IF([.I94]&lt;=[.$J$6];[.O94]*[.M94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 table:style-name="ce13" office:value-type="float" office:value="76">
            <text:p>76</text:p>
          </table:table-cell>
          <table:table-cell table:style-name="ce3" table:formula="oooc:=IF([.$J$4]+[.I95]&gt;[.$J$4]+[.$J$5];0;[.J94]+1)" office:value-type="float" office:value="99">
            <text:p>99</text:p>
          </table:table-cell>
          <table:table-cell table:style-name="ce5" table:formula="oooc:=[.$J$10]^([.I95] + 1)" office:value-type="float" office:value="0.0707282749658225">
            <text:p>0.070728</text:p>
          </table:table-cell>
          <table:table-cell table:style-name="ce5" table:formula="oooc:=VLOOKUP([.J95];tablamortalidad;2)" office:value-type="float" office:value="0.203837">
            <text:p>0.203837</text:p>
          </table:table-cell>
          <table:table-cell table:style-name="ce5" table:formula="oooc:=VLOOKUP([.J95];tablamortalidad;4)/VLOOKUP([.$J$4];tablamortalidad;4)" office:value-type="float" office:value="0.0442773825688871">
            <text:p>0.044277</text:p>
          </table:table-cell>
          <table:table-cell table:style-name="ce5" table:formula="oooc:=PRODUCT([.K95:.M95])" office:value-type="float" office:value="0.000638348768325306">
            <text:p>0.000638</text:p>
          </table:table-cell>
          <table:table-cell table:style-name="ce5" table:formula="oooc:=[.$J$10]^[.I95]" office:value-type="float" office:value="0.0732037645896263">
            <text:p>0.073204</text:p>
          </table:table-cell>
          <table:table-cell table:style-name="ce5" table:formula="oooc:=IF([.I95]&lt;=[.$J$6];[.O95]*[.M95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 table:style-name="ce13" office:value-type="float" office:value="77">
            <text:p>77</text:p>
          </table:table-cell>
          <table:table-cell table:style-name="ce3" table:formula="oooc:=IF([.$J$4]+[.I96]&gt;[.$J$4]+[.$J$5];0;[.J95]+1)" office:value-type="float" office:value="100">
            <text:p>100</text:p>
          </table:table-cell>
          <table:table-cell table:style-name="ce5" table:formula="oooc:=[.$J$10]^([.I96] + 1)" office:value-type="float" office:value="0.0683364975515193">
            <text:p>0.068336</text:p>
          </table:table-cell>
          <table:table-cell table:style-name="ce5" table:formula="oooc:=VLOOKUP([.J96];tablamortalidad;2)" office:value-type="float" office:value="1">
            <text:p>1.000000</text:p>
          </table:table-cell>
          <table:table-cell table:style-name="ce5" table:formula="oooc:=VLOOKUP([.J96];tablamortalidad;4)/VLOOKUP([.$J$4];tablamortalidad;4)" office:value-type="float" office:value="0.0352520137381928">
            <text:p>0.035252</text:p>
          </table:table-cell>
          <table:table-cell table:style-name="ce5" table:formula="oooc:=PRODUCT([.K96:.M96])" office:value-type="float" office:value="0.00240899915050614">
            <text:p>0.002409</text:p>
          </table:table-cell>
          <table:table-cell table:style-name="ce5" table:formula="oooc:=[.$J$10]^[.I96]" office:value-type="float" office:value="0.0707282749658225">
            <text:p>0.070728</text:p>
          </table:table-cell>
          <table:table-cell table:style-name="ce5" table:formula="oooc:=IF([.I96]&lt;=[.$J$6];[.O96]*[.M96])" office:value-type="float" office:value="0">
            <text:p>0.000000</text:p>
          </table:table-cell>
          <table:table-cell table:number-columns-repeated="230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ce8"/>
          <table:table-cell/>
          <table:table-cell table:number-columns-repeated="237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238"/>
          <table:table-cell table:style-name="Default"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/>
          <table:table-cell table:number-columns-repeated="232"/>
          <table:table-cell table:style-name="Default" table:number-columns-repeated="6"/>
        </table:table-row>
        <table:table-row table:style-name="ro1" table:number-rows-repeated="4984">
          <table:table-cell table:number-columns-repeated="252"/>
        </table:table-row>
        <table:table-row table:style-name="ro1">
          <table:table-cell table:number-columns-repeated="9"/>
          <table:table-cell/>
          <table:table-cell table:number-columns-repeated="242"/>
        </table:table-row>
        <table:table-row table:style-name="ro1" table:number-rows-repeated="60435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ablamortalidad" table:base-cell-address="$Sheet1.$F$93" table:cell-range-address="$Sheet1.$B$5:.$F$93"/>
        <table:named-range table:name="datos" table:base-cell-address="$Sheet1.$P$94" table:cell-range-address="$Sheet1.$I$19:.$P$9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26/04/2009</text:date>, <text:time>01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Ivan Conde</meta:initial-creator>
    <meta:creation-date>2009-04-25T20:59:36</meta:creation-date>
    <dc:creator>Ivan Conde</dc:creator>
    <dc:date>2009-04-26T01:12:41</dc:date>
    <meta:editing-cycles>34</meta:editing-cycles>
    <meta:editing-duration>PT7H1M16S</meta:editing-duration>
    <meta:user-defined meta:name="Info 1"/>
    <meta:user-defined meta:name="Info 2"/>
    <meta:user-defined meta:name="Info 3"/>
    <meta:user-defined meta:name="Info 4"/>
    <meta:document-statistic meta:table-count="3" meta:cell-count="1139"/>
  </office:meta>
</office:document-meta>
</file>